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Pictures/100002010000005C00000075F0A379939F9FC2E8.png" manifest:media-type="image/png"/>
  <manifest:file-entry manifest:full-path="Pictures/10000201000000530000006472BABEAA2775C9D3.png" manifest:media-type="image/png"/>
  <manifest:file-entry manifest:full-path="Pictures/1000000000000020000000204B249CA79A42C6D7.png" manifest:media-type="image/png"/>
  <manifest:file-entry manifest:full-path="Pictures/10000201000001240000007D91D723C65CBECAE9.png" manifest:media-type="image/png"/>
  <manifest:file-entry manifest:full-path="Pictures/100002010000005C00000075EA56627D0B60C712.png" manifest:media-type="image/png"/>
  <manifest:file-entry manifest:full-path="Pictures/100002010000012C0000007DD53D54BE9755C418.png" manifest:media-type="image/png"/>
  <manifest:file-entry manifest:full-path="Pictures/100002010000005300000064C98020B53E2DC927.png" manifest:media-type="image/png"/>
  <manifest:file-entry manifest:full-path="Pictures/10000201000001BA00000053618873CA28CE4263.png" manifest:media-type="image/png"/>
  <manifest:file-entry manifest:full-path="Pictures/100002010000005C000000535685D042EEB096F6.png" manifest:media-type="image/png"/>
  <manifest:file-entry manifest:full-path="Pictures/10000201000000AF00000064E90E83A099812C24.png" manifest:media-type="image/png"/>
  <manifest:file-entry manifest:full-path="Pictures/10000201000000960000006CC485372E75400889.png" manifest:media-type="image/png"/>
  <manifest:file-entry manifest:full-path="Pictures/100002010000005C000000531EFEE57C5A0F658F.png" manifest:media-type="image/png"/>
  <manifest:file-entry manifest:full-path="Pictures/10000201000000E10000007549842C7738CE3C90.png" manifest:media-type="image/png"/>
  <manifest:file-entry manifest:full-path="Pictures/100002010000012C0000007D7F85BD5589695026.png" manifest:media-type="image/png"/>
  <manifest:file-entry manifest:full-path="Pictures/100002010000005300000064093A99D176B76D85.png" manifest:media-type="image/png"/>
  <manifest:file-entry manifest:full-path="Pictures/10000201000000E9000000754DAB714E79263E69.png" manifest:media-type="image/png"/>
  <manifest:file-entry manifest:full-path="Pictures/10000201000003280000008EC0D94AEFFC20CDF3.png" manifest:media-type="image/png"/>
  <manifest:file-entry manifest:full-path="Pictures/100002010000009E0000006CA4B84CADAF8B7D06.png" manifest:media-type="image/png"/>
  <manifest:file-entry manifest:full-path="Pictures/100002010000030F0000008ED5FF358B8571FA1A.png" manifest:media-type="image/png"/>
  <manifest:file-entry manifest:full-path="Pictures/10000201000002EE00000064ED903B002DC96C9A.png" manifest:media-type="image/png"/>
  <manifest:file-entry manifest:full-path="Pictures/10000201000001CA000000531E3D0F2B32EDFC25.png" manifest:media-type="image/png"/>
  <manifest:file-entry manifest:full-path="Pictures/10000201000003280000008E1377F4F422FDDB4F.png" manifest:media-type="image/png"/>
  <manifest:file-entry manifest:full-path="Pictures/10000201000001BA0000005331B11629E4DD37E7.png" manifest:media-type="image/png"/>
  <manifest:file-entry manifest:full-path="Pictures/10000201000003280000008E614B2717BC2A7D55.png" manifest:media-type="image/png"/>
  <manifest:file-entry manifest:full-path="Pictures/100002010000030F0000008EF23C0B2E6D0B30EF.png" manifest:media-type="image/png"/>
  <manifest:file-entry manifest:full-path="Pictures/100002010000006C00000064A4A7331D53D06254.png" manifest:media-type="image/png"/>
  <manifest:file-entry manifest:full-path="Pictures/10000201000002E600000064D603F42C08973814.png" manifest:media-type="image/png"/>
  <manifest:file-entry manifest:full-path="Pictures/100002010000007D0000006CD8EB34CE92108ED5.png" manifest:media-type="image/png"/>
  <manifest:file-entry manifest:full-path="Pictures/1000020100000053000000641CBC698CECCB492C.png" manifest:media-type="image/png"/>
  <manifest:file-entry manifest:full-path="Pictures/100002010000007D0000006C7EBDE6148B6F3F25.png" manifest:media-type="image/png"/>
  <manifest:file-entry manifest:full-path="Pictures/10000201000003280000008ED6273962420F30A3.png" manifest:media-type="image/png"/>
  <manifest:file-entry manifest:full-path="Pictures/10000201000000E100000075D6B02294D76FF3DD.png" manifest:media-type="image/png"/>
  <manifest:file-entry manifest:full-path="Pictures/100002010000028A0000005345667518718CEF9A.png" manifest:media-type="image/png"/>
  <manifest:file-entry manifest:full-path="Pictures/100002010000030F0000008E0E8E815CF8BB30AB.png" manifest:media-type="image/png"/>
  <manifest:file-entry manifest:full-path="Pictures/100002010000012C0000007D1862C78CC10E93EF.png" manifest:media-type="image/png"/>
  <manifest:file-entry manifest:full-path="Pictures/100002010000030F0000008E6C6A34C86B0CF009.png" manifest:media-type="image/png"/>
  <manifest:file-entry manifest:full-path="Pictures/10000201000000E1000000750D7F9D149F60C8FE.png" manifest:media-type="image/png"/>
  <manifest:file-entry manifest:full-path="Pictures/1000020100000053000000643AA8E7180BEED8CA.png" manifest:media-type="image/png"/>
  <manifest:file-entry manifest:full-path="Pictures/100002010000028A00000053D90BD4D940576159.png" manifest:media-type="image/png"/>
  <manifest:file-entry manifest:full-path="Pictures/100002010000009E0000006CB81834519B048182.png" manifest:media-type="image/png"/>
  <manifest:file-entry manifest:full-path="Pictures/100002010000005300000064CF02A3A42A1647D0.png" manifest:media-type="image/png"/>
  <manifest:file-entry manifest:full-path="Pictures/100002010000028A00000053CA9D6E80557D7624.png" manifest:media-type="image/png"/>
  <manifest:file-entry manifest:full-path="Pictures/100002010000006C000000643C4B2E12279308DB.png" manifest:media-type="image/png"/>
  <manifest:file-entry manifest:full-path="Pictures/100002010000005C0000007504B5FEDE288CC4A2.png" manifest:media-type="image/png"/>
  <manifest:file-entry manifest:full-path="Pictures/1000020100000064000000758FEAC911E91F54D3.png" manifest:media-type="image/png"/>
  <manifest:file-entry manifest:full-path="Pictures/1000020100000053000000640C0897AB2C156767.png" manifest:media-type="image/png"/>
  <manifest:file-entry manifest:full-path="Pictures/10000201000000A70000006C7EE5A68FAEAF7FB1.png" manifest:media-type="image/png"/>
  <manifest:file-entry manifest:full-path="Pictures/100002010000015600000064D1C08C4A98CD6C2F.png" manifest:media-type="image/png"/>
  <manifest:file-entry manifest:full-path="Pictures/10000201000000960000006CCC538F2BA889CC7A.png" manifest:media-type="image/png"/>
  <manifest:file-entry manifest:full-path="Pictures/10000201000002C4000000645363C51B980C3B29.png" manifest:media-type="image/png"/>
  <manifest:file-entry manifest:full-path="Pictures/10000201000000A70000006C2E225E0FA3B902EF.png" manifest:media-type="image/png"/>
  <manifest:file-entry manifest:full-path="Pictures/100002010000005C000000538A40FD54097DABC0.png" manifest:media-type="image/png"/>
  <manifest:file-entry manifest:full-path="Pictures/100002010000009E0000006CE67DF6877176FA92.png" manifest:media-type="image/png"/>
  <manifest:file-entry manifest:full-path="Pictures/10000201000000850000006C5DDC2F42D1FAAE32.png" manifest:media-type="image/png"/>
  <manifest:file-entry manifest:full-path="Pictures/10000201000000B70000006C811455DAC8D1F319.png" manifest:media-type="image/png"/>
  <manifest:file-entry manifest:full-path="Pictures/10000201000000D00000006C05EF48ED3C710049.png" manifest:media-type="image/png"/>
  <manifest:file-entry manifest:full-path="Pictures/100002010000028A00000053E912C5A421C7C356.png" manifest:media-type="image/png"/>
  <manifest:file-entry manifest:full-path="Pictures/10000201000001A900000064A54D5263AD7F13F2.png" manifest:media-type="image/png"/>
  <manifest:file-entry manifest:full-path="Pictures/100002010000006400000075DD6A42F6E9558469.png" manifest:media-type="image/png"/>
  <manifest:file-entry manifest:full-path="Pictures/100002010000004B00000053A269569229EF333C.png" manifest:media-type="image/png"/>
  <manifest:file-entry manifest:full-path="Pictures/100002010000005C00000075A9BBBD49150DFC78.png" manifest:media-type="image/png"/>
  <manifest:file-entry manifest:full-path="Pictures/10000201000001CA00000053AF5192D2EC01219D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Sans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1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cccccc"/>
    </style:style>
    <style:style style:name="gr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2.876cm" fo:padding-top="0.134cm" fo:padding-bottom="0.134cm" fo:padding-left="0.259cm" fo:padding-right="0.259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22.218cm" fo:padding-top="0.134cm" fo:padding-bottom="0.134cm" fo:padding-left="0.259cm" fo:padding-right="0.259cm"/>
      <style:paragraph-properties style:writing-mode="lr-tb"/>
    </style:style>
    <style:style style:name="gr4" style:family="graphic" style:parent-style-name="objectwithoutfill">
      <style:graphic-properties svg:stroke-width="0.051cm" svg:stroke-color="#111111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width="true" fo:min-height="0.766cm" fo:min-width="2.387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true" draw:fit-to-size="false" style:shrink-to-fit="true" fo:min-height="0.496cm" fo:min-width="22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9.63cm" fo:padding-top="0.134cm" fo:padding-bottom="0.134cm" fo:padding-left="0.259cm" fo:padding-right="0.259cm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11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9.47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objectwithoutfill">
      <style:graphic-properties draw:stroke="solid" draw:stroke-dash="Long_20_Dash" svg:stroke-width="0.127cm" svg:stroke-color="#3465a4" draw:marker-start-width="0.381cm" draw:marker-end="" draw:marker-end-width="0.483cm" draw:fill="solid" draw:textarea-vertical-align="middle" fo:padding-top="0.187cm" fo:padding-bottom="0.187cm" fo:padding-left="0.312cm" fo:padding-right="0.312cm"/>
    </style:style>
    <style:style style:name="gr1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1.502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4.39cm" fo:padding-top="0.134cm" fo:padding-bottom="0.134cm" fo:padding-left="0.259cm" fo:padding-right="0.259cm"/>
      <style:paragraph-properties style:writing-mode="lr-tb"/>
    </style:style>
    <style:style style:name="gr17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2.802cm"/>
    </style:style>
    <style:style style:name="gr18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7.12cm"/>
    </style:style>
    <style:style style:name="gr19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7.12cm"/>
    </style:style>
    <style:style style:name="gr20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2.802cm"/>
    </style:style>
    <style:style style:name="gr2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024cm" fo:min-width="19.554cm" fo:padding-top="0.134cm" fo:padding-bottom="0.134cm" fo:padding-left="0.259cm" fo:padding-right="0.259cm"/>
      <style:paragraph-properties style:writing-mode="lr-tb"/>
    </style:style>
    <style:style style:name="gr22" style:family="graphic" style:parent-style-name="objectwithoutfill">
      <style:graphic-properties draw:stroke="solid" draw:stroke-dash="Long_20_Dash" svg:stroke-width="0.076cm" svg:stroke-color="#3465a4" draw:marker-start-width="0.305cm" draw:marker-end="" draw:marker-end-width="0.406cm" draw:fill="solid" draw:textarea-vertical-align="middle" fo:padding-top="0.162cm" fo:padding-bottom="0.162cm" fo:padding-left="0.287cm" fo:padding-right="0.287cm"/>
    </style:style>
    <style:style style:name="gr23" style:family="graphic" style:parent-style-name="objectwithoutfill">
      <style:graphic-properties draw:stroke="dash" draw:stroke-dash="Double_20_Dash_20_Dot_20_Dot"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1cm" fo:min-width="2.548cm"/>
      <style:paragraph-properties style:writing-mode="lr-tb"/>
    </style:style>
    <style:style style:name="gr25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26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30" style:family="graphic" style:parent-style-name="objectwithoutfill">
      <style:graphic-properties draw:marker-end="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67cm" fo:padding-top="0.151cm" fo:padding-bottom="0.151cm" fo:padding-left="0.276cm" fo:padding-right="0.276cm"/>
      <style:paragraph-properties style:writing-mode="lr-tb"/>
    </style:style>
    <style:style style:name="gr36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3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8" style:family="graphic" style:parent-style-name="objectwithoutfill">
      <style:graphic-properties draw:marker-end="Arrowheads_20_7" draw:marker-end-width="0.3cm" draw:fill="solid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  <style:paragraph-properties style:writing-mode="lr-tb"/>
    </style:style>
    <style:style style:name="gr40" style:family="graphic" style:parent-style-name="objectwithoutfill">
      <style:graphic-properties draw:marker-end="Arrowheads_20_6" draw:marker-end-width="0.3cm" draw:fill="solid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46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  <style:paragraph-properties style:writing-mode="lr-tb"/>
    </style:style>
    <style:style style:name="gr48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49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50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41cm" fo:min-width="3.926cm" fo:padding-top="0.134cm" fo:padding-bottom="0.134cm" fo:padding-left="0.259cm" fo:padding-right="0.259cm"/>
      <style:paragraph-properties style:writing-mode="lr-tb"/>
    </style:style>
    <style:style style:name="gr51" style:family="graphic" style:parent-style-name="objectwithoutfill">
      <style:graphic-properties draw:stroke="dash" draw:stroke-dash="Dash" svg:stroke-width="0.028cm" svg:stroke-color="#00a933" draw:marker-start-width="0.242cm" draw:marker-end="Arrowheads_20_25" draw:marker-end-width="0.342cm" draw:fill="solid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73cm" fo:min-width="3.98cm" fo:padding-top="0.134cm" fo:padding-bottom="0.134cm" fo:padding-left="0.259cm" fo:padding-right="0.259cm"/>
      <style:paragraph-properties style:writing-mode="lr-tb"/>
    </style:style>
    <style:style style:name="gr53" style:family="graphic" style:parent-style-name="objectwithoutfill">
      <style:graphic-properties draw:stroke="solid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54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24cm" fo:min-width="3.926cm" fo:padding-top="0.134cm" fo:padding-bottom="0.134cm" fo:padding-left="0.259cm" fo:padding-right="0.259cm"/>
      <style:paragraph-properties style:writing-mode="lr-tb"/>
    </style:style>
    <style:style style:name="gr55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6cm" fo:padding-top="0.139cm" fo:padding-bottom="0.139cm" fo:padding-left="0.264cm" fo:padding-right="0.26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384cm"/>
      <style:paragraph-properties style:writing-mode="lr-tb"/>
    </style:style>
    <style:style style:name="gr57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33cm" fo:min-width="3.927cm" fo:padding-top="0.134cm" fo:padding-bottom="0.134cm" fo:padding-left="0.259cm" fo:padding-right="0.259cm"/>
      <style:paragraph-properties style:writing-mode="lr-tb"/>
    </style:style>
    <style:style style:name="gr5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1cm" fo:min-width="1.527cm" fo:padding-top="0.139cm" fo:padding-bottom="0.139cm" fo:padding-left="0.264cm" fo:padding-right="0.264cm"/>
    </style:style>
    <style:style style:name="gr5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3cm" fo:min-width="1.526cm" fo:padding-top="0.139cm" fo:padding-bottom="0.139cm" fo:padding-left="0.264cm" fo:padding-right="0.264cm"/>
    </style:style>
    <style:style style:name="gr60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5cm" fo:padding-top="0.139cm" fo:padding-bottom="0.139cm" fo:padding-left="0.264cm" fo:padding-right="0.264cm"/>
    </style:style>
    <style:style style:name="gr61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92cm" fo:min-width="3.92cm" fo:padding-top="0.134cm" fo:padding-bottom="0.134cm" fo:padding-left="0.259cm" fo:padding-right="0.259cm"/>
      <style:paragraph-properties style:writing-mode="lr-tb"/>
    </style:style>
    <style:style style:name="gr6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8cm" fo:min-width="1.518cm" fo:padding-top="0.139cm" fo:padding-bottom="0.139cm" fo:padding-left="0.264cm" fo:padding-right="0.264cm"/>
    </style:style>
    <style:style style:name="gr6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22cm" fo:min-width="1.518cm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1.91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4cm"/>
      <style:paragraph-properties style:writing-mode="lr-tb"/>
    </style:style>
    <style:style style:name="gr67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83cm"/>
      <style:paragraph-properties style:writing-mode="lr-tb"/>
    </style:style>
    <style:style style:name="gr68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279cm" fo:min-width="3.922cm" fo:padding-top="0.134cm" fo:padding-bottom="0.134cm" fo:padding-left="0.259cm" fo:padding-right="0.259cm"/>
      <style:paragraph-properties style:writing-mode="lr-tb"/>
    </style:style>
    <style:style style:name="gr6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4cm" fo:min-width="1.521cm" fo:padding-top="0.139cm" fo:padding-bottom="0.139cm" fo:padding-left="0.264cm" fo:padding-right="0.264cm"/>
    </style:style>
    <style:style style:name="gr7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6cm" fo:min-width="1.518cm" fo:padding-top="0.139cm" fo:padding-bottom="0.139cm" fo:padding-left="0.264cm" fo:padding-right="0.26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914cm"/>
      <style:paragraph-properties style:writing-mode="lr-tb"/>
    </style:style>
    <style:style style:name="gr72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74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0cm"/>
      <style:paragraph-properties style:writing-mode="lr-tb"/>
    </style:style>
    <style:style style:name="gr74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98cm" fo:min-width="3.954cm" fo:padding-top="0.134cm" fo:padding-bottom="0.134cm" fo:padding-left="0.259cm" fo:padding-right="0.259cm"/>
      <style:paragraph-properties style:writing-mode="lr-tb"/>
    </style:style>
    <style:style style:name="gr7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4cm" fo:min-width="1.523cm" fo:padding-top="0.139cm" fo:padding-bottom="0.139cm" fo:padding-left="0.264cm" fo:padding-right="0.264cm"/>
    </style:style>
    <style:style style:name="gr7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87cm" fo:min-width="1.521cm" fo:padding-top="0.139cm" fo:padding-bottom="0.139cm" fo:padding-left="0.264cm" fo:padding-right="0.264cm"/>
    </style:style>
    <style:style style:name="gr77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33cm"/>
      <style:paragraph-properties style:writing-mode="lr-tb"/>
    </style:style>
    <style:style style:name="gr7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8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81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22cm" fo:min-width="3.918cm" fo:padding-top="0.134cm" fo:padding-bottom="0.134cm" fo:padding-left="0.259cm" fo:padding-right="0.259cm"/>
      <style:paragraph-properties style:writing-mode="lr-tb"/>
    </style:style>
    <style:style style:name="gr8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7cm" fo:min-width="1.517cm" fo:padding-top="0.139cm" fo:padding-bottom="0.139cm" fo:padding-left="0.264cm" fo:padding-right="0.264cm"/>
    </style:style>
    <style:style style:name="gr8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cm" fo:min-width="1.514cm" fo:padding-top="0.139cm" fo:padding-bottom="0.139cm" fo:padding-left="0.264cm" fo:padding-right="0.26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19cm"/>
      <style:paragraph-properties style:writing-mode="lr-tb"/>
    </style:style>
    <style:style style:name="gr8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03cm" fo:min-width="3.919cm" fo:padding-top="0.134cm" fo:padding-bottom="0.134cm" fo:padding-left="0.259cm" fo:padding-right="0.259cm"/>
      <style:paragraph-properties style:writing-mode="lr-tb"/>
    </style:style>
    <style:style style:name="gr8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7cm" fo:min-width="1.518cm" fo:padding-top="0.139cm" fo:padding-bottom="0.139cm" fo:padding-left="0.264cm" fo:padding-right="0.264cm"/>
    </style:style>
    <style:style style:name="gr8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1cm" fo:min-width="1.517cm" fo:padding-top="0.139cm" fo:padding-bottom="0.139cm" fo:padding-left="0.264cm" fo:padding-right="0.264cm"/>
    </style:style>
    <style:style style:name="gr88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2cm" fo:min-width="1.598cm"/>
      <style:paragraph-properties style:writing-mode="lr-tb"/>
    </style:style>
    <style:style style:name="gr89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3cm" fo:padding-top="0.134cm" fo:padding-bottom="0.134cm" fo:padding-left="0.259cm" fo:padding-right="0.259cm"/>
      <style:paragraph-properties style:writing-mode="lr-tb"/>
    </style:style>
    <style:style style:name="gr9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6cm" fo:padding-top="0.139cm" fo:padding-bottom="0.139cm" fo:padding-left="0.264cm" fo:padding-right="0.264cm"/>
    </style:style>
    <style:style style:name="gr9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7cm" fo:padding-top="0.139cm" fo:padding-bottom="0.139cm" fo:padding-left="0.264cm" fo:padding-right="0.264cm"/>
    </style:style>
    <style:style style:name="gr9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7cm" fo:min-width="2.91cm" fo:padding-top="0.139cm" fo:padding-bottom="0.139cm" fo:padding-left="0.264cm" fo:padding-right="0.264cm"/>
    </style:style>
    <style:style style:name="gr9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5cm" fo:min-width="1.523cm" fo:padding-top="0.139cm" fo:padding-bottom="0.139cm" fo:padding-left="0.264cm" fo:padding-right="0.264cm"/>
    </style:style>
    <style:style style:name="gr9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9cm" fo:min-width="1.522cm" fo:padding-top="0.139cm" fo:padding-bottom="0.139cm" fo:padding-left="0.264cm" fo:padding-right="0.264cm"/>
    </style:style>
    <style:style style:name="gr95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1.598cm"/>
      <style:paragraph-properties style:writing-mode="lr-tb"/>
    </style:style>
    <style:style style:name="gr9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35cm" fo:min-width="1.538cm" fo:padding-top="0.139cm" fo:padding-bottom="0.139cm" fo:padding-left="0.264cm" fo:padding-right="0.264cm"/>
    </style:style>
    <style:style style:name="gr97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98cm" fo:min-width="3.898cm" fo:padding-top="0.134cm" fo:padding-bottom="0.134cm" fo:padding-left="0.259cm" fo:padding-right="0.259cm"/>
      <style:paragraph-properties style:writing-mode="lr-tb"/>
    </style:style>
    <style:style style:name="gr9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35cm" fo:min-width="1.505cm" fo:padding-top="0.139cm" fo:padding-bottom="0.139cm" fo:padding-left="0.264cm" fo:padding-right="0.26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07cm"/>
      <style:paragraph-properties style:writing-mode="lr-tb"/>
    </style:style>
    <style:style style:name="gr10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16cm" fo:min-width="1.506cm" fo:padding-top="0.139cm" fo:padding-bottom="0.139cm" fo:padding-left="0.264cm" fo:padding-right="0.264cm"/>
    </style:style>
    <style:style style:name="gr101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57cm"/>
      <style:paragraph-properties style:writing-mode="lr-tb"/>
    </style:style>
    <style:style style:name="gr102" style:family="graphic" style:parent-style-name="standard">
      <style:graphic-properties draw:stroke="solid" draw:stroke-dash="Dash" svg:stroke-color="#00a933" draw:fill="solid" draw:fill-color="#ffffff" draw:textarea-horizontal-align="left" draw:textarea-vertical-align="middle" draw:auto-grow-height="true" draw:auto-grow-width="true" fo:min-height="0.276cm" fo:min-width="2.271cm"/>
      <style:paragraph-properties style:writing-mode="lr-tb"/>
    </style:style>
    <style:style style:name="gr103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64cm" fo:min-width="3.924cm" fo:padding-top="0.134cm" fo:padding-bottom="0.134cm" fo:padding-left="0.259cm" fo:padding-right="0.259cm"/>
      <style:paragraph-properties style:writing-mode="lr-tb"/>
    </style:style>
    <style:style style:name="gr10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9cm" fo:min-width="1.523cm" fo:padding-top="0.139cm" fo:padding-bottom="0.139cm" fo:padding-left="0.264cm" fo:padding-right="0.264cm"/>
    </style:style>
    <style:style style:name="gr10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1cm" fo:min-width="1.521cm" fo:padding-top="0.139cm" fo:padding-bottom="0.139cm" fo:padding-left="0.264cm" fo:padding-right="0.264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3.294cm"/>
      <style:paragraph-properties style:writing-mode="lr-tb"/>
    </style:style>
    <style:style style:name="gr107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02cm"/>
      <style:paragraph-properties style:writing-mode="lr-tb"/>
    </style:style>
    <style:style style:name="gr108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216cm"/>
      <style:paragraph-properties style:writing-mode="lr-tb"/>
    </style:style>
    <style:style style:name="gr109" style:family="graphic" style:parent-style-name="objectwithoutfill">
      <style:graphic-properties draw:stroke="dash" draw:stroke-dash="Dash" svg:stroke-color="#00a933" draw:marker-end="" draw:marker-end-width="0.3cm" draw:fill="solid" draw:textarea-vertical-align="middle"/>
    </style:style>
    <style:style style:name="gr110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11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112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13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14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115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1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117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18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1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43cm"/>
      <style:paragraph-properties style:writing-mode="lr-tb"/>
    </style:style>
    <style:style style:name="gr1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15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5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48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/>
      <style:paragraph-properties style:writing-mode="lr-tb"/>
    </style:style>
    <style:style style:name="gr125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126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5cm"/>
      <style:paragraph-properties style:writing-mode="lr-tb"/>
    </style:style>
    <style:style style:name="gr1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1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36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97cm"/>
      <style:paragraph-properties style:writing-mode="lr-tb"/>
    </style:style>
    <style:style style:name="gr1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264cm"/>
      <style:paragraph-properties style:writing-mode="lr-tb"/>
    </style:style>
    <style:style style:name="gr132" style:family="graphic" style:parent-style-name="objectwithoutfill">
      <style:graphic-properties draw:stroke="dash" draw:stroke-dash="Dash" draw:marker-end="Arrowheads_20_26" draw:marker-end-width="0.3cm" draw:fill="solid" draw:textarea-vertical-align="middle"/>
    </style:style>
    <style:style style:name="gr133" style:family="graphic" style:parent-style-name="objectwithoutfill">
      <style:graphic-properties svg:stroke-color="#000000" draw:marker-end="Arrowheads_20_27" draw:marker-end-width="0.3cm" draw:fill="solid" draw:textarea-vertical-align="middle"/>
    </style:style>
    <style:style style:name="gr134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08cm"/>
      <style:paragraph-properties style:writing-mode="lr-tb"/>
    </style:style>
    <style:style style:name="gr135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67cm"/>
      <style:paragraph-properties style:writing-mode="lr-tb"/>
    </style:style>
    <style:style style:name="gr136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017cm"/>
      <style:paragraph-properties style:writing-mode="lr-tb"/>
    </style:style>
    <style:style style:name="gr137" style:family="graphic" style:parent-style-name="objectwithoutfill">
      <style:graphic-properties svg:stroke-color="#000000" draw:marker-end="Arrowheads_20_28" draw:marker-end-width="0.3cm" draw:fill="solid" draw:textarea-vertical-align="middle"/>
    </style:style>
    <style:style style:name="gr138" style:family="graphic" style:parent-style-name="objectwithoutfill">
      <style:graphic-properties draw:stroke="dash" draw:stroke-dash="Dash" draw:marker-end="Arrowheads_20_29" draw:marker-end-width="0.3cm" draw:fill="solid" draw:textarea-vertical-align="middle"/>
    </style:style>
    <style:style style:name="gr139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140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41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42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143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144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145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146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47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148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149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15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15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15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15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15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15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72cm" fo:padding-top="0cm" fo:padding-bottom="0cm" fo:padding-left="0cm" fo:padding-right="0cm"/>
      <style:paragraph-properties style:writing-mode="lr-tb"/>
    </style:style>
    <style:style style:name="gr15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15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158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5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16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161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16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16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16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165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66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167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16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16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17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17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17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17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17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17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17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17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17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17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18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18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18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18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18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185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186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18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188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189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190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191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19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193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19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5.071cm" fo:padding-top="0.134cm" fo:padding-bottom="0.134cm" fo:padding-left="0.259cm" fo:padding-right="0.259cm"/>
      <style:paragraph-properties style:writing-mode="lr-tb"/>
    </style:style>
    <style:style style:name="gr19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9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97" style:family="graphic" style:parent-style-name="objectwithoutfill">
      <style:graphic-properties draw:marker-end="Arrowheads_20_18" draw:marker-end-width="0.3cm" draw:fill="solid" draw:textarea-vertical-align="middle"/>
    </style:style>
    <style:style style:name="gr198" style:family="graphic" style:parent-style-name="objectwithoutfill">
      <style:graphic-properties draw:marker-end="Arrowheads_20_19" draw:marker-end-width="0.3cm" draw:fill="solid" draw:textarea-vertical-align="middle"/>
    </style:style>
    <style:style style:name="gr199" style:family="graphic" style:parent-style-name="objectwithoutfill">
      <style:graphic-properties draw:marker-end="Arrowheads_20_20" draw:marker-end-width="0.3cm" draw:fill="solid" draw:textarea-vertical-align="middle"/>
    </style:style>
    <style:style style:name="gr20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1.344cm"/>
      <style:paragraph-properties style:writing-mode="lr-tb"/>
    </style:style>
    <style:style style:name="gr201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02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0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0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0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9cm" fo:min-width="0.743cm"/>
      <style:paragraph-properties style:writing-mode="lr-tb"/>
    </style:style>
    <style:style style:name="gr20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0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20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8cm" fo:min-width="2.148cm"/>
      <style:paragraph-properties style:writing-mode="lr-tb"/>
    </style:style>
    <style:style style:name="gr20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7cm" fo:min-width="2.266cm"/>
      <style:paragraph-properties style:writing-mode="lr-tb"/>
    </style:style>
    <style:style style:name="gr210" style:family="graphic" style:parent-style-name="standard" style:list-style-name="L1">
      <style:graphic-properties svg:stroke-width="0.018cm" svg:stroke-color="#111111" draw:marker-start-width="0.227cm" draw:marker-end-width="0.227cm" draw:fill="solid" draw:fill-color="#ffffff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11" style:family="graphic" style:parent-style-name="objectwithoutfill">
      <style:graphic-properties draw:marker-end="Arrowheads_20_21" draw:marker-end-width="0.3cm" draw:fill="solid" draw:textarea-vertical-align="middle"/>
    </style:style>
    <style:style style:name="gr212" style:family="graphic" style:parent-style-name="objectwithoutfill">
      <style:graphic-properties draw:marker-end="Arrowheads_20_22" draw:marker-end-width="0.3cm" draw:fill="solid" draw:textarea-vertical-align="middle"/>
    </style:style>
    <style:style style:name="gr213" style:family="graphic" style:parent-style-name="objectwithoutfill">
      <style:graphic-properties draw:marker-end="Arrowheads_20_23" draw:marker-end-width="0.3cm" draw:fill="solid" draw:textarea-vertical-align="middle"/>
    </style:style>
    <style:style style:name="gr214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95cm" fo:padding-top="0.139cm" fo:padding-bottom="0.139cm" fo:padding-left="0.264cm" fo:padding-right="0.264cm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6cm"/>
      <style:paragraph-properties style:writing-mode="lr-tb"/>
    </style:style>
    <style:style style:name="gr216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328cm" fo:padding-top="0.134cm" fo:padding-bottom="0.134cm" fo:padding-left="0.259cm" fo:padding-right="0.259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51cm"/>
      <style:paragraph-properties style:writing-mode="lr-tb"/>
    </style:style>
    <style:style style:name="gr21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19" style:family="graphic" style:parent-style-name="objectwithoutfill">
      <style:graphic-properties draw:stroke="dash" draw:stroke-dash="Long_20_Dash" draw:marker-end="Arrowheads_20_24" draw:marker-end-width="0.3cm" draw:fill="solid" draw:textarea-vertical-align="middle"/>
    </style:style>
    <style:style style:name="gr220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315cm" fo:padding-top="0.139cm" fo:padding-bottom="0.139cm" fo:padding-left="0.264cm" fo:padding-right="0.264cm"/>
    </style:style>
    <style:style style:name="gr221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0.997cm" fo:padding-top="0.139cm" fo:padding-bottom="0.139cm" fo:padding-left="0.264cm" fo:padding-right="0.264cm"/>
    </style:style>
    <style:style style:name="gr222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13cm" fo:padding-top="0.139cm" fo:padding-bottom="0.139cm" fo:padding-left="0.264cm" fo:padding-right="0.264cm"/>
    </style:style>
    <style:style style:name="gr223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868cm" fo:min-width="0.936cm" fo:padding-top="0.139cm" fo:padding-bottom="0.139cm" fo:padding-left="0.264cm" fo:padding-right="0.264cm"/>
    </style:style>
    <style:style style:name="gr22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2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26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414cm" fo:padding-top="0.134cm" fo:padding-bottom="0.134cm" fo:padding-left="0.259cm" fo:padding-right="0.259cm"/>
      <style:paragraph-properties style:writing-mode="lr-tb"/>
    </style:style>
    <style:style style:name="gr227" style:family="graphic" style:parent-style-name="standard" style:list-style-name="L1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901cm" fo:min-width="7.858cm" fo:padding-top="0.134cm" fo:padding-bottom="0.134cm" fo:padding-left="0.259cm" fo:padding-right="0.259cm"/>
      <style:paragraph-properties style:writing-mode="lr-tb"/>
    </style:style>
    <style:style style:name="gr22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29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41cm" fo:min-width="1.43cm" fo:padding-top="0.139cm" fo:padding-bottom="0.139cm" fo:padding-left="0.264cm" fo:padding-right="0.264cm"/>
    </style:style>
    <style:style style:name="gr23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1.898cm" fo:padding-top="0.134cm" fo:padding-bottom="0.134cm" fo:padding-left="0.259cm" fo:padding-right="0.259cm"/>
      <style:paragraph-properties style:writing-mode="lr-tb"/>
    </style:style>
    <style:style style:name="gr231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836cm" fo:padding-top="0.134cm" fo:padding-bottom="0.134cm" fo:padding-left="0.259cm" fo:padding-right="0.259cm"/>
      <style:paragraph-properties style:writing-mode="lr-tb"/>
    </style:style>
    <style:style style:name="gr232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541cm" fo:min-width="0.38cm" fo:padding-top="0.134cm" fo:padding-bottom="0.134cm" fo:padding-left="0.259cm" fo:padding-right="0.259cm"/>
    </style:style>
    <style:style style:name="gr233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72cm" fo:min-width="0.195cm" fo:padding-top="0.134cm" fo:padding-bottom="0.134cm" fo:padding-left="0.259cm" fo:padding-right="0.259cm"/>
    </style:style>
    <style:style style:name="gr234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235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236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237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272cm" fo:min-width="7.444cm" fo:padding-top="0.134cm" fo:padding-bottom="0.134cm" fo:padding-left="0.259cm" fo:padding-right="0.259cm"/>
      <style:paragraph-properties style:writing-mode="lr-tb"/>
    </style:style>
    <style:style style:name="gr238" style:family="graphic" style:parent-style-name="objectwithoutfill">
      <style:graphic-properties draw:stroke="dash" draw:stroke-dash="Dash" draw:marker-end="Arrowheads_20_30" draw:marker-end-width="0.3cm" draw:fill="solid" draw:textarea-vertical-align="middle"/>
    </style:style>
    <style:style style:name="gr239" style:family="graphic" style:parent-style-name="objectwithoutfill">
      <style:graphic-properties svg:stroke-color="#000000" draw:marker-end="Arrowheads_20_31" draw:marker-end-width="0.3cm" draw:fill="solid" draw:textarea-vertical-align="middle"/>
    </style:style>
    <style:style style:name="gr240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41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1.956cm"/>
      <style:paragraph-properties style:writing-mode="lr-tb"/>
    </style:style>
    <style:style style:name="gr242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cm" fo:padding-top="0.134cm" fo:padding-bottom="0.134cm" fo:padding-left="0.259cm" fo:padding-right="0.259cm"/>
      <style:paragraph-properties style:writing-mode="lr-tb"/>
    </style:style>
    <style:style style:name="gr243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1cm" fo:padding-top="0.134cm" fo:padding-bottom="0.134cm" fo:padding-left="0.259cm" fo:padding-right="0.259cm"/>
      <style:paragraph-properties style:writing-mode="lr-tb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8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72cm"/>
      <style:paragraph-properties style:writing-mode="lr-tb"/>
    </style:style>
    <style:style style:name="gr246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3cm" fo:padding-top="0.134cm" fo:padding-bottom="0.134cm" fo:padding-left="0.259cm" fo:padding-right="0.259cm"/>
      <style:paragraph-properties style:writing-mode="lr-tb"/>
    </style:style>
    <style:style style:name="gr247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4cm" fo:padding-top="0.134cm" fo:padding-bottom="0.134cm" fo:padding-left="0.259cm" fo:padding-right="0.259cm"/>
      <style:paragraph-properties style:writing-mode="lr-tb"/>
    </style:style>
    <style:style style:name="gr248" style:family="graphic" style:parent-style-name="objectwithoutfill">
      <style:graphic-properties svg:stroke-width="0.018cm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249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250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  <style:paragraph-properties style:writing-mode="lr-tb"/>
    </style:style>
    <style:style style:name="gr25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4cm" fo:padding-top="0.134cm" fo:padding-bottom="0.134cm" fo:padding-left="0.259cm" fo:padding-right="0.259cm"/>
      <style:paragraph-properties style:writing-mode="lr-tb"/>
    </style:style>
    <style:style style:name="gr25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9.748cm" fo:padding-top="0.134cm" fo:padding-bottom="0.134cm" fo:padding-left="0.259cm" fo:padding-right="0.259cm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draw:auto-grow-width="true" fo:min-height="0.766cm" fo:min-width="8.977cm"/>
      <style:paragraph-properties style:writing-mode="lr-tb"/>
    </style:style>
    <style:style style:name="gr256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23.996cm" fo:padding-top="0.134cm" fo:padding-bottom="0.134cm" fo:padding-left="0.259cm" fo:padding-right="0.259cm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draw:auto-grow-width="true" fo:min-height="0.766cm" fo:min-width="24.938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1" fo:font-size="12pt" fo:font-style="italic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808080"/>
      <style:paragraph-properties fo:text-align="center"/>
    </style:style>
    <style:style style:name="P12" style:family="paragraph">
      <loext:graphic-properties draw:fill="solid" draw:fill-color="#b2b2b2"/>
      <style:paragraph-properties fo:text-align="center"/>
    </style:style>
    <style:style style:name="P13" style:family="paragraph">
      <loext:graphic-properties draw:fill="solid" draw:fill-color="#ffffff"/>
      <style:paragraph-properties fo:text-align="center" style:writing-mode="lr-tb"/>
      <style:text-properties style:font-name="DejaVu Math TeX Gyre" fo:font-size="8pt" fo:font-style="italic"/>
    </style:style>
    <style:style style:name="P14" style:family="paragraph"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15" style:family="paragraph">
      <loext:graphic-properties draw:fill="solid" draw:fill-color="#ffffff"/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16" style:family="paragraph">
      <style:paragraph-properties fo:text-align="center" style:writing-mode="lr-tb"/>
      <style:text-properties fo:font-size="12pt"/>
    </style:style>
    <style:style style:name="P17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8" style:family="paragraph">
      <loext:graphic-properties draw:fill="none" draw:fill-color="#ffffff"/>
      <style:paragraph-properties style:writing-mode="lr-tb"/>
      <style:text-properties fo:font-size="12pt"/>
    </style:style>
    <style:style style:name="P19" style:family="paragraph">
      <loext:graphic-properties draw:fill="none" draw:fill-color="#ffffff"/>
      <style:paragraph-properties style:writing-mode="lr-tb"/>
      <style:text-properties fo:font-size="8pt"/>
    </style:style>
    <style:style style:name="P20" style:family="paragraph">
      <style:paragraph-properties fo:text-align="center" style:writing-mode="lr-tb"/>
      <style:text-properties fo:color="#ff0000" loext:opacity="100%" fo:font-size="12pt"/>
    </style:style>
    <style:style style:name="P21" style:family="paragraph">
      <loext:graphic-properties draw:fill-color="#ffffff"/>
      <style:paragraph-properties fo:text-align="center" style:writing-mode="lr-tb"/>
      <style:text-properties fo:color="#ff0000" loext:opacity="100%" fo:font-size="12pt"/>
    </style:style>
    <style:style style:name="P22" style:family="paragraph">
      <style:paragraph-properties fo:text-align="center" style:writing-mode="lr-tb"/>
      <style:text-properties fo:color="#00a933" loext:opacity="100%" fo:font-size="12pt"/>
    </style:style>
    <style:style style:name="P23" style:family="paragraph">
      <loext:graphic-properties draw:fill-color="#ffffff"/>
      <style:paragraph-properties fo:text-align="center" style:writing-mode="lr-tb"/>
      <style:text-properties fo:color="#00a933" loext:opacity="100%" fo:font-size="12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26" style:family="paragraph">
      <loext:graphic-properties draw:fill="none" draw:fill-color="#ffffff"/>
      <style:paragraph-properties style:writing-mode="lr-tb"/>
      <style:text-properties fo:font-size="8pt" fo:font-weight="normal"/>
    </style:style>
    <style:style style:name="P27" style:family="paragraph">
      <style:paragraph-properties fo:text-align="center" style:writing-mode="lr-tb"/>
      <style:text-properties fo:font-size="8pt"/>
    </style:style>
    <style:style style:name="P28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29" style:family="paragraph">
      <loext:graphic-properties draw:fill-color="#ffffff"/>
      <style:paragraph-properties fo:text-align="center" style:writing-mode="lr-tb"/>
      <style:text-properties fo:font-size="12pt"/>
    </style:style>
    <style:style style:name="P30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31" style:family="paragraph">
      <loext:graphic-properties draw:fill="none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32" style:family="paragraph">
      <loext:graphic-properties draw:fill="none"/>
      <style:paragraph-properties fo:text-align="center"/>
      <style:text-properties fo:color="#2a6099" loext:opacity="100%"/>
    </style:style>
    <style:style style:name="P33" style:family="paragraph">
      <loext:graphic-properties draw:fill="none" draw:fill-color="#ffffff"/>
      <style:paragraph-properties style:writing-mode="lr-tb"/>
      <style:text-properties fo:color="#ff0000" loext:opacity="100%" fo:font-size="6pt"/>
    </style:style>
    <style:style style:name="P34" style:family="paragraph">
      <loext:graphic-properties draw:fill="none" draw:fill-color="#ffffff"/>
      <style:paragraph-properties style:writing-mode="lr-tb"/>
      <style:text-properties fo:color="#ff4000" loext:opacity="100%" fo:font-size="6pt"/>
    </style:style>
    <style:style style:name="P35" style:family="paragraph">
      <loext:graphic-properties draw:fill="none" draw:fill-color="#ffffff"/>
      <style:paragraph-properties style:writing-mode="lr-tb"/>
      <style:text-properties fo:color="#00a933" loext:opacity="100%" fo:font-size="6pt"/>
    </style:style>
    <style:style style:name="P36" style:family="paragraph">
      <loext:graphic-properties draw:fill="solid" draw:fill-color="#ffffff"/>
      <style:paragraph-properties fo:text-align="center" style:writing-mode="lr-tb"/>
      <style:text-properties fo:color="#00a933" loext:opacity="100%" fo:font-size="6pt" fo:font-weight="bold" fo:background-color="#ffffff"/>
    </style:style>
    <style:style style:name="P37" style:family="paragraph">
      <loext:graphic-properties draw:fill="none" draw:fill-color="#ffffff"/>
      <style:paragraph-properties style:writing-mode="lr-tb"/>
      <style:text-properties style:font-name="DejaVu Math TeX Gyre" fo:font-size="12pt" fo:font-style="italic"/>
    </style:style>
    <style:style style:name="P38" style:family="paragraph">
      <style:paragraph-properties fo:margin-left="0cm" fo:margin-right="0cm" fo:text-align="center" fo:text-indent="0cm">
        <style:tab-stops/>
      </style:paragraph-properties>
    </style:style>
    <style:style style:name="P39" style:family="paragraph">
      <style:paragraph-properties fo:text-align="center" style:writing-mode="lr-tb"/>
      <style:text-properties fo:font-size="12pt" style:font-size-asian="18pt" style:font-size-complex="18pt"/>
    </style:style>
    <style:style style:name="P40" style:family="paragraph"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41" style:family="paragraph"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42" style:family="paragraph">
      <loext:graphic-properties draw:fill="none"/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43" style:family="paragraph">
      <loext:graphic-properties draw:fill="none"/>
      <style:paragraph-properties fo:text-align="center"/>
      <style:text-properties fo:color="#00a933" loext:opacity="100%"/>
    </style:style>
    <style:style style:name="P44" style:family="paragraph">
      <loext:graphic-properties draw:fill="solid" draw:fill-color="#ffffff"/>
      <style:paragraph-properties fo:text-align="center" style:writing-mode="lr-tb"/>
      <style:text-properties fo:color="#00a933" loext:opacity="100%" fo:font-size="8pt" fo:font-weight="bold" fo:background-color="#ffffff"/>
    </style:style>
    <style:style style:name="P45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46" style:family="paragraph">
      <loext:graphic-properties draw:fill="none" draw:fill-color="#ffffff"/>
      <style:paragraph-properties style:writing-mode="lr-tb"/>
      <style:text-properties fo:color="#00a933" loext:opacity="100%" fo:font-size="8pt"/>
    </style:style>
    <style:style style:name="P47" style:family="paragraph">
      <loext:graphic-properties draw:fill="none" draw:fill-color="#ffffff"/>
      <style:paragraph-properties style:writing-mode="lr-tb"/>
      <style:text-properties fo:color="#00a933" loext:opacity="100%" fo:font-size="8pt" fo:font-weight="bold" style:font-weight-asian="bold" style:font-weight-complex="bold"/>
    </style:style>
    <style:style style:name="P48" style:family="paragraph">
      <loext:graphic-properties draw:fill="solid" draw:fill-color="#ffffff"/>
      <style:paragraph-properties fo:text-align="center" style:writing-mode="lr-tb"/>
      <style:text-properties fo:color="#000000" loext:opacity="100%" style:font-name="DejaVu Serif" fo:font-size="6pt" fo:font-style="italic" fo:font-weight="bold" fo:background-color="#ffffff"/>
    </style:style>
    <style:style style:name="P49" style:family="paragraph">
      <loext:graphic-properties draw:fill="none" draw:fill-color="#ffffff"/>
      <style:paragraph-properties style:writing-mode="lr-tb"/>
      <style:text-properties fo:font-weight="bold"/>
    </style:style>
    <style:style style:name="P50" style:family="paragraph">
      <loext:graphic-properties draw:fill="none" draw:fill-color="#ffffff"/>
      <style:paragraph-properties style:writing-mode="lr-tb"/>
      <style:text-properties fo:color="#00a933" loext:opacity="100%" fo:font-size="8pt" fo:font-weight="bold"/>
    </style:style>
    <style:style style:name="P51" style:family="paragraph"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52" style:family="paragraph">
      <loext:graphic-properties draw:fill="none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53" style:family="paragraph">
      <loext:graphic-properties draw:fill="none"/>
      <style:paragraph-properties fo:text-align="center"/>
      <style:text-properties fo:color="#3465a4" loext:opacity="100%"/>
    </style:style>
    <style:style style:name="P54" style:family="paragraph">
      <loext:graphic-properties draw:fill="none" draw:fill-color="#ffffff"/>
      <style:paragraph-properties style:writing-mode="lr-tb"/>
      <style:text-properties fo:color="#3465a4" loext:opacity="100%" fo:font-size="8pt"/>
    </style:style>
    <style:style style:name="P55" style:family="paragraph">
      <loext:graphic-properties draw:fill="solid" draw:fill-color="#ffffff"/>
      <style:paragraph-properties fo:text-align="center" style:writing-mode="lr-tb"/>
      <style:text-properties fo:color="#2a6099" loext:opacity="100%" fo:font-size="8pt" fo:font-weight="bold" fo:background-color="#ffffff"/>
    </style:style>
    <style:style style:name="P56" style:family="paragraph">
      <loext:graphic-properties draw:fill="solid" draw:fill-color="#0000ff"/>
    </style:style>
    <style:style style:name="P57" style:family="paragraph">
      <loext:graphic-properties draw:fill="solid" draw:fill-color="#ffffff"/>
    </style:style>
    <style:style style:name="P58" style:family="paragraph">
      <loext:graphic-properties draw:fill="none"/>
    </style:style>
    <style:style style:name="P59" style:family="paragraph">
      <loext:graphic-properties draw:fill="solid" draw:fill-color="#fbfbfb"/>
    </style:style>
    <style:style style:name="P60" style:family="paragraph">
      <style:paragraph-properties fo:text-align="start" style:writing-mode="lr-tb"/>
    </style:style>
    <style:style style:name="P61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62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63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64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65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66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67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68" style:family="paragraph">
      <loext:graphic-properties draw:fill="solid" draw:fill-color="#000000"/>
    </style:style>
    <style:style style:name="P6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2" style:family="paragraph">
      <loext:graphic-properties draw:fill="solid" draw:fill-color="#ffffff"/>
      <style:paragraph-properties fo:text-align="center"/>
      <style:text-properties fo:color="#2a6099" loext:opacity="100%"/>
    </style:style>
    <style:style style:name="P73" style:family="paragraph">
      <loext:graphic-properties draw:fill="none" draw:fill-color="#ffffff"/>
      <style:paragraph-properties style:writing-mode="lr-tb"/>
      <style:text-properties style:font-name="DejaVu Serif" fo:font-weight="bold"/>
    </style:style>
    <style:style style:name="P74" style:family="paragraph"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75" style:family="paragraph">
      <loext:graphic-properties draw:fill="none"/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76" style:family="paragraph"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77" style:family="paragraph">
      <loext:graphic-properties draw:fill="none"/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7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7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80" style:family="paragraph">
      <loext:graphic-properties draw:fill="none" draw:fill-color="#ffffff"/>
      <style:paragraph-properties fo:text-align="center" style:writing-mode="lr-tb"/>
    </style:style>
    <style:style style:name="P81" style:family="paragraph">
      <style:paragraph-properties fo:text-align="center" style:writing-mode="lr-tb"/>
      <style:text-properties fo:color="#ff4000" loext:opacity="100%" fo:font-size="12pt"/>
    </style:style>
    <style:style style:name="P82" style:family="paragraph">
      <loext:graphic-properties draw:fill-color="#ffffff"/>
      <style:paragraph-properties fo:text-align="center" style:writing-mode="lr-tb"/>
      <style:text-properties fo:color="#ff4000" loext:opacity="100%" fo:font-size="12pt"/>
    </style:style>
    <style:style style:name="P83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84" style:family="paragraph">
      <style:text-properties fo:font-size="12pt"/>
    </style:style>
    <style:style style:name="P85" style:family="paragraph">
      <style:paragraph-properties fo:margin-left="0cm" fo:margin-right="0cm" fo:margin-top="0cm" fo:margin-bottom="0cm" fo:line-height="100%" fo:text-align="start" fo:text-indent="0cm"/>
      <style:text-properties fo:font-size="14pt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8pt" style:font-size-complex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1" fo:font-size="12pt" fo:font-style="italic" style:font-size-asian="18pt" style:font-size-complex="18pt"/>
    </style:style>
    <style:style style:name="T7" style:family="text">
      <style:text-properties style:text-position="sub 58%" style:font-name="Liberation Serif1" fo:font-size="12pt" fo:font-style="normal" style:font-size-asian="18pt" style:font-size-complex="18pt"/>
    </style:style>
    <style:style style:name="T8" style:family="text">
      <style:text-properties fo:font-size="18pt"/>
    </style:style>
    <style:style style:name="T9" style:family="text">
      <style:text-properties style:font-name="DejaVu Math TeX Gyre" fo:font-size="8pt" fo:font-style="italic"/>
    </style:style>
    <style:style style:name="T10" style:family="text">
      <style:text-properties style:font-name="DejaVu Serif" fo:font-size="12pt" fo:font-style="italic" style:font-style-asian="italic" style:font-style-complex="italic"/>
    </style:style>
    <style:style style:name="T11" style:family="text">
      <style:text-properties fo:font-size="12pt"/>
    </style:style>
    <style:style style:name="T12" style:family="text">
      <style:text-properties fo:font-size="12pt" fo:font-style="italic" style:font-style-asian="italic" style:font-style-complex="italic"/>
    </style:style>
    <style:style style:name="T13" style:family="text">
      <style:text-properties fo:font-size="8pt"/>
    </style:style>
    <style:style style:name="T14" style:family="text">
      <style:text-properties fo:color="#ff0000" loext:opacity="100%" fo:font-size="12pt"/>
    </style:style>
    <style:style style:name="T15" style:family="text">
      <style:text-properties fo:color="#00a933" loext:opacity="100%" fo:font-size="12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fo:font-weight="normal"/>
    </style:style>
    <style:style style:name="T18" style:family="text">
      <style:text-properties fo:color="#ff0000" loext:opacity="100%" fo:font-size="6pt"/>
    </style:style>
    <style:style style:name="T19" style:family="text">
      <style:text-properties fo:color="#ff4000" loext:opacity="100%" fo:font-size="6pt"/>
    </style:style>
    <style:style style:name="T20" style:family="text">
      <style:text-properties fo:color="#00a933" loext:opacity="100%" fo:font-size="6pt"/>
    </style:style>
    <style:style style:name="T21" style:family="text">
      <style:text-properties fo:color="#00a933" loext:opacity="100%" fo:font-size="6pt" fo:font-weight="bold" fo:background-color="#ffffff"/>
    </style:style>
    <style:style style:name="T22" style:family="text">
      <style:text-properties style:font-name="DejaVu Math TeX Gyre" fo:font-size="12pt" fo:font-style="italic"/>
    </style:style>
    <style:style style:name="T23" style:family="text">
      <style:text-properties style:font-name="DejaVu Math TeX Gyre" fo:font-size="12pt" fo:font-style="normal" style:font-style-asian="normal" style:font-style-complex="normal"/>
    </style:style>
    <style:style style:name="T24" style:family="text">
      <style:text-properties fo:color="#000000" loext:opacity="100%" fo:font-size="12pt" fo:font-weight="bold" style:font-size-asian="18pt" style:font-weight-asian="bold" style:font-size-complex="18pt" style:font-weight-complex="bold"/>
    </style:style>
    <style:style style:name="T25" style:family="text">
      <style:text-properties fo:font-size="12pt" style:font-size-asian="18pt" style:font-size-complex="18pt"/>
    </style:style>
    <style:style style:name="T26" style:family="text">
      <style:text-properties fo:color="#2a6099" loext:opacity="100%" fo:font-size="12pt" fo:font-weight="normal" style:font-size-asian="18pt" style:font-weight-asian="normal" style:font-size-complex="18pt" style:font-weight-complex="normal"/>
    </style:style>
    <style:style style:name="T27" style:family="text">
      <style:text-properties fo:color="#2a6099" loext:opacity="100%" fo:font-size="12pt" style:font-size-asian="18pt" style:font-size-complex="18pt"/>
    </style:style>
    <style:style style:name="T28" style:family="text">
      <style:text-properties fo:color="#00a933" loext:opacity="100%" fo:font-size="12pt" fo:font-weight="normal" style:font-size-asian="18pt" style:font-weight-asian="normal" style:font-size-complex="18pt" style:font-weight-complex="normal"/>
    </style:style>
    <style:style style:name="T29" style:family="text">
      <style:text-properties fo:color="#00a933" loext:opacity="100%" fo:font-size="12pt" style:font-size-asian="18pt" style:font-size-complex="18pt"/>
    </style:style>
    <style:style style:name="T30" style:family="text">
      <style:text-properties fo:color="#00a933" loext:opacity="100%" fo:font-size="8pt" fo:font-weight="bold" fo:background-color="#ffffff"/>
    </style:style>
    <style:style style:name="T31" style:family="text">
      <style:text-properties fo:color="#ff0000" loext:opacity="100%" fo:font-size="8pt"/>
    </style:style>
    <style:style style:name="T32" style:family="text">
      <style:text-properties fo:color="#00a933" loext:opacity="100%" fo:font-size="8pt"/>
    </style:style>
    <style:style style:name="T33" style:family="text">
      <style:text-properties fo:color="#00a933" loext:opacity="100%" fo:font-size="8pt" fo:font-weight="bold" style:font-weight-asian="bold" style:font-weight-complex="bold"/>
    </style:style>
    <style:style style:name="T34" style:family="text">
      <style:text-properties fo:color="#000000" loext:opacity="100%" style:font-name="DejaVu Serif" fo:font-size="6pt" fo:font-style="italic" fo:font-weight="bold" fo:background-color="#ffffff"/>
    </style:style>
    <style:style style:name="T35" style:family="text">
      <style:text-properties fo:font-weight="bold"/>
    </style:style>
    <style:style style:name="T36" style:family="text">
      <style:text-properties fo:color="#00a933" loext:opacity="100%" fo:font-size="8pt" fo:font-weight="bold"/>
    </style:style>
    <style:style style:name="T37" style:family="text">
      <style:text-properties fo:color="#3465a4" loext:opacity="100%" fo:font-size="12pt" fo:font-weight="normal" style:font-size-asian="18pt" style:font-weight-asian="normal" style:font-size-complex="18pt" style:font-weight-complex="normal"/>
    </style:style>
    <style:style style:name="T38" style:family="text">
      <style:text-properties fo:color="#3465a4" loext:opacity="100%" fo:font-size="12pt" style:font-size-asian="18pt" style:font-size-complex="18pt"/>
    </style:style>
    <style:style style:name="T39" style:family="text">
      <style:text-properties fo:color="#3465a4" loext:opacity="100%" fo:font-size="8pt"/>
    </style:style>
    <style:style style:name="T40" style:family="text">
      <style:text-properties fo:color="#000000" loext:opacity="100%" fo:font-size="12pt" fo:font-weight="normal" style:font-size-asian="18pt" style:font-weight-asian="normal" style:font-size-complex="18pt" style:font-weight-complex="normal"/>
    </style:style>
    <style:style style:name="T41" style:family="text">
      <style:text-properties fo:font-size="12pt" fo:font-weight="normal" style:font-size-asian="18pt" style:font-weight-asian="normal" style:font-size-complex="18pt" style:font-weight-complex="normal"/>
    </style:style>
    <style:style style:name="T42" style:family="text">
      <style:text-properties fo:font-size="12pt" fo:font-weight="bold" style:font-size-asian="18pt" style:font-weight-asian="bold" style:font-size-complex="18pt" style:font-weight-complex="bold"/>
    </style:style>
    <style:style style:name="T43" style:family="text">
      <style:text-properties fo:color="#2a6099" loext:opacity="100%" fo:font-size="8pt" fo:font-weight="bold" fo:background-color="#ffffff"/>
    </style:style>
    <style:style style:name="T44" style:family="text">
      <style:text-properties fo:color="#000000" loext:opacity="100%" style:font-name="LiberationSans" fo:font-size="7.09999990463257pt" style:font-size-asian="7.09999990463257pt" style:font-name-complex="LiberationSans" style:font-size-complex="7.09999990463257pt"/>
    </style:style>
    <style:style style:name="T45" style:family="text">
      <style:text-properties fo:color="#000000" loext:opacity="100%" style:font-name="LiberationSans" fo:font-size="6.09999990463257pt" style:font-size-asian="6.09999990463257pt" style:font-name-complex="LiberationSans" style:font-size-complex="6.09999990463257pt" style:text-scale="108%"/>
    </style:style>
    <style:style style:name="T46" style:family="text">
      <style:text-properties fo:color="#000000" loext:opacity="100%" style:font-name="LiberationSans" fo:font-size="11.1000003814697pt" style:font-size-asian="11.1000003814697pt" style:font-name-complex="LiberationSans" style:font-size-complex="11.1000003814697pt"/>
    </style:style>
    <style:style style:name="T47" style:family="text">
      <style:text-properties fo:color="#000000" loext:opacity="100%" style:font-name="LiberationSans" fo:font-size="11.3999996185303pt" style:font-size-asian="11.3999996185303pt" style:font-name-complex="LiberationSans" style:font-size-complex="11.3999996185303pt" style:text-scale="94%"/>
    </style:style>
    <style:style style:name="T48" style:family="text">
      <style:text-properties fo:color="#000000" loext:opacity="100%" style:font-name="LiberationSans" fo:font-size="14.1999998092651pt" style:font-size-asian="14.1999998092651pt" style:font-name-complex="LiberationSans" style:font-size-complex="14.1999998092651pt"/>
    </style:style>
    <style:style style:name="T49" style:family="text">
      <style:text-properties fo:color="#000000" loext:opacity="100%" style:font-name="LiberationSans" fo:font-size="19pt" style:font-size-asian="19pt" style:font-name-complex="LiberationSans" style:font-size-complex="19pt"/>
    </style:style>
    <style:style style:name="T50" style:family="text">
      <style:text-properties fo:color="#000000" loext:opacity="100%" style:font-name="LiberationSans" fo:font-size="12.6000003814697pt" style:font-size-asian="12.6000003814697pt" style:font-name-complex="LiberationSans" style:font-size-complex="12.6000003814697pt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DejaVu Serif" fo:font-weight="bold"/>
    </style:style>
    <style:style style:name="T54" style:family="text">
      <style:text-properties fo:color="#2a6099" loext:opacity="100%" fo:font-size="12pt" fo:font-weight="bold" style:font-size-asian="18pt" style:font-weight-asian="bold" style:font-size-complex="18pt" style:font-weight-complex="bold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T58" style:family="text">
      <style:text-properties fo:color="#2a6099" loext:opacity="100%" fo:font-size="14pt" style:font-size-asian="18pt" style:font-size-complex="18pt"/>
    </style:style>
    <style:style style:name="T59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ff4000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2cm" svg:height="1.524cm" svg:x="12.199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144cm" svg:height="1.032cm" svg:x="16.494cm" svg:y="2.254cm">
          <draw:image xlink:href="Pictures/100002010000005C000000535685D042EEB096F6.png" xlink:type="simple" xlink:show="embed" xlink:actuate="onLoad" draw:mime-type="image/png">
            <text:p/>
          </draw:image>
        </draw:frame>
        <draw:custom-shape draw:style-name="gr3" draw:text-style-name="P1" draw:layer="layout" svg:width="22.86cm" svg:height="1.27cm" svg:x="2.352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3.954cm" svg:y1="3.032cm" svg:x2="3.286cm" svg:y2="9.89cm">
          <text:p/>
        </draw:line>
        <draw:line draw:style-name="gr4" draw:text-style-name="P3" draw:layer="layout" svg:x1="13.954cm" svg:y1="3.032cm" svg:x2="17.764cm" svg:y2="9.89cm">
          <text:p/>
        </draw:line>
        <draw:line draw:style-name="gr4" draw:text-style-name="P3" draw:layer="layout" svg:x1="13.954cm" svg:y1="3.032cm" svg:x2="20.812cm" svg:y2="9.89cm">
          <text:p/>
        </draw:line>
        <draw:line draw:style-name="gr4" draw:text-style-name="P3" draw:layer="layout" svg:x1="13.954cm" svg:y1="3.032cm" svg:x2="23.606cm" svg:y2="9.89cm">
          <text:p/>
        </draw:line>
        <draw:frame draw:style-name="gr2" draw:text-style-name="P2" draw:layer="layout" svg:width="1.188cm" svg:height="1.072cm" svg:x="25.466cm" svg:y="9.89cm">
          <draw:image xlink:href="Pictures/100002010000005C000000531EFEE57C5A0F658F.png" xlink:type="simple" xlink:show="embed" xlink:actuate="onLoad" draw:mime-type="image/png">
            <text:p/>
          </draw:image>
        </draw:frame>
        <draw:frame draw:style-name="gr5" draw:text-style-name="P5" draw:layer="layout" svg:width="2.887cm" svg:height="1.016cm" svg:x="12.56cm" svg:y="2.243cm">
          <draw:text-box>
            <text:p text:style-name="P4"><text:span text:style-name="T1">(</text:span><text:span text:style-name="T1">P</text:span><text:span text:style-name="T2">1</text:span><text:span text:style-name="T2">,</text:span><text:span text:style-name="T2"> </text:span><text:span text:style-name="T1">P</text:span><text:span text:style-name="T2">2</text:span><text:span text:style-name="T1">)</text:span></text:p>
          </draw:text-box>
        </draw:frame>
        <draw:frame draw:style-name="gr6" draw:text-style-name="P6" draw:layer="layout" svg:width="22.924cm" svg:height="0.806cm" svg:x="2.343cm" svg:y="9.89cm">
          <draw:text-box>
            <text:p text:style-name="P4"><text:span text:style-name="T3">(A*, W)</text:span><text:span text:style-name="T4">1.1</text:span><text:span text:style-name="T3"> <text:s text:c="6"/>(A*, C)</text:span><text:span text:style-name="T4">1.1</text:span><text:span text:style-name="T3"> <text:s text:c="6"/>(B*, W)</text:span><text:span text:style-name="T4">1.1</text:span><text:span text:style-name="T3"> <text:s text:c="6"/>(B*, C)</text:span><text:span text:style-name="T4">1.1</text:span><text:span text:style-name="T5"> <text:s text:c="6"/>(A*, W)</text:span><text:span text:style-name="T4">1.2</text:span><text:span text:style-name="T5"> <text:s text:c="6"/>(A*, C)</text:span><text:span text:style-name="T4">1.2</text:span><text:span text:style-name="T5"> <text:s text:c="6"/>(B*, W)</text:span><text:span text:style-name="T4">1.2</text:span><text:span text:style-name="T5"> <text:s text:c="6"/>(B*, C)</text:span><text:span text:style-name="T4">1.2</text:span></text:p>
          </draw:text-box>
        </draw:frame>
        <draw:line draw:style-name="gr4" draw:text-style-name="P3" draw:layer="layout" svg:x1="13.954cm" svg:y1="3.032cm" svg:x2="14.97cm" svg:y2="9.89cm">
          <text:p/>
        </draw:line>
        <draw:line draw:style-name="gr4" draw:text-style-name="P3" draw:layer="layout" svg:x1="13.954cm" svg:y1="3.032cm" svg:x2="6.842cm" svg:y2="9.89cm">
          <text:p/>
        </draw:line>
        <draw:line draw:style-name="gr4" draw:text-style-name="P3" draw:layer="layout" svg:x1="13.954cm" svg:y1="3.032cm" svg:x2="9.382cm" svg:y2="9.89cm">
          <text:p/>
        </draw:line>
        <draw:line draw:style-name="gr4" draw:text-style-name="P3" draw:layer="layout" svg:x1="13.954cm" svg:y1="3.032cm" svg:x2="12.176cm" svg:y2="9.89cm">
          <text:p/>
        </draw:line>
        <draw:frame draw:style-name="gr7" draw:text-style-name="P7" draw:layer="layout" svg:width="6.858cm" svg:height="1.27cm" svg:x="2.778cm" svg:y="3.286cm">
          <draw:text-box>
            <text:p><text:span text:style-name="T6">Nature </text:span><text:span text:style-name="T6">chooses A* </text:span><text:span text:style-name="T6">or B* and W </text:span><text:span text:style-name="T6">or C and the </text:span><text:span text:style-name="T6">child chooses </text:span><text:span text:style-name="T6">P</text:span><text:span text:style-name="T7">1</text:span><text:span text:style-name="T6"> or P</text:span><text:span text:style-name="T7">2</text:span></text:p>
          </draw:text-box>
        </draw:frame>
        <draw:frame draw:style-name="gr8" draw:text-style-name="P8" draw:layer="layout" svg:width="3.419cm" svg:height="0.6cm" svg:x="4.773cm" svg:y="7.766cm">
          <draw:image xlink:href="Pictures/10000201000003280000008EC0D94AEFFC20CDF3.png" xlink:type="simple" xlink:show="embed" xlink:actuate="onLoad" draw:mime-type="image/png">
            <text:p/>
          </draw:image>
        </draw:frame>
        <draw:frame draw:style-name="gr8" draw:text-style-name="P8" draw:layer="layout" svg:width="3.313cm" svg:height="0.6cm" svg:x="6.08cm" svg:y="8.874cm">
          <draw:image xlink:href="Pictures/100002010000030F0000008ED5FF358B8571FA1A.png" xlink:type="simple" xlink:show="embed" xlink:actuate="onLoad" draw:mime-type="image/png">
            <text:p/>
          </draw:image>
        </draw:frame>
        <draw:frame draw:style-name="gr8" draw:text-style-name="P8" draw:layer="layout" svg:width="3.419cm" svg:height="0.6cm" svg:x="9.128cm" svg:y="7.766cm">
          <draw:image xlink:href="Pictures/10000201000003280000008E1377F4F422FDDB4F.png" xlink:type="simple" xlink:show="embed" xlink:actuate="onLoad" draw:mime-type="image/png">
            <text:p/>
          </draw:image>
        </draw:frame>
        <draw:frame draw:style-name="gr8" draw:text-style-name="P8" draw:layer="layout" svg:width="3.313cm" svg:height="0.6cm" svg:x="11.16cm" svg:y="8.874cm">
          <draw:image xlink:href="Pictures/100002010000030F0000008E6C6A34C86B0CF009.png" xlink:type="simple" xlink:show="embed" xlink:actuate="onLoad" draw:mime-type="image/png">
            <text:p/>
          </draw:image>
        </draw:frame>
        <draw:frame draw:style-name="gr8" draw:text-style-name="P8" draw:layer="layout" svg:width="3.313cm" svg:height="0.6cm" svg:x="21.309cm" svg:y="8.874cm">
          <draw:image xlink:href="Pictures/100002010000030F0000008EF23C0B2E6D0B30EF.png" xlink:type="simple" xlink:show="embed" xlink:actuate="onLoad" draw:mime-type="image/png">
            <text:p/>
          </draw:image>
        </draw:frame>
        <draw:frame draw:style-name="gr8" draw:text-style-name="P8" draw:layer="layout" svg:width="3.419cm" svg:height="0.6cm" svg:x="13.075cm" svg:y="7.766cm">
          <draw:image xlink:href="Pictures/10000201000003280000008ED6273962420F30A3.png" xlink:type="simple" xlink:show="embed" xlink:actuate="onLoad" draw:mime-type="image/png">
            <text:p/>
          </draw:image>
        </draw:frame>
        <draw:frame draw:style-name="gr8" draw:text-style-name="P8" draw:layer="layout" svg:width="3.313cm" svg:height="0.6cm" svg:x="15.478cm" svg:y="8.874cm">
          <draw:image xlink:href="Pictures/100002010000030F0000008E0E8E815CF8BB30AB.png" xlink:type="simple" xlink:show="embed" xlink:actuate="onLoad" draw:mime-type="image/png">
            <text:p/>
          </draw:image>
        </draw:frame>
        <draw:frame draw:style-name="gr8" draw:text-style-name="P8" draw:layer="layout" svg:width="3.419cm" svg:height="0.6cm" svg:x="17.002cm" svg:y="7.766cm">
          <draw:image xlink:href="Pictures/10000201000003280000008E614B2717BC2A7D55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9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2.778cm" svg:y1="3.54cm" svg:x2="8.366cm" svg:y2="9.89cm">
          <text:p/>
        </draw:line>
        <draw:frame draw:style-name="gr11" draw:text-style-name="P9" draw:layer="layout" svg:width="2.54cm" svg:height="1.016cm" svg:x="7.35cm" svg:y="2.778cm">
          <draw:text-box>
            <text:p><text:span text:style-name="T8">(C, A*)</text:span></text:p>
          </draw:text-box>
        </draw:frame>
        <draw:frame draw:style-name="gr11" draw:text-style-name="P9" draw:layer="layout" svg:width="2.54cm" svg:height="1.016cm" svg:x="2.27cm" svg:y="2.778cm">
          <draw:text-box>
            <text:p><text:span text:style-name="T8">(R, A*)</text:span></text:p>
          </draw:text-box>
        </draw:frame>
        <draw:frame draw:style-name="gr11" draw:text-style-name="P9" draw:layer="layout" svg:width="2.54cm" svg:height="1.016cm" svg:x="12.43cm" svg:y="2.778cm">
          <draw:text-box>
            <text:p><text:span text:style-name="T8">(R, B*)</text:span></text:p>
          </draw:text-box>
        </draw:frame>
        <draw:frame draw:style-name="gr11" draw:text-style-name="P9" draw:layer="layout" svg:width="2.54cm" svg:height="1.016cm" svg:x="17.51cm" svg:y="2.778cm">
          <draw:text-box>
            <text:p><text:span text:style-name="T8">(C, B*)</text:span></text:p>
          </draw:text-box>
        </draw:frame>
        <draw:custom-shape draw:style-name="gr12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2.54cm" svg:height="1.016cm" svg:x="7.858cm" svg:y="9.89cm">
          <draw:text-box>
            <text:p><text:span text:style-name="T8">(A*)</text:span></text:p>
          </draw:text-box>
        </draw:frame>
        <draw:frame draw:style-name="gr13" draw:text-style-name="P9" draw:layer="layout" svg:width="2.54cm" svg:height="0.962cm" svg:x="13.446cm" svg:y="9.89cm">
          <draw:text-box>
            <text:p><text:span text:style-name="T8">(B*)</text:span></text:p>
          </draw:text-box>
        </draw:frame>
        <draw:line draw:style-name="gr14" draw:text-style-name="P3" draw:layer="layout" svg:x1="8.366cm" svg:y1="3.794cm" svg:x2="8.62cm" svg:y2="9.89cm">
          <text:p/>
        </draw:line>
        <draw:line draw:style-name="gr10" draw:text-style-name="P3" draw:layer="layout" svg:x1="13.7cm" svg:y1="3.54cm" svg:x2="14.208cm" svg:y2="9.89cm">
          <text:p/>
        </draw:line>
        <draw:line draw:style-name="gr10" draw:text-style-name="P3" draw:layer="layout" svg:x1="18.526cm" svg:y1="3.286cm" svg:x2="14.462cm" svg:y2="9.89cm">
          <text:p/>
        </draw:line>
        <draw:frame draw:style-name="gr2" draw:text-style-name="P2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2" draw:text-style-name="P2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" draw:text-style-name="P2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2" draw:text-style-name="P2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2" draw:text-style-name="P2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2" draw:text-style-name="P2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" draw:text-style-name="P2" draw:layer="layout" svg:width="1.016cm" svg:height="0.916cm" svg:x="1.254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g>
          <draw:custom-shape draw:style-name="gr15" draw:text-style-name="P1" draw:layer="layout" svg:width="12.192cm" svg:height="1.778cm" svg:x="1cm" svg:y="2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3" draw:layer="layout" svg:x1="5.318cm" svg:y1="3.794cm" svg:x2="8.366cm" svg:y2="7.096cm">
            <text:p/>
          </draw:line>
          <draw:frame draw:style-name="gr13" draw:text-style-name="P9" draw:layer="layout" svg:width="2.54cm" svg:height="0.962cm" svg:x="4.048cm" svg:y="2.832cm">
            <draw:text-box>
              <text:p><text:span text:style-name="T8">(C, A*)</text:span></text:p>
            </draw:text-box>
          </draw:frame>
          <draw:frame draw:style-name="gr11" draw:text-style-name="P9" draw:layer="layout" svg:width="2.54cm" svg:height="1.016cm" svg:x="1.254cm" svg:y="2.778cm">
            <draw:text-box>
              <text:p><text:span text:style-name="T8">(R, A*)</text:span></text:p>
            </draw:text-box>
          </draw:frame>
          <draw:frame draw:style-name="gr11" draw:text-style-name="P9" draw:layer="layout" svg:width="2.54cm" svg:height="1.016cm" svg:x="7.35cm" svg:y="2.778cm">
            <draw:text-box>
              <text:p><text:span text:style-name="T8">(R, B*)</text:span></text:p>
            </draw:text-box>
          </draw:frame>
          <draw:frame draw:style-name="gr11" draw:text-style-name="P9" draw:layer="layout" svg:width="2.54cm" svg:height="1.016cm" svg:x="10.398cm" svg:y="2.778cm">
            <draw:text-box>
              <text:p><text:span text:style-name="T8">(C, B*)</text:span></text:p>
            </draw:text-box>
          </draw:frame>
          <draw:line draw:style-name="gr14" draw:text-style-name="P3" draw:layer="layout" svg:x1="2.778cm" svg:y1="3.794cm" svg:x2="5.318cm" svg:y2="6.821cm">
            <text:p/>
          </draw:line>
          <draw:line draw:style-name="gr10" draw:text-style-name="P3" draw:layer="layout" svg:x1="8.366cm" svg:y1="3.794cm" svg:x2="5.572cm" svg:y2="6.821cm">
            <text:p/>
          </draw:line>
          <draw:line draw:style-name="gr10" draw:text-style-name="P3" draw:layer="layout" svg:x1="11.414cm" svg:y1="3.794cm" svg:x2="8.874cm" svg:y2="7.096cm">
            <text:p/>
          </draw:line>
          <draw:custom-shape draw:style-name="gr16" draw:text-style-name="P1" draw:layer="layout" svg:width="5.08cm" svg:height="1.778cm" svg:x="4.81cm" svg:y="6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9" draw:layer="layout" svg:width="2.54cm" svg:height="1.016cm" svg:x="4.872cm" svg:y="6.821cm">
            <draw:text-box>
              <text:p><text:span text:style-name="T8">(R)</text:span></text:p>
            </draw:text-box>
          </draw:frame>
          <draw:frame draw:style-name="gr13" draw:text-style-name="P9" draw:layer="layout" svg:width="1.778cm" svg:height="0.962cm" svg:x="7.92cm" svg:y="6.875cm">
            <draw:text-box>
              <text:p><text:span text:style-name="T8">(C)</text:span></text:p>
            </draw:text-box>
          </draw:frame>
        </draw:g>
        <draw:custom-shape draw:style-name="gr15" draw:text-style-name="P1" draw:layer="layout" svg:width="12.192cm" svg:height="1.778cm" svg:x="14.716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19.034cm" svg:y1="3.794cm" svg:x2="22.082cm" svg:y2="6.875cm">
          <text:p/>
        </draw:line>
        <draw:frame draw:style-name="gr13" draw:text-style-name="P9" draw:layer="layout" svg:width="2.54cm" svg:height="0.962cm" svg:x="17.764cm" svg:y="2.832cm">
          <draw:text-box>
            <text:p><text:span text:style-name="T8">(C, A*)</text:span></text:p>
          </draw:text-box>
        </draw:frame>
        <draw:frame draw:style-name="gr11" draw:text-style-name="P9" draw:layer="layout" svg:width="2.54cm" svg:height="1.016cm" svg:x="14.97cm" svg:y="2.778cm">
          <draw:text-box>
            <text:p><text:span text:style-name="T8">(R, A*)</text:span></text:p>
          </draw:text-box>
        </draw:frame>
        <draw:frame draw:style-name="gr11" draw:text-style-name="P9" draw:layer="layout" svg:width="2.54cm" svg:height="1.016cm" svg:x="21.066cm" svg:y="2.778cm">
          <draw:text-box>
            <text:p><text:span text:style-name="T8">(R, B*)</text:span></text:p>
          </draw:text-box>
        </draw:frame>
        <draw:frame draw:style-name="gr11" draw:text-style-name="P9" draw:layer="layout" svg:width="2.54cm" svg:height="1.016cm" svg:x="24.114cm" svg:y="2.778cm">
          <draw:text-box>
            <text:p><text:span text:style-name="T8">(C, B*)</text:span></text:p>
          </draw:text-box>
        </draw:frame>
        <draw:line draw:style-name="gr14" draw:text-style-name="P3" draw:layer="layout" svg:x1="22.082cm" svg:y1="3.794cm" svg:x2="19.542cm" svg:y2="6.821cm">
          <text:p/>
        </draw:line>
        <draw:line draw:style-name="gr10" draw:text-style-name="P3" draw:layer="layout" svg:x1="16.24cm" svg:y1="3.794cm" svg:x2="19.034cm" svg:y2="6.842cm">
          <text:p/>
        </draw:line>
        <draw:line draw:style-name="gr10" draw:text-style-name="P3" draw:layer="layout" svg:x1="25.13cm" svg:y1="3.794cm" svg:x2="22.59cm" svg:y2="6.875cm">
          <text:p/>
        </draw:line>
        <draw:custom-shape draw:style-name="gr16" draw:text-style-name="P1" draw:layer="layout" svg:width="5.08cm" svg:height="1.778cm" svg:x="18.526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2.54cm" svg:height="1.016cm" svg:x="18.588cm" svg:y="6.821cm">
          <draw:text-box>
            <text:p><text:span text:style-name="T8">(R)</text:span></text:p>
          </draw:text-box>
        </draw:frame>
        <draw:frame draw:style-name="gr13" draw:text-style-name="P9" draw:layer="layout" svg:width="1.778cm" svg:height="0.962cm" svg:x="21.636cm" svg:y="6.875cm">
          <draw:text-box>
            <text:p><text:span text:style-name="T8">(C)</text:span></text:p>
          </draw:text-box>
        </draw:frame>
        <draw:frame draw:style-name="gr2" draw:text-style-name="P2" draw:layer="layout" svg:width="0.891cm" svg:height="1.074cm" svg:x="3.54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custom-shape draw:style-name="gr15" draw:text-style-name="P1" draw:layer="layout" svg:width="12.192cm" svg:height="1.778cm" svg:x="1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8.366cm" svg:y1="14.208cm" svg:x2="8.366cm" svg:y2="17.51cm">
          <text:p/>
        </draw:line>
        <draw:frame draw:style-name="gr13" draw:text-style-name="P9" draw:layer="layout" svg:width="2.54cm" svg:height="0.962cm" svg:x="4.048cm" svg:y="13.246cm">
          <draw:text-box>
            <text:p><text:span text:style-name="T8">(C, A*)</text:span></text:p>
          </draw:text-box>
        </draw:frame>
        <draw:frame draw:style-name="gr11" draw:text-style-name="P9" draw:layer="layout" svg:width="2.54cm" svg:height="1.016cm" svg:x="1.254cm" svg:y="13.192cm">
          <draw:text-box>
            <text:p><text:span text:style-name="T8">(R, A*)</text:span></text:p>
          </draw:text-box>
        </draw:frame>
        <draw:frame draw:style-name="gr11" draw:text-style-name="P9" draw:layer="layout" svg:width="2.54cm" svg:height="1.016cm" svg:x="7.35cm" svg:y="13.192cm">
          <draw:text-box>
            <text:p><text:span text:style-name="T8">(R, B*)</text:span></text:p>
          </draw:text-box>
        </draw:frame>
        <draw:frame draw:style-name="gr11" draw:text-style-name="P9" draw:layer="layout" svg:width="2.54cm" svg:height="1.016cm" svg:x="10.398cm" svg:y="13.192cm">
          <draw:text-box>
            <text:p><text:span text:style-name="T8">(C, B*)</text:span></text:p>
          </draw:text-box>
        </draw:frame>
        <draw:line draw:style-name="gr14" draw:text-style-name="P3" draw:layer="layout" svg:x1="5.318cm" svg:y1="14.208cm" svg:x2="5.318cm" svg:y2="17.235cm">
          <text:p/>
        </draw:line>
        <draw:line draw:style-name="gr10" draw:text-style-name="P3" draw:layer="layout" svg:x1="2.524cm" svg:y1="14.208cm" svg:x2="5.572cm" svg:y2="17.235cm">
          <text:p/>
        </draw:line>
        <draw:line draw:style-name="gr10" draw:text-style-name="P3" draw:layer="layout" svg:x1="11.414cm" svg:y1="14.208cm" svg:x2="8.874cm" svg:y2="17.51cm">
          <text:p/>
        </draw:line>
        <draw:custom-shape draw:style-name="gr16" draw:text-style-name="P1" draw:layer="layout" svg:width="5.08cm" svg:height="1.778cm" svg:x="4.81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2.54cm" svg:height="1.016cm" svg:x="4.872cm" svg:y="17.235cm">
          <draw:text-box>
            <text:p><text:span text:style-name="T8">(A*)</text:span></text:p>
          </draw:text-box>
        </draw:frame>
        <draw:frame draw:style-name="gr13" draw:text-style-name="P9" draw:layer="layout" svg:width="1.778cm" svg:height="0.962cm" svg:x="7.92cm" svg:y="17.289cm">
          <draw:text-box>
            <text:p><text:span text:style-name="T8">(B*)</text:span></text:p>
          </draw:text-box>
        </draw:frame>
        <draw:custom-shape draw:style-name="gr15" draw:text-style-name="P1" draw:layer="layout" svg:width="12.192cm" svg:height="1.778cm" svg:x="14.716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19.034cm" svg:y1="14.208cm" svg:x2="19.288cm" svg:y2="17.235cm">
          <text:p/>
        </draw:line>
        <draw:frame draw:style-name="gr13" draw:text-style-name="P9" draw:layer="layout" svg:width="2.54cm" svg:height="0.962cm" svg:x="17.764cm" svg:y="13.246cm">
          <draw:text-box>
            <text:p><text:span text:style-name="T8">(C, A*)</text:span></text:p>
          </draw:text-box>
        </draw:frame>
        <draw:frame draw:style-name="gr11" draw:text-style-name="P9" draw:layer="layout" svg:width="2.54cm" svg:height="1.016cm" svg:x="14.97cm" svg:y="13.192cm">
          <draw:text-box>
            <text:p><text:span text:style-name="T8">(R, A*)</text:span></text:p>
          </draw:text-box>
        </draw:frame>
        <draw:frame draw:style-name="gr11" draw:text-style-name="P9" draw:layer="layout" svg:width="2.54cm" svg:height="1.016cm" svg:x="21.066cm" svg:y="13.192cm">
          <draw:text-box>
            <text:p><text:span text:style-name="T8">(R, B*)</text:span></text:p>
          </draw:text-box>
        </draw:frame>
        <draw:frame draw:style-name="gr11" draw:text-style-name="P9" draw:layer="layout" svg:width="2.54cm" svg:height="1.016cm" svg:x="24.114cm" svg:y="13.192cm">
          <draw:text-box>
            <text:p><text:span text:style-name="T8">(C, B*)</text:span></text:p>
          </draw:text-box>
        </draw:frame>
        <draw:line draw:style-name="gr14" draw:text-style-name="P3" draw:layer="layout" svg:x1="25.13cm" svg:y1="14.208cm" svg:x2="22.844cm" svg:y2="17.289cm">
          <text:p/>
        </draw:line>
        <draw:line draw:style-name="gr10" draw:text-style-name="P3" draw:layer="layout" svg:x1="16.24cm" svg:y1="14.208cm" svg:x2="19.034cm" svg:y2="17.256cm">
          <text:p/>
        </draw:line>
        <draw:line draw:style-name="gr10" draw:text-style-name="P3" draw:layer="layout" svg:x1="22.336cm" svg:y1="14.208cm" svg:x2="22.59cm" svg:y2="17.289cm">
          <text:p/>
        </draw:line>
        <draw:custom-shape draw:style-name="gr16" draw:text-style-name="P1" draw:layer="layout" svg:width="5.08cm" svg:height="1.778cm" svg:x="18.526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2.54cm" svg:height="1.016cm" svg:x="18.588cm" svg:y="17.235cm">
          <draw:text-box>
            <text:p><text:span text:style-name="T8">(A*)</text:span></text:p>
          </draw:text-box>
        </draw:frame>
        <draw:frame draw:style-name="gr13" draw:text-style-name="P9" draw:layer="layout" svg:width="1.778cm" svg:height="0.962cm" svg:x="21.636cm" svg:y="17.289cm">
          <draw:text-box>
            <text:p><text:span text:style-name="T8">(B*)</text:span></text:p>
          </draw:text-box>
        </draw:frame>
        <draw:frame draw:style-name="gr11" draw:text-style-name="P10" draw:layer="layout" svg:width="1.778cm" svg:height="1.016cm" svg:x="6.334cm" svg:y="8.62cm">
          <draw:text-box>
            <text:p>(a)</text:p>
          </draw:text-box>
        </draw:frame>
        <draw:frame draw:style-name="gr2" draw:text-style-name="P2" draw:layer="layout" svg:width="1.016cm" svg:height="0.916cm" svg:x="1.254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" draw:text-style-name="P2" draw:layer="layout" svg:width="0.891cm" svg:height="1.074cm" svg:x="3.54cm" svg:y="17.198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11" draw:text-style-name="P10" draw:layer="layout" svg:width="1.778cm" svg:height="1.016cm" svg:x="20.05cm" svg:y="8.62cm">
          <draw:text-box>
            <text:p>(b)</text:p>
          </draw:text-box>
        </draw:frame>
        <draw:frame draw:style-name="gr11" draw:text-style-name="P10" draw:layer="layout" svg:width="1.778cm" svg:height="1.016cm" svg:x="6.334cm" svg:y="19.034cm">
          <draw:text-box>
            <text:p>(c)</text:p>
          </draw:text-box>
        </draw:frame>
        <draw:frame draw:style-name="gr11" draw:text-style-name="P10" draw:layer="layout" svg:width="1.778cm" svg:height="1.016cm" svg:x="20.05cm" svg:y="19.034cm">
          <draw:text-box>
            <text:p>(d)</text:p>
          </draw:text-box>
        </draw:frame>
        <draw:frame draw:style-name="gr2" draw:text-style-name="P2" draw:layer="layout" svg:width="1.016cm" svg:height="0.916cm" svg:x="15.095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" draw:text-style-name="P2" draw:layer="layout" svg:width="0.891cm" svg:height="1.074cm" svg:x="17.381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2" draw:text-style-name="P2" draw:layer="layout" svg:width="1.016cm" svg:height="0.916cm" svg:x="15.095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" draw:text-style-name="P2" draw:layer="layout" svg:width="0.891cm" svg:height="1.074cm" svg:x="17.381cm" svg:y="17.198cm">
          <draw:image xlink:href="Pictures/100002010000005300000064CF02A3A42A1647D0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17" draw:text-style-name="P11" draw:layer="layout" svg:width="3.302cm" svg:height="1.27cm" svg:x="12.176cm" svg:y="9.6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7.62cm" svg:height="1.27cm" svg:x="12.246cm" svg:y="2.5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7.62cm" svg:height="1.27cm" svg:x="2.27cm" svg:y="2.5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.302cm" svg:height="1.27cm" svg:x="6.842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2.778cm" svg:y1="3.54cm" svg:x2="8.366cm" svg:y2="9.89cm">
          <text:p/>
        </draw:line>
        <draw:frame draw:style-name="gr11" draw:text-style-name="P9" draw:layer="layout" svg:width="2.54cm" svg:height="1.016cm" svg:x="7.35cm" svg:y="2.778cm">
          <draw:text-box>
            <text:p><text:span text:style-name="T8">(C, A*)</text:span></text:p>
          </draw:text-box>
        </draw:frame>
        <draw:frame draw:style-name="gr11" draw:text-style-name="P9" draw:layer="layout" svg:width="2.54cm" svg:height="1.016cm" svg:x="2.27cm" svg:y="2.778cm">
          <draw:text-box>
            <text:p><text:span text:style-name="T8">(R, A*)</text:span></text:p>
          </draw:text-box>
        </draw:frame>
        <draw:frame draw:style-name="gr11" draw:text-style-name="P9" draw:layer="layout" svg:width="2.54cm" svg:height="1.016cm" svg:x="12.43cm" svg:y="2.778cm">
          <draw:text-box>
            <text:p><text:span text:style-name="T8">(R, B*)</text:span></text:p>
          </draw:text-box>
        </draw:frame>
        <draw:frame draw:style-name="gr11" draw:text-style-name="P9" draw:layer="layout" svg:width="2.54cm" svg:height="1.016cm" svg:x="17.51cm" svg:y="2.778cm">
          <draw:text-box>
            <text:p><text:span text:style-name="T8">(C, B*)</text:span></text:p>
          </draw:text-box>
        </draw:frame>
        <draw:custom-shape draw:style-name="gr12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2.54cm" svg:height="1.016cm" svg:x="7.858cm" svg:y="9.89cm">
          <draw:text-box>
            <text:p><text:span text:style-name="T8">(A*)</text:span></text:p>
          </draw:text-box>
        </draw:frame>
        <draw:frame draw:style-name="gr13" draw:text-style-name="P9" draw:layer="layout" svg:width="2.54cm" svg:height="0.962cm" svg:x="13.446cm" svg:y="9.89cm">
          <draw:text-box>
            <text:p><text:span text:style-name="T8">(B*)</text:span></text:p>
          </draw:text-box>
        </draw:frame>
        <draw:line draw:style-name="gr14" draw:text-style-name="P3" draw:layer="layout" svg:x1="8.366cm" svg:y1="3.794cm" svg:x2="8.62cm" svg:y2="9.89cm">
          <text:p/>
        </draw:line>
        <draw:line draw:style-name="gr10" draw:text-style-name="P3" draw:layer="layout" svg:x1="13.7cm" svg:y1="3.54cm" svg:x2="14.208cm" svg:y2="9.89cm">
          <text:p/>
        </draw:line>
        <draw:line draw:style-name="gr10" draw:text-style-name="P3" draw:layer="layout" svg:x1="18.526cm" svg:y1="3.286cm" svg:x2="14.462cm" svg:y2="9.89cm">
          <text:p/>
        </draw:line>
        <draw:frame draw:style-name="gr2" draw:text-style-name="P2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2" draw:text-style-name="P2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" draw:text-style-name="P2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2" draw:text-style-name="P2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2" draw:text-style-name="P2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2" draw:text-style-name="P2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ustom-shape draw:style-name="gr21" draw:text-style-name="P1" draw:layer="layout" svg:width="20.32cm" svg:height="2.54cm" svg:x="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3.54cm" svg:y1="3.794cm" svg:x2="3.54cm" svg:y2="10.398cm">
          <text:p/>
        </draw:line>
        <draw:frame draw:style-name="gr11" draw:text-style-name="P9" draw:layer="layout" svg:width="2.54cm" svg:height="1.016cm" svg:x="7.35cm" svg:y="2.778cm">
          <draw:text-box>
            <text:p><text:span text:style-name="T8">(C, A*)</text:span></text:p>
          </draw:text-box>
        </draw:frame>
        <draw:frame draw:style-name="gr11" draw:text-style-name="P9" draw:layer="layout" svg:width="2.54cm" svg:height="1.016cm" svg:x="2.27cm" svg:y="2.778cm">
          <draw:text-box>
            <text:p><text:span text:style-name="T8">(R, A*)</text:span></text:p>
          </draw:text-box>
        </draw:frame>
        <draw:frame draw:style-name="gr11" draw:text-style-name="P9" draw:layer="layout" svg:width="2.54cm" svg:height="1.016cm" svg:x="12.43cm" svg:y="2.778cm">
          <draw:text-box>
            <text:p><text:span text:style-name="T8">(R, B*)</text:span></text:p>
          </draw:text-box>
        </draw:frame>
        <draw:frame draw:style-name="gr11" draw:text-style-name="P9" draw:layer="layout" svg:width="2.54cm" svg:height="1.016cm" svg:x="17.51cm" svg:y="2.778cm">
          <draw:text-box>
            <text:p><text:span text:style-name="T8">(C, B*)</text:span></text:p>
          </draw:text-box>
        </draw:frame>
        <draw:line draw:style-name="gr22" draw:text-style-name="P3" draw:layer="layout" svg:x1="8.62cm" svg:y1="3.794cm" svg:x2="8.62cm" svg:y2="10.398cm">
          <text:p/>
        </draw:line>
        <draw:line draw:style-name="gr10" draw:text-style-name="P3" draw:layer="layout" svg:x1="13.7cm" svg:y1="3.794cm" svg:x2="13.7cm" svg:y2="10.398cm">
          <text:p/>
        </draw:line>
        <draw:line draw:style-name="gr10" draw:text-style-name="P3" draw:layer="layout" svg:x1="18.526cm" svg:y1="3.794cm" svg:x2="18.526cm" svg:y2="10.144cm">
          <text:p/>
        </draw:line>
        <draw:frame draw:style-name="gr2" draw:text-style-name="P2" draw:layer="layout" svg:width="3.735cm" svg:height="1.09cm" svg:x="21.903cm" svg:y="10.398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2" draw:text-style-name="P2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custom-shape draw:style-name="gr21" draw:text-style-name="P1" draw:layer="layout" svg:width="20.32cm" svg:height="2.54cm" svg:x="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xml:id="id2" draw:id="id2" draw:layer="layout" svg:width="2.54cm" svg:height="1.016cm" svg:x="7.35cm" svg:y="10.398cm">
          <draw:text-box>
            <text:p><text:span text:style-name="T8">(C, A*)</text:span></text:p>
          </draw:text-box>
        </draw:frame>
        <draw:frame draw:style-name="gr11" draw:text-style-name="P9" xml:id="id1" draw:id="id1" draw:layer="layout" svg:width="2.54cm" svg:height="1.016cm" svg:x="2.27cm" svg:y="10.398cm">
          <draw:text-box>
            <text:p><text:span text:style-name="T8">(R, A*)</text:span></text:p>
          </draw:text-box>
        </draw:frame>
        <draw:frame draw:style-name="gr11" draw:text-style-name="P9" xml:id="id3" draw:id="id3" draw:layer="layout" svg:width="2.54cm" svg:height="1.016cm" svg:x="12.43cm" svg:y="10.398cm">
          <draw:text-box>
            <text:p><text:span text:style-name="T8">(R, B*)</text:span></text:p>
          </draw:text-box>
        </draw:frame>
        <draw:frame draw:style-name="gr11" draw:text-style-name="P9" draw:layer="layout" svg:width="2.54cm" svg:height="1.016cm" svg:x="17.51cm" svg:y="10.398cm">
          <draw:text-box>
            <text:p><text:span text:style-name="T8">(C, B*)</text:span></text:p>
          </draw:text-box>
        </draw:frame>
        <draw:connector draw:style-name="gr23" draw:text-style-name="P3" draw:layer="layout" draw:type="curve" svg:x1="3.54cm" svg:y1="10.398cm" svg:x2="8.62cm" svg:y2="10.398cm" draw:start-shape="id1" draw:start-glue-point="0" draw:end-shape="id2" draw:end-glue-point="0" svg:d="M3540 10398c0-750 5080-750 5080 0" svg:viewBox="0 0 5081 563">
          <text:p/>
        </draw:connector>
        <draw:connector draw:style-name="gr23" draw:text-style-name="P3" draw:layer="layout" draw:type="curve" svg:x1="13.7cm" svg:y1="10.398cm" svg:x2="18.78cm" svg:y2="10.398cm" draw:start-shape="id3" draw:start-glue-point="0" svg:d="M13700 10398c0-750 5080-750 5080 0" svg:viewBox="0 0 5081 563">
          <text:p/>
        </draw:connector>
      </draw:page>
      <draw:page draw:name="page6" draw:style-name="dp1" draw:master-page-name="Default">
        <draw:frame draw:style-name="gr24" draw:text-style-name="P13" draw:layer="layout" svg:width="3.048cm" svg:height="1.351cm" svg:x="5.572cm" svg:y="6.253cm">
          <draw:text-box>
            <text:p text:style-name="P8"><text:span text:style-name="T9">i has beliefs</text:span><text:span text:style-name="T9"><text:line-break/></text:span><text:span text:style-name="T9">about which </text:span><text:span text:style-name="T9"><text:line-break/></text:span><text:span text:style-name="T9">node he is on</text:span></text:p>
          </draw:text-box>
        </draw:frame>
        <draw:custom-shape draw:style-name="gr25" draw:text-style-name="P15" xml:id="id4" draw:id="id4" draw:layer="layout" svg:width="0.883cm" svg:height="0.952cm" svg:x="1.635cm" svg:y="5.446cm">
          <text:p text:style-name="P14"><text:span text:style-name="T1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6" draw:id="id6" draw:layer="layout" svg:width="0.883cm" svg:height="0.952cm" svg:x="6.08cm" svg:y="8.303cm">
          <text:p text:style-name="P16"><text:span text:style-name="T11">B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5" draw:id="id5" draw:layer="layout" svg:width="0.883cm" svg:height="0.952cm" svg:x="6.08cm" svg:y="4.493cm">
          <text:p text:style-name="P16"><text:span text:style-name="T11">A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3" draw:layer="layout" draw:type="line" svg:x1="2.518cm" svg:y1="5.922cm" svg:x2="6.08cm" svg:y2="4.969cm" draw:start-shape="id4" draw:start-glue-point="10" draw:end-shape="id5" draw:end-glue-point="6" svg:d="M2518 5922l3562-953" svg:viewBox="0 0 3563 954">
          <text:p/>
        </draw:connector>
        <draw:connector draw:style-name="gr26" draw:text-style-name="P3" draw:layer="layout" draw:type="line" svg:x1="2.518cm" svg:y1="5.922cm" svg:x2="6.08cm" svg:y2="8.779cm" draw:start-shape="id4" draw:start-glue-point="10" draw:end-shape="id6" draw:end-glue-point="6" svg:d="M2518 5922l3562 2857" svg:viewBox="0 0 3563 2858">
          <text:p/>
        </draw:connector>
        <draw:frame draw:style-name="gr27" draw:text-style-name="P18" draw:layer="layout" svg:width="1.341cm" svg:height="0.725cm" svg:x="6.644cm" svg:y="1.952cm">
          <draw:text-box>
            <text:p><text:span text:style-name="T12">t</text:span><text:span text:style-name="T11"> = 1</text:span></text:p>
          </draw:text-box>
        </draw:frame>
        <draw:frame draw:style-name="gr27" draw:text-style-name="P18" draw:layer="layout" svg:width="1.341cm" svg:height="0.725cm" svg:x="1.952cm" svg:y="1.952cm">
          <draw:text-box>
            <text:p><text:span text:style-name="T12">t</text:span><text:span text:style-name="T11"> = 0</text:span></text:p>
          </draw:text-box>
        </draw:frame>
        <draw:frame draw:style-name="gr28" draw:text-style-name="P19" draw:layer="layout" svg:width="1.573cm" svg:height="0.569cm" draw:transform="rotate (0.252898208613978) translate (3.317cm 5.024cm)">
          <draw:text-box>
            <text:p><text:span text:style-name="T13">A = Best</text:span></text:p>
          </draw:text-box>
        </draw:frame>
        <draw:frame draw:style-name="gr29" draw:text-style-name="P19" draw:layer="layout" svg:width="1.59cm" svg:height="0.569cm" draw:transform="rotate (-0.71733032256967) translate (3.681cm 6.609cm)">
          <draw:text-box>
            <text:p><text:span text:style-name="T13">B = Best</text:span></text:p>
          </draw:text-box>
        </draw:frame>
        <draw:connector draw:style-name="gr26" draw:text-style-name="P3" draw:layer="layout" draw:type="line" svg:x1="6.963cm" svg:y1="8.779cm" svg:x2="10.525cm" svg:y2="8.62cm" draw:start-shape="id6" draw:start-glue-point="10" draw:end-shape="id7" draw:end-glue-point="3" svg:d="M6963 8779l3562-159" svg:viewBox="0 0 3563 160">
          <text:p/>
        </draw:connector>
        <draw:connector draw:style-name="gr30" draw:text-style-name="P3" draw:layer="layout" draw:type="line" svg:x1="6.963cm" svg:y1="8.779cm" svg:x2="10.525cm" svg:y2="11.477cm" draw:start-shape="id6" draw:start-glue-point="10" draw:end-shape="id8" svg:d="M6963 8779l3562 2698" svg:viewBox="0 0 3563 2699">
          <text:p/>
        </draw:connector>
        <draw:connector draw:style-name="gr26" draw:text-style-name="P3" draw:layer="layout" draw:type="line" svg:x1="6.963cm" svg:y1="4.969cm" svg:x2="10.525cm" svg:y2="3.54cm" draw:start-shape="id5" draw:start-glue-point="10" draw:end-shape="id9" draw:end-glue-point="3" svg:d="M6963 4969l3562-1429" svg:viewBox="0 0 3563 1430">
          <text:p/>
        </draw:connector>
        <draw:connector draw:style-name="gr30" draw:text-style-name="P3" draw:layer="layout" draw:type="line" svg:x1="6.963cm" svg:y1="4.969cm" svg:x2="10.525cm" svg:y2="6.715cm" draw:start-shape="id5" draw:start-glue-point="10" draw:end-shape="id10" draw:end-glue-point="3" svg:d="M6963 4969l3562 1746" svg:viewBox="0 0 3563 1747">
          <text:p/>
        </draw:connector>
        <draw:frame draw:style-name="gr31" draw:text-style-name="P19" draw:layer="layout" svg:width="1.213cm" svg:height="0.569cm" draw:transform="rotate (0.359886891761231) translate (7.658cm 4.232cm)">
          <draw:text-box>
            <text:p><text:span text:style-name="T13">Get A</text:span></text:p>
          </draw:text-box>
        </draw:frame>
        <draw:frame draw:style-name="gr32" draw:text-style-name="P19" draw:layer="layout" svg:width="1.563cm" svg:height="0.664cm" draw:transform="rotate (0.0150098315671512) translate (7.999cm 8.273cm)">
          <draw:text-box>
            <text:p><text:span text:style-name="T13">Get A</text:span></text:p>
          </draw:text-box>
        </draw:frame>
        <draw:frame draw:style-name="gr32" draw:text-style-name="P19" draw:layer="layout" svg:width="1.642cm" svg:height="0.664cm" draw:transform="rotate (-0.420973415581033) translate (7.938cm 5.445cm)">
          <draw:text-box>
            <text:p><text:span text:style-name="T13">Get B</text:span></text:p>
          </draw:text-box>
        </draw:frame>
        <draw:frame draw:style-name="gr33" draw:text-style-name="P19" draw:layer="layout" svg:width="1.23cm" svg:height="0.569cm" draw:transform="rotate (-0.67422069004541) translate (7.976cm 9.63cm)">
          <draw:text-box>
            <text:p><text:span text:style-name="T13">Get B</text:span></text:p>
          </draw:text-box>
        </draw:frame>
        <draw:frame draw:style-name="gr27" draw:text-style-name="P18" draw:layer="layout" svg:width="1.341cm" svg:height="0.725cm" svg:x="10.842cm" svg:y="1.862cm">
          <draw:text-box>
            <text:p><text:span text:style-name="T12">t</text:span><text:span text:style-name="T11"> = 2</text:span></text:p>
          </draw:text-box>
        </draw:frame>
        <draw:custom-shape draw:style-name="gr34" draw:text-style-name="P21" xml:id="id10" draw:id="id10" draw:layer="layout" svg:width="2.222cm" svg:height="1.27cm" svg:x="10.525cm" svg:y="6.08cm">
          <text:p text:style-name="P20"><text:span text:style-name="T14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3" xml:id="id9" draw:id="id9" draw:layer="layout" svg:width="2.222cm" svg:height="1.27cm" svg:x="10.525cm" svg:y="2.905cm">
          <text:p text:style-name="P22"><text:span text:style-name="T15">A obtained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xml:id="id8" draw:id="id8" draw:layer="layout" svg:width="2.222cm" svg:height="1.27cm" svg:x="10.525cm" svg:y="10.842cm">
          <text:p text:style-name="P22"><text:span text:style-name="T15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xml:id="id7" draw:id="id7" draw:layer="layout" svg:width="2.222cm" svg:height="1.27cm" svg:x="10.525cm" svg:y="7.985cm">
          <text:p text:style-name="P20"><text:span text:style-name="T14">A obtained</text:span></text:p>
          <draw:enhanced-geometry svg:viewBox="0 0 21600 21600" draw:type="rectangle" draw:enhanced-path="M 0 0 L 21600 0 21600 21600 0 21600 0 0 Z N"/>
        </draw:custom-shape>
        <draw:connector draw:style-name="gr36" draw:text-style-name="P3" draw:layer="layout" draw:type="curve" svg:x1="6.08cm" svg:y1="4.969cm" svg:x2="6.08cm" svg:y2="8.779cm" draw:start-shape="id5" draw:start-glue-point="6" draw:end-shape="id6" draw:end-glue-point="6" svg:d="M6080 4969c-765 0-765 3810 0 3810" svg:viewBox="0 0 575 3811">
          <text:p/>
        </draw:connector>
        <draw:frame draw:style-name="gr37" draw:text-style-name="P8" draw:layer="layout" svg:width="1.999cm" svg:height="0.999cm" svg:x="12.957cm" svg:y="10.4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7" draw:style-name="dp2" draw:master-page-name="Default">
        <draw:custom-shape draw:style-name="gr25" draw:text-style-name="P17" xml:id="id11" draw:id="id11" draw:layer="layout" svg:width="0.883cm" svg:height="0.952cm" svg:x="1.635cm" svg:y="9.891cm">
          <text:p text:style-name="P16"><text:span text:style-name="T1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13" draw:id="id13" draw:layer="layout" svg:width="0.883cm" svg:height="0.952cm" svg:x="6.08cm" svg:y="12.748cm">
          <text:p text:style-name="P16"><text:span text:style-name="T11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12" draw:id="id12" draw:layer="layout" svg:width="0.883cm" svg:height="0.952cm" svg:x="6.08cm" svg:y="8.938cm">
          <text:p text:style-name="P16"><text:span text:style-name="T11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2.518cm" svg:y1="10.367cm" svg:x2="6.08cm" svg:y2="9.414cm" draw:start-shape="id11" draw:start-glue-point="10" draw:end-shape="id12" draw:end-glue-point="6" svg:d="M2518 10367l3562-953" svg:viewBox="0 0 3563 954">
          <text:p/>
        </draw:connector>
        <draw:connector draw:style-name="gr30" draw:text-style-name="P3" draw:layer="layout" draw:type="line" svg:x1="2.518cm" svg:y1="10.367cm" svg:x2="6.08cm" svg:y2="13.224cm" draw:start-shape="id11" draw:start-glue-point="10" draw:end-shape="id13" draw:end-glue-point="6" svg:d="M2518 10367l3562 2857" svg:viewBox="0 0 3563 2858">
          <text:p/>
        </draw:connector>
        <draw:frame draw:style-name="gr27" draw:text-style-name="P18" draw:layer="layout" svg:width="1.341cm" svg:height="0.725cm" svg:x="6.644cm" svg:y="1.952cm">
          <draw:text-box>
            <text:p><text:span text:style-name="T12">t</text:span><text:span text:style-name="T11"> = 1</text:span></text:p>
          </draw:text-box>
        </draw:frame>
        <draw:frame draw:style-name="gr27" draw:text-style-name="P18" draw:layer="layout" svg:width="1.341cm" svg:height="0.725cm" svg:x="1.952cm" svg:y="1.952cm">
          <draw:text-box>
            <text:p><text:span text:style-name="T12">t</text:span><text:span text:style-name="T11"> = 0</text:span></text:p>
          </draw:text-box>
        </draw:frame>
        <draw:frame draw:style-name="gr28" draw:text-style-name="P19" draw:layer="layout" svg:width="1.573cm" svg:height="0.569cm" draw:transform="rotate (0.252898208613978) translate (3.317cm 9.469cm)">
          <draw:text-box>
            <text:p><text:span text:style-name="T13">A = Best</text:span></text:p>
          </draw:text-box>
        </draw:frame>
        <draw:frame draw:style-name="gr29" draw:text-style-name="P19" draw:layer="layout" svg:width="1.59cm" svg:height="0.569cm" draw:transform="rotate (-0.71733032256967) translate (3.681cm 11.054cm)">
          <draw:text-box>
            <text:p><text:span text:style-name="T13">B = Best</text:span></text:p>
          </draw:text-box>
        </draw:frame>
        <draw:connector draw:style-name="gr38" draw:text-style-name="P3" draw:layer="layout" draw:type="line" svg:x1="6.834cm" svg:y1="12.887cm" svg:x2="9.681cm" svg:y2="12.902cm" draw:start-shape="id13" draw:start-glue-point="11" svg:d="M6834 12887l2847 15" svg:viewBox="0 0 2848 16">
          <text:p/>
        </draw:connector>
        <draw:connector draw:style-name="gr30" draw:text-style-name="P3" draw:layer="layout" draw:type="line" svg:x1="6.522cm" svg:y1="13.7cm" svg:x2="10.456cm" svg:y2="16.399cm" draw:start-shape="id13" draw:start-glue-point="8" svg:d="M6522 13700l3934 2699" svg:viewBox="0 0 3935 2700">
          <text:p/>
        </draw:connector>
        <draw:custom-shape draw:style-name="gr25" draw:text-style-name="P17" xml:id="id14" draw:id="id14" draw:layer="layout" svg:width="0.883cm" svg:height="0.952cm" svg:x="10.456cm" svg:y="7.668cm">
          <text:p text:style-name="P16"><text:span text:style-name="T11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6.834cm" svg:y1="9.077cm" svg:x2="10.456cm" svg:y2="8.144cm" draw:start-shape="id12" draw:start-glue-point="11" draw:end-shape="id14" draw:end-glue-point="6" svg:d="M6834 9077l3622-933" svg:viewBox="0 0 3623 934">
          <text:p/>
        </draw:connector>
        <draw:connector draw:style-name="gr38" draw:text-style-name="P3" draw:layer="layout" draw:type="line" svg:x1="6.834cm" svg:y1="9.751cm" svg:x2="9.729cm" svg:y2="10.802cm" draw:start-shape="id12" draw:start-glue-point="9" svg:d="M6834 9751l2895 1051" svg:viewBox="0 0 2896 1052">
          <text:p/>
        </draw:connector>
        <draw:frame draw:style-name="gr39" draw:text-style-name="P19" draw:layer="layout" svg:width="1.565cm" svg:height="0.569cm" draw:transform="rotate (0.252898208613978) translate (7.916cm 8.189cm)">
          <draw:text-box>
            <text:p><text:span text:style-name="T13">Analysis</text:span></text:p>
          </draw:text-box>
        </draw:frame>
        <draw:frame draw:style-name="gr32" draw:text-style-name="P19" draw:layer="layout" svg:width="1.563cm" svg:height="0.664cm" draw:transform="rotate (0.0150098315671512) translate (7.368cm 12.34cm)">
          <draw:text-box>
            <text:p><text:span text:style-name="T13">Quit</text:span></text:p>
          </draw:text-box>
        </draw:frame>
        <draw:frame draw:style-name="gr32" draw:text-style-name="P19" draw:layer="layout" svg:width="1.642cm" svg:height="0.664cm" draw:transform="rotate (-0.420973415581033) translate (7.564cm 9.89cm)">
          <draw:text-box>
            <text:p><text:span text:style-name="T13">Quit</text:span></text:p>
          </draw:text-box>
        </draw:frame>
        <draw:frame draw:style-name="gr39" draw:text-style-name="P19" draw:layer="layout" svg:width="1.565cm" svg:height="0.569cm" draw:transform="rotate (-0.67422069004541) translate (7.56cm 14.335cm)">
          <draw:text-box>
            <text:p><text:span text:style-name="T13">Analysis</text:span></text:p>
          </draw:text-box>
        </draw:frame>
        <draw:connector draw:style-name="gr40" draw:text-style-name="P3" draw:layer="layout" draw:type="line" svg:x1="11.21cm" svg:y1="7.807cm" svg:x2="13.962cm" svg:y2="5.558cm" draw:start-shape="id14" draw:start-glue-point="11" svg:d="M11210 7807l2752-2249" svg:viewBox="0 0 2753 2250">
          <text:p/>
        </draw:connector>
        <draw:frame draw:style-name="gr39" draw:text-style-name="P19" draw:layer="layout" svg:width="1.565cm" svg:height="0.569cm" draw:transform="rotate (0.625875069765167) translate (11.202cm 6.982cm)">
          <draw:text-box>
            <text:p><text:span text:style-name="T13">Analysis</text:span></text:p>
          </draw:text-box>
        </draw:frame>
        <draw:frame draw:style-name="gr27" draw:text-style-name="P18" draw:layer="layout" svg:width="1.341cm" svg:height="0.725cm" svg:x="10.842cm" svg:y="1.862cm">
          <draw:text-box>
            <text:p><text:span text:style-name="T12">t</text:span><text:span text:style-name="T11"> = 2</text:span></text:p>
          </draw:text-box>
        </draw:frame>
        <draw:frame draw:style-name="gr41" draw:text-style-name="P18" draw:layer="layout" svg:width="1.341cm" svg:height="0.725cm" svg:x="15.216cm" svg:y="1.862cm">
          <draw:text-box>
            <text:p><text:span text:style-name="T12">t</text:span><text:span text:style-name="T11"> = 3</text:span></text:p>
          </draw:text-box>
        </draw:frame>
        <draw:custom-shape draw:style-name="gr42" draw:text-style-name="P25" xml:id="id15" draw:id="id15" draw:layer="layout" svg:width="0.883cm" svg:height="0.952cm" svg:x="14.901cm" svg:y="9.256cm">
          <text:p text:style-name="P24"><text:span text:style-name="T13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11.339cm" svg:y1="8.144cm" svg:x2="14.901cm" svg:y2="9.732cm" draw:start-shape="id14" draw:start-glue-point="10" draw:end-shape="id15" draw:end-glue-point="6" svg:d="M11339 8144l3562 1588" svg:viewBox="0 0 3563 1589">
          <text:p/>
        </draw:connector>
        <draw:frame draw:style-name="gr41" draw:text-style-name="P19" draw:layer="layout" svg:width="2.854cm" svg:height="0.725cm" draw:transform="rotate (-0.41242130224626) translate (12.286cm 8.082cm)">
          <draw:text-box>
            <text:p><text:span text:style-name="T13">Plan: Get B</text:span></text:p>
          </draw:text-box>
        </draw:frame>
        <draw:connector draw:style-name="gr38" draw:text-style-name="P3" draw:layer="layout" draw:type="line" svg:x1="11.21cm" svg:y1="8.481cm" svg:x2="13.641cm" svg:y2="10.705cm" draw:start-shape="id14" draw:start-glue-point="9" svg:d="M11210 8481l2431 2224" svg:viewBox="0 0 2432 2225">
          <text:p/>
        </draw:connector>
        <draw:frame draw:style-name="gr32" draw:text-style-name="P18" draw:layer="layout" svg:width="2.124cm" svg:height="0.664cm" draw:transform="rotate (-0.687485192360566) translate (12.252cm 8.65cm)">
          <draw:text-box>
            <text:p><text:span text:style-name="T16">Quit</text:span></text:p>
          </draw:text-box>
        </draw:frame>
        <draw:connector draw:style-name="gr40" draw:text-style-name="P3" draw:layer="layout" draw:type="line" svg:x1="15.655cm" svg:y1="9.395cm" svg:x2="17.751cm" svg:y2="8.178cm" draw:start-shape="id15" draw:start-glue-point="11" svg:d="M15655 9395l2096-1217" svg:viewBox="0 0 2097 1218">
          <text:p/>
        </draw:connector>
        <draw:frame draw:style-name="gr39" draw:text-style-name="P19" draw:layer="layout" svg:width="1.565cm" svg:height="0.569cm" draw:transform="rotate (0.417831822927443) translate (15.27cm 8.923cm)">
          <draw:text-box>
            <text:p><text:span text:style-name="T13">Analysis</text:span></text:p>
          </draw:text-box>
        </draw:frame>
        <draw:connector draw:style-name="gr40" draw:text-style-name="P3" draw:layer="layout" draw:type="line" svg:x1="15.784cm" svg:y1="9.732cm" svg:x2="18.537cm" svg:y2="10.278cm" draw:start-shape="id15" draw:start-glue-point="10" svg:d="M15784 9732l2753 546" svg:viewBox="0 0 2754 547">
          <text:p/>
        </draw:connector>
        <draw:frame draw:style-name="gr43" draw:text-style-name="P26" draw:layer="layout" svg:width="1.941cm" svg:height="0.569cm" draw:transform="rotate (0.34470252726888) translate (15.922cm 9.354cm)">
          <draw:text-box>
            <text:p><text:span text:style-name="T17">Plan: Get A</text:span></text:p>
          </draw:text-box>
        </draw:frame>
        <draw:connector draw:style-name="gr38" draw:text-style-name="P3" draw:layer="layout" draw:type="line" svg:x1="15.343cm" svg:y1="10.208cm" svg:x2="15.635cm" svg:y2="12.187cm" draw:start-shape="id15" draw:start-glue-point="8" svg:d="M15343 10208l292 1979" svg:viewBox="0 0 293 1980">
          <text:p/>
        </draw:connector>
        <draw:frame draw:style-name="gr44" draw:text-style-name="P19" draw:layer="layout" svg:width="1.306cm" svg:height="0.663cm" draw:transform="rotate (-1.31423292675173) translate (15.293cm 10.364cm)">
          <draw:text-box>
            <text:p><text:span text:style-name="T13">Quit</text:span></text:p>
          </draw:text-box>
        </draw:frame>
        <draw:connector draw:style-name="gr40" draw:text-style-name="P3" draw:layer="layout" draw:type="line" svg:x1="15.784cm" svg:y1="9.732cm" svg:x2="18.665cm" svg:y2="8.867cm" draw:start-shape="id15" draw:start-glue-point="10" svg:d="M15784 9732l2881-865" svg:viewBox="0 0 2882 866">
          <text:p/>
        </draw:connector>
        <draw:frame draw:style-name="gr45" draw:text-style-name="P19" draw:layer="layout" svg:width="1.988cm" svg:height="0.74cm" draw:transform="rotate (-0.439473905652173) translate (19.372cm 11.095cm)">
          <draw:text-box>
            <text:p><text:span text:style-name="T13">Act: Get B</text:span></text:p>
          </draw:text-box>
        </draw:frame>
        <draw:custom-shape draw:style-name="gr46" draw:text-style-name="P28" xml:id="id16" draw:id="id16" draw:layer="layout" svg:width="0.883cm" svg:height="0.802cm" svg:x="14.89cm" svg:y="5.146cm">
          <text:p text:style-name="P27"><text:span text:style-name="T13">3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11.339cm" svg:y1="8.144cm" svg:x2="14.89cm" svg:y2="5.547cm" draw:start-shape="id14" draw:start-glue-point="10" draw:end-shape="id16" draw:end-glue-point="6" svg:d="M11339 8144l3551-2597" svg:viewBox="0 0 3552 2598">
          <text:p/>
        </draw:connector>
        <draw:frame draw:style-name="gr41" draw:text-style-name="P19" draw:layer="layout" svg:width="2.854cm" svg:height="0.725cm" draw:transform="rotate (0.595506340780465) translate (11.664cm 7.823cm)">
          <draw:text-box>
            <text:p><text:span text:style-name="T13">Plan: Get A</text:span></text:p>
          </draw:text-box>
        </draw:frame>
        <draw:connector draw:style-name="gr30" draw:text-style-name="P3" draw:layer="layout" draw:type="line" svg:x1="15.655cm" svg:y1="10.069cm" svg:x2="22.59cm" svg:y2="13.065cm" draw:start-shape="id15" draw:start-glue-point="9" draw:end-shape="id17" draw:end-glue-point="3" svg:d="M15655 10069l6935 2996" svg:viewBox="0 0 6936 2997">
          <text:p/>
        </draw:connector>
        <draw:frame draw:style-name="gr47" draw:text-style-name="P26" draw:layer="layout" svg:width="1.958cm" svg:height="0.569cm" draw:transform="rotate (-0.207519648062126) translate (16.47cm 9.443cm)">
          <draw:text-box>
            <text:p><text:span text:style-name="T17">Plan: Get B</text:span></text:p>
          </draw:text-box>
        </draw:frame>
        <draw:custom-shape draw:style-name="gr34" draw:text-style-name="P29" xml:id="id17" draw:id="id17" draw:layer="layout" svg:width="2.222cm" svg:height="1.27cm" svg:x="22.59cm" svg:y="12.43cm">
          <text:p text:style-name="P16"><text:span text:style-name="T11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3" draw:layer="layout" draw:type="line" svg:x1="15.644cm" svg:y1="5.263cm" svg:x2="17.96cm" svg:y2="3.896cm" draw:start-shape="id16" draw:start-glue-point="11" svg:d="M15644 5263l2316-1367" svg:viewBox="0 0 2317 1368">
          <text:p/>
        </draw:connector>
        <draw:frame draw:style-name="gr39" draw:text-style-name="P19" draw:layer="layout" svg:width="1.565cm" svg:height="0.569cm" draw:transform="rotate (0.419053553403839) translate (15.531cm 4.607cm)">
          <draw:text-box>
            <text:p><text:span text:style-name="T13">Analysis</text:span></text:p>
          </draw:text-box>
        </draw:frame>
        <draw:connector draw:style-name="gr40" draw:text-style-name="P3" draw:layer="layout" draw:type="line" svg:x1="15.773cm" svg:y1="5.547cm" svg:x2="18.521cm" svg:y2="6.077cm" draw:start-shape="id16" draw:start-glue-point="10" svg:d="M15773 5547l2748 530" svg:viewBox="0 0 2749 531">
          <text:p/>
        </draw:connector>
        <draw:frame draw:style-name="gr43" draw:text-style-name="P26" draw:layer="layout" svg:width="1.941cm" svg:height="0.569cm" draw:transform="rotate (0.241728101401215) translate (15.955cm 5.021cm)">
          <draw:text-box>
            <text:p><text:span text:style-name="T17">Plan: Get A</text:span></text:p>
          </draw:text-box>
        </draw:frame>
        <draw:connector draw:style-name="gr38" draw:text-style-name="P3" draw:layer="layout" draw:type="line" svg:x1="15.332cm" svg:y1="5.948cm" svg:x2="15.731cm" svg:y2="7.6cm" draw:start-shape="id16" draw:start-glue-point="8" svg:d="M15332 5948l399 1652" svg:viewBox="0 0 400 1653">
          <text:p/>
        </draw:connector>
        <draw:frame draw:style-name="gr44" draw:text-style-name="P19" draw:layer="layout" svg:width="1.306cm" svg:height="0.663cm" draw:transform="rotate (-1.31423292675173) translate (15.293cm 6.08cm)">
          <draw:text-box>
            <text:p><text:span text:style-name="T13">Quit</text:span></text:p>
          </draw:text-box>
        </draw:frame>
        <draw:connector draw:style-name="gr40" draw:text-style-name="P3" draw:layer="layout" draw:type="line" svg:x1="15.773cm" svg:y1="5.547cm" svg:x2="18.521cm" svg:y2="4.923cm" draw:start-shape="id16" draw:start-glue-point="10" svg:d="M15773 5547l2748-624" svg:viewBox="0 0 2749 625">
          <text:p/>
        </draw:connector>
        <draw:frame draw:style-name="gr45" draw:text-style-name="P19" draw:layer="layout" svg:width="1.988cm" svg:height="0.74cm" draw:transform="rotate (-0.204028989558137) translate (19.567cm 6.305cm)">
          <draw:text-box>
            <text:p><text:span text:style-name="T13">Act: Get A</text:span></text:p>
          </draw:text-box>
        </draw:frame>
        <draw:connector draw:style-name="gr30" draw:text-style-name="P3" draw:layer="layout" draw:type="line" svg:x1="15.644cm" svg:y1="5.831cm" svg:x2="22.59cm" svg:y2="7.35cm" draw:start-shape="id16" draw:start-glue-point="9" draw:end-shape="id18" draw:end-glue-point="3" svg:d="M15644 5831l6946 1519" svg:viewBox="0 0 6947 1520">
          <text:p/>
        </draw:connector>
        <draw:frame draw:style-name="gr47" draw:text-style-name="P26" draw:layer="layout" svg:width="1.958cm" svg:height="0.569cm" draw:transform="rotate (-0.153588974175501) translate (16.332cm 5.35cm)">
          <draw:text-box>
            <text:p><text:span text:style-name="T17">Plan: Get B</text:span></text:p>
          </draw:text-box>
        </draw:frame>
        <draw:custom-shape draw:style-name="gr34" draw:text-style-name="P29" xml:id="id18" draw:id="id18" draw:layer="layout" svg:width="2.222cm" svg:height="1.27cm" svg:x="22.59cm" svg:y="6.715cm">
          <text:p text:style-name="P16"><text:span text:style-name="T11">A obtained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xml:id="id19" draw:id="id19" draw:layer="layout" svg:width="0.883cm" svg:height="0.952cm" svg:x="10.456cm" svg:y="15.884cm">
          <text:p text:style-name="P16"><text:span text:style-name="T11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3" draw:layer="layout" draw:type="line" svg:x1="11.21cm" svg:y1="16.023cm" svg:x2="13.962cm" svg:y2="13.774cm" draw:start-shape="id19" draw:start-glue-point="11" svg:d="M11210 16023l2752-2249" svg:viewBox="0 0 2753 2250">
          <text:p/>
        </draw:connector>
        <draw:frame draw:style-name="gr39" draw:text-style-name="P19" draw:layer="layout" svg:width="1.565cm" svg:height="0.569cm" draw:transform="rotate (0.625875069765167) translate (11.202cm 15.198cm)">
          <draw:text-box>
            <text:p><text:span text:style-name="T13">Analysis</text:span></text:p>
          </draw:text-box>
        </draw:frame>
        <draw:custom-shape draw:style-name="gr48" draw:text-style-name="P25" xml:id="id20" draw:id="id20" draw:layer="layout" svg:width="0.883cm" svg:height="0.952cm" svg:x="14.901cm" svg:y="17.472cm">
          <text:p text:style-name="P24"><text:span text:style-name="T13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11.339cm" svg:y1="16.36cm" svg:x2="14.901cm" svg:y2="17.948cm" draw:start-shape="id19" draw:start-glue-point="10" draw:end-shape="id20" draw:end-glue-point="6" svg:d="M11339 16360l3562 1588" svg:viewBox="0 0 3563 1589">
          <text:p/>
        </draw:connector>
        <draw:frame draw:style-name="gr41" draw:text-style-name="P19" draw:layer="layout" svg:width="2.854cm" svg:height="0.725cm" draw:transform="rotate (-0.41242130224626) translate (12.286cm 16.298cm)">
          <draw:text-box>
            <text:p><text:span text:style-name="T13">Plan: Get B</text:span></text:p>
          </draw:text-box>
        </draw:frame>
        <draw:connector draw:style-name="gr38" draw:text-style-name="P3" draw:layer="layout" draw:type="line" svg:x1="11.21cm" svg:y1="16.697cm" svg:x2="13.641cm" svg:y2="18.921cm" draw:start-shape="id19" draw:start-glue-point="9" svg:d="M11210 16697l2431 2224" svg:viewBox="0 0 2432 2225">
          <text:p/>
        </draw:connector>
        <draw:frame draw:style-name="gr32" draw:text-style-name="P18" draw:layer="layout" svg:width="2.124cm" svg:height="0.664cm" draw:transform="rotate (-0.687485192360566) translate (12.252cm 16.866cm)">
          <draw:text-box>
            <text:p><text:span text:style-name="T16">Quit</text:span></text:p>
          </draw:text-box>
        </draw:frame>
        <draw:connector draw:style-name="gr40" draw:text-style-name="P3" draw:layer="layout" draw:type="line" svg:x1="15.655cm" svg:y1="17.611cm" svg:x2="17.928cm" svg:y2="16.308cm" draw:start-shape="id20" draw:start-glue-point="11" svg:d="M15655 17611l2273-1303" svg:viewBox="0 0 2274 1304">
          <text:p/>
        </draw:connector>
        <draw:connector draw:style-name="gr40" draw:text-style-name="P3" draw:layer="layout" draw:type="line" svg:x1="15.784cm" svg:y1="17.948cm" svg:x2="18.425cm" svg:y2="18.505cm" draw:start-shape="id20" draw:start-glue-point="10" svg:d="M15784 17948l2641 557" svg:viewBox="0 0 2642 558">
          <text:p/>
        </draw:connector>
        <draw:connector draw:style-name="gr38" draw:text-style-name="P3" draw:layer="layout" draw:type="line" svg:x1="15.343cm" svg:y1="18.424cm" svg:x2="15.731cm" svg:y2="20.461cm" draw:start-shape="id20" draw:start-glue-point="8" svg:d="M15343 18424l388 2037" svg:viewBox="0 0 389 2038">
          <text:p/>
        </draw:connector>
        <draw:frame draw:style-name="gr44" draw:text-style-name="P19" draw:layer="layout" svg:width="1.266cm" svg:height="0.663cm" draw:transform="rotate (-1.31423292675173) translate (15.562cm 18.559cm)">
          <draw:text-box>
            <text:p><text:span text:style-name="T13">Quit</text:span></text:p>
          </draw:text-box>
        </draw:frame>
        <draw:connector draw:style-name="gr40" draw:text-style-name="P3" draw:layer="layout" draw:type="line" svg:x1="15.784cm" svg:y1="17.948cm" svg:x2="18.425cm" svg:y2="17.414cm" draw:start-shape="id20" draw:start-glue-point="10" svg:d="M15784 17948l2641-534" svg:viewBox="0 0 2642 535">
          <text:p/>
        </draw:connector>
        <draw:custom-shape draw:style-name="gr49" draw:text-style-name="P25" xml:id="id21" draw:id="id21" draw:layer="layout" svg:width="0.883cm" svg:height="0.802cm" svg:x="14.89cm" svg:y="13.362cm">
          <text:p text:style-name="P24"><text:span text:style-name="T13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11.339cm" svg:y1="16.36cm" svg:x2="14.89cm" svg:y2="13.763cm" draw:start-shape="id19" draw:start-glue-point="10" draw:end-shape="id21" draw:end-glue-point="6" svg:d="M11339 16360l3551-2597" svg:viewBox="0 0 3552 2598">
          <text:p/>
        </draw:connector>
        <draw:frame draw:style-name="gr41" draw:text-style-name="P19" draw:layer="layout" svg:width="2.854cm" svg:height="0.725cm" draw:transform="rotate (0.595506340780465) translate (11.664cm 16.039cm)">
          <draw:text-box>
            <text:p><text:span text:style-name="T13">Plan: Get A</text:span></text:p>
          </draw:text-box>
        </draw:frame>
        <draw:connector draw:style-name="gr30" draw:text-style-name="P3" draw:layer="layout" draw:type="line" svg:x1="15.655cm" svg:y1="18.285cm" svg:x2="22.59cm" svg:y2="19.955cm" draw:start-shape="id20" draw:start-glue-point="9" draw:end-shape="id22" draw:end-glue-point="3" svg:d="M15655 18285l6935 1670" svg:viewBox="0 0 6936 1671">
          <text:p/>
        </draw:connector>
        <draw:custom-shape draw:style-name="gr34" draw:text-style-name="P29" xml:id="id22" draw:id="id22" draw:layer="layout" svg:width="2.222cm" svg:height="1.27cm" svg:x="22.59cm" svg:y="19.32cm">
          <text:p text:style-name="P16"><text:span text:style-name="T11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3" draw:layer="layout" draw:type="line" svg:x1="15.644cm" svg:y1="13.479cm" svg:x2="17.96cm" svg:y2="12.112cm" draw:start-shape="id21" draw:start-glue-point="11" svg:d="M15644 13479l2316-1367" svg:viewBox="0 0 2317 1368">
          <text:p/>
        </draw:connector>
        <draw:frame draw:style-name="gr39" draw:text-style-name="P19" draw:layer="layout" svg:width="1.565cm" svg:height="0.569cm" draw:transform="rotate (0.419053553403839) translate (15.531cm 17.194cm)">
          <draw:text-box>
            <text:p><text:span text:style-name="T13">Analysis</text:span></text:p>
          </draw:text-box>
        </draw:frame>
        <draw:connector draw:style-name="gr40" draw:text-style-name="P3" draw:layer="layout" draw:type="line" svg:x1="15.773cm" svg:y1="13.763cm" svg:x2="18.521cm" svg:y2="14.293cm" draw:start-shape="id21" draw:start-glue-point="10" svg:d="M15773 13763l2748 530" svg:viewBox="0 0 2749 531">
          <text:p/>
        </draw:connector>
        <draw:frame draw:style-name="gr43" draw:text-style-name="P26" draw:layer="layout" svg:width="1.941cm" svg:height="0.569cm" draw:transform="rotate (0.241728101401215) translate (15.806cm 17.593cm)">
          <draw:text-box>
            <text:p><text:span text:style-name="T17">Plan: Get A</text:span></text:p>
          </draw:text-box>
        </draw:frame>
        <draw:connector draw:style-name="gr38" draw:text-style-name="P3" draw:layer="layout" draw:type="line" svg:x1="15.332cm" svg:y1="14.164cm" svg:x2="15.731cm" svg:y2="15.816cm" draw:start-shape="id21" draw:start-glue-point="8" svg:d="M15332 14164l399 1652" svg:viewBox="0 0 400 1653">
          <text:p/>
        </draw:connector>
        <draw:frame draw:style-name="gr44" draw:text-style-name="P19" draw:layer="layout" svg:width="1.306cm" svg:height="0.663cm" draw:transform="rotate (-1.31423292675173) translate (15.293cm 14.296cm)">
          <draw:text-box>
            <text:p><text:span text:style-name="T13">Quit</text:span></text:p>
          </draw:text-box>
        </draw:frame>
        <draw:connector draw:style-name="gr40" draw:text-style-name="P3" draw:layer="layout" draw:type="line" svg:x1="15.773cm" svg:y1="13.763cm" svg:x2="18.521cm" svg:y2="13.139cm" draw:start-shape="id21" draw:start-glue-point="10" svg:d="M15773 13763l2748-624" svg:viewBox="0 0 2749 625">
          <text:p/>
        </draw:connector>
        <draw:frame draw:style-name="gr45" draw:text-style-name="P19" draw:layer="layout" svg:width="1.988cm" svg:height="0.74cm" draw:transform="rotate (-0.213977366294505) translate (19.059cm 18.706cm)">
          <draw:text-box>
            <text:p><text:span text:style-name="T13">Act: Get B</text:span></text:p>
          </draw:text-box>
        </draw:frame>
        <draw:connector draw:style-name="gr30" draw:text-style-name="P3" draw:layer="layout" draw:type="line" svg:x1="15.644cm" svg:y1="14.047cm" svg:x2="22.59cm" svg:y2="15.605cm" draw:start-shape="id21" draw:start-glue-point="9" draw:end-shape="id23" draw:end-glue-point="3" svg:d="M15644 14047l6946 1558" svg:viewBox="0 0 6947 1559">
          <text:p/>
        </draw:connector>
        <draw:frame draw:style-name="gr47" draw:text-style-name="P26" draw:layer="layout" svg:width="1.958cm" svg:height="0.569cm" draw:transform="rotate (-0.153588974175501) translate (16.327cm 17.6cm)">
          <draw:text-box>
            <text:p><text:span text:style-name="T17">Plan: Get B</text:span></text:p>
          </draw:text-box>
        </draw:frame>
        <draw:custom-shape draw:style-name="gr34" draw:text-style-name="P29" xml:id="id23" draw:id="id23" draw:layer="layout" svg:width="2.222cm" svg:height="1.27cm" svg:x="22.59cm" svg:y="14.97cm">
          <text:p text:style-name="P16"><text:span text:style-name="T11">A obtained</text:span></text:p>
          <draw:enhanced-geometry svg:viewBox="0 0 21600 21600" draw:type="rectangle" draw:enhanced-path="M 0 0 L 21600 0 21600 21600 0 21600 0 0 Z N"/>
        </draw:custom-shape>
        <draw:connector draw:style-name="gr36" draw:text-style-name="P3" draw:layer="layout" draw:type="curve" draw:line-skew="-0.24cm" svg:x1="14.89cm" svg:y1="5.547cm" svg:x2="14.89cm" svg:y2="13.763cm" draw:start-shape="id16" draw:start-glue-point="6" draw:end-shape="id21" draw:end-glue-point="6" svg:d="M14890 5547c-1125 0-1125 8216 0 8216" svg:viewBox="0 0 845 8217">
          <text:p/>
        </draw:connector>
        <draw:connector draw:style-name="gr36" draw:text-style-name="P3" draw:layer="layout" draw:type="curve" svg:x1="14.901cm" svg:y1="9.732cm" svg:x2="14.901cm" svg:y2="17.948cm" draw:start-shape="id15" draw:start-glue-point="6" draw:end-shape="id20" draw:end-glue-point="6" svg:d="M14901 9732c-765 0-765 8216 0 8216" svg:viewBox="0 0 575 8217">
          <text:p/>
        </draw:connector>
        <draw:connector draw:style-name="gr36" draw:text-style-name="P3" draw:layer="layout" draw:type="curve" svg:x1="6.08cm" svg:y1="9.414cm" svg:x2="6.08cm" svg:y2="13.224cm" draw:start-shape="id12" draw:start-glue-point="6" draw:end-shape="id13" draw:end-glue-point="6" svg:d="M6080 9414c-765 0-765 3810 0 3810" svg:viewBox="0 0 575 3811">
          <text:p/>
        </draw:connector>
        <draw:connector draw:style-name="gr36" draw:text-style-name="P3" draw:layer="layout" draw:type="curve" svg:x1="10.456cm" svg:y1="8.144cm" svg:x2="10.456cm" svg:y2="16.36cm" draw:start-shape="id14" draw:start-glue-point="6" draw:end-shape="id19" draw:end-glue-point="6" svg:d="M10456 8144c-765 0-765 8216 0 8216" svg:viewBox="0 0 575 8217">
          <text:p/>
        </draw:connector>
        <draw:frame draw:style-name="gr39" draw:text-style-name="P19" draw:layer="layout" svg:width="1.565cm" svg:height="0.569cm" draw:transform="rotate (0.419053553403839) translate (15.531cm 12.862cm)">
          <draw:text-box>
            <text:p><text:span text:style-name="T13">Analysis</text:span></text:p>
          </draw:text-box>
        </draw:frame>
        <draw:frame draw:style-name="gr43" draw:text-style-name="P26" draw:layer="layout" svg:width="1.941cm" svg:height="0.569cm" draw:transform="rotate (0.241728101401215) translate (15.806cm 13.212cm)">
          <draw:text-box>
            <text:p><text:span text:style-name="T17">Plan: Get A</text:span></text:p>
          </draw:text-box>
        </draw:frame>
        <draw:frame draw:style-name="gr45" draw:text-style-name="P19" draw:layer="layout" svg:width="1.988cm" svg:height="0.74cm" draw:transform="rotate (-0.204028989558137) translate (19.25cm 14.447cm)">
          <draw:text-box>
            <text:p><text:span text:style-name="T13">Act: Get A</text:span></text:p>
          </draw:text-box>
        </draw:frame>
        <draw:frame draw:style-name="gr47" draw:text-style-name="P26" draw:layer="layout" svg:width="1.958cm" svg:height="0.569cm" draw:transform="rotate (-0.153588974175501) translate (16.015cm 13.492cm)">
          <draw:text-box>
            <text:p><text:span text:style-name="T17">Plan: Get B</text:span></text:p>
          </draw:text-box>
        </draw:frame>
        <draw:frame draw:style-name="gr41" draw:text-style-name="P18" draw:layer="layout" svg:width="1.341cm" svg:height="0.725cm" svg:x="23.225cm" svg:y="1.952cm">
          <draw:text-box>
            <text:p><text:span text:style-name="T12">t</text:span><text:span text:style-name="T11"> = 4</text:span></text:p>
          </draw:text-box>
        </draw:frame>
      </draw:page>
      <draw:page draw:name="page8" draw:style-name="dp1" draw:master-page-name="Default">
        <draw:custom-shape draw:style-name="gr50" draw:text-style-name="P30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3" draw:layer="layout" draw:type="curve" svg:x1="17.022cm" svg:y1="17.651cm" svg:x2="22.349cm" svg:y2="19.734cm" draw:start-shape="id24" draw:start-glue-point="3" draw:end-shape="id25" draw:end-glue-point="3" svg:d="M17022 17651c-772 0-3436 2083 5327 2083" svg:viewBox="0 0 6315 2084">
          <text:p/>
        </draw:connector>
        <draw:connector draw:style-name="gr51" draw:text-style-name="P3" draw:layer="layout" draw:type="curve" svg:x1="12.145cm" svg:y1="3.583cm" svg:x2="15.207cm" svg:y2="10.144cm" draw:start-shape="id26" draw:start-glue-point="1" draw:end-shape="id27" draw:end-glue-point="0" svg:d="M12145 3583c2042 0 3062 2187 3062 6561" svg:viewBox="0 0 3063 6562">
          <text:p/>
        </draw:connector>
        <draw:custom-shape draw:style-name="gr52" draw:text-style-name="P1" draw:layer="layout" svg:width="4.606cm" svg:height="1.106cm" svg:x="1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3" draw:layer="layout" svg:x1="1.461cm" svg:y1="2.719cm" svg:x2="1.461cm" svg:y2="5.253cm">
          <text:p/>
        </draw:line>
        <draw:custom-shape draw:style-name="gr54" draw:text-style-name="P31" draw:layer="layout" svg:width="4.606cm" svg:height="1.67cm" svg:x="1.22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2" xml:id="id29" draw:id="id29" draw:layer="layout" svg:width="2.122cm" svg:height="0.702cm" svg:x="1.3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3" draw:layer="layout" svg:width="1.884cm" svg:height="0.521cm" svg:x="1.294cm" svg:y="5.559cm">
          <draw:text-box>
            <text:p><text:span text:style-name="T18">Hear A</text:span></text:p>
          </draw:text-box>
        </draw:frame>
        <draw:g>
          <draw:frame draw:style-name="gr2" draw:text-style-name="P2" draw:layer="layout" svg:width="0.919cm" svg:height="0.383cm" svg:x="3.397cm" svg:y="2.21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cm" svg:height="0.382cm" svg:x="4.421cm" svg:y="2.22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6cm" svg:height="0.384cm" svg:x="1.184cm" svg:y="2.198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3cm" svg:x="2.29cm" svg:y="2.21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g>
          <draw:frame draw:style-name="gr2" draw:text-style-name="P2" draw:layer="layout" svg:width="0.919cm" svg:height="0.383cm" svg:x="3.617cm" svg:y="5.065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cm" svg:height="0.384cm" svg:x="4.641cm" svg:y="5.07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6cm" svg:height="0.383cm" svg:x="1.404cm" svg:y="5.05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3cm" svg:x="2.51cm" svg:y="5.065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57" draw:text-style-name="P30" draw:layer="layout" svg:width="4.607cm" svg:height="1.663cm" svg:x="6.588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2" xml:id="id30" draw:id="id30" draw:layer="layout" svg:width="2.121cm" svg:height="0.695cm" svg:x="6.67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0.921cm" svg:height="0.383cm" svg:x="8.984cm" svg:y="5.058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4cm" svg:x="10.008cm" svg:y="5.071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7cm" svg:height="0.383cm" svg:x="6.772cm" svg:y="5.044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3cm" svg:x="7.878cm" svg:y="5.058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59" draw:text-style-name="P32" draw:layer="layout" svg:width="2.122cm" svg:height="0.709cm" svg:x="8.984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2" draw:layer="layout" svg:width="2.121cm" svg:height="0.702cm" svg:x="3.52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0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2" xml:id="id28" draw:id="id28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63" draw:text-style-name="P32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34" draw:layer="layout" svg:width="2.415cm" svg:height="0.521cm" svg:x="6.772cm" svg:y="5.481cm">
          <draw:text-box>
            <text:p><text:span text:style-name="T19">BEL(A*) &gt; BEL(B*)</text:span></text:p>
          </draw:text-box>
        </draw:frame>
        <draw:frame draw:style-name="gr65" draw:text-style-name="P34" draw:layer="layout" svg:width="2.414cm" svg:height="0.52cm" svg:x="11.918cm" svg:y="5.57cm">
          <draw:text-box>
            <text:p><text:span text:style-name="T19">BEL(A*) &gt; BEL(B*)</text:span></text:p>
          </draw:text-box>
        </draw:frame>
        <draw:frame draw:style-name="gr66" draw:text-style-name="P35" draw:layer="layout" svg:width="2.414cm" svg:height="0.521cm" svg:x="8.984cm" svg:y="5.519cm">
          <draw:text-box>
            <text:p><text:span text:style-name="T20">BEL(A*) &lt; BEL(B*)</text:span></text:p>
          </draw:text-box>
        </draw:frame>
        <draw:frame draw:style-name="gr66" draw:text-style-name="P35" draw:layer="layout" svg:width="2.414cm" svg:height="0.521cm" svg:x="14.08cm" svg:y="5.617cm">
          <draw:text-box>
            <text:p><text:span text:style-name="T20">BEL(A*) &lt; BEL(B*)</text:span></text:p>
          </draw:text-box>
        </draw:frame>
        <draw:frame draw:style-name="gr56" draw:text-style-name="P33" draw:layer="layout" svg:width="1.884cm" svg:height="0.521cm" svg:x="3.758cm" svg:y="5.559cm">
          <draw:text-box>
            <text:p><text:span text:style-name="T18">Hear B</text:span></text:p>
          </draw:text-box>
        </draw:frame>
        <draw:connector draw:style-name="gr51" draw:text-style-name="P3" draw:layer="layout" draw:type="curve" svg:x1="12.145cm" svg:y1="3.583cm" svg:x2="12.901cm" svg:y2="4.81cm" draw:start-shape="id26" draw:start-glue-point="1" draw:end-shape="id28" draw:end-glue-point="0" svg:d="M12145 3583c504 0 756 409 756 1227" svg:viewBox="0 0 757 1228">
          <text:p/>
        </draw:connector>
        <draw:frame draw:style-name="gr67" draw:text-style-name="P36" xml:id="id26" draw:id="id26" draw:layer="layout" svg:width="3.33cm" svg:height="0.52cm" draw:transform="rotate (0.00523598775598299) translate (8.814cm 3.34cm)">
          <draw:text-box>
            <text:p text:style-name="P8"><text:span text:style-name="T21">Phase 2: Analysis/Intending</text:span></text:p>
          </draw:text-box>
        </draw:frame>
        <draw:custom-shape draw:style-name="gr68" draw:text-style-name="P31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0" draw:text-style-name="P32" xml:id="id27" draw:id="id27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35" draw:layer="layout" svg:width="2.414cm" svg:height="0.52cm" svg:x="11.917cm" svg:y="10.888cm">
          <draw:text-box>
            <text:p><text:span text:style-name="T20">BEL(A*) &lt; BEL(B*)</text:span></text:p>
          </draw:text-box>
        </draw:frame>
        <draw:frame draw:style-name="gr71" draw:text-style-name="P34" draw:layer="layout" svg:width="2.414cm" svg:height="0.522cm" svg:x="14.08cm" svg:y="10.902cm">
          <draw:text-box>
            <text:p><text:span text:style-name="T19">BEL(A*) &lt; BEL(B*)</text:span></text:p>
          </draw:text-box>
        </draw:frame>
        <draw:connector draw:style-name="gr51" draw:text-style-name="P3" draw:layer="layout" draw:type="curve" draw:line-skew="-0.727cm" svg:x1="2.371cm" svg:y1="4.81cm" svg:x2="7.738cm" svg:y2="4.81cm" draw:start-shape="id29" draw:start-glue-point="0" draw:end-shape="id30" draw:end-glue-point="0" svg:d="M2371 4810c0-1863 5367-1863 5367 0" svg:viewBox="0 0 5368 1398">
          <text:p/>
        </draw:connector>
        <draw:frame draw:style-name="gr72" draw:text-style-name="P36" draw:layer="layout" svg:width="3.245cm" svg:height="0.521cm" draw:transform="rotate (0.00418879020478639) translate (3.595cm 3.3cm)">
          <draw:text-box>
            <text:p text:style-name="P8"><text:span text:style-name="T21">Phase 1: Proceed/Organize</text:span></text:p>
          </draw:text-box>
        </draw:frame>
        <draw:frame draw:style-name="gr73" draw:text-style-name="P37" draw:layer="layout" svg:width="1.648cm" svg:height="0.968cm" svg:x="2.639cm" svg:y="1.033cm">
          <draw:text-box>
            <text:p><text:span text:style-name="T22">t </text:span><text:span text:style-name="T23">= 0</text:span></text:p>
          </draw:text-box>
        </draw:frame>
        <draw:frame draw:style-name="gr73" draw:text-style-name="P37" draw:layer="layout" svg:width="1.649cm" svg:height="0.968cm" svg:x="7.237cm" svg:y="1.033cm">
          <draw:text-box>
            <text:p><text:span text:style-name="T22">t </text:span><text:span text:style-name="T23">= 1</text:span></text:p>
          </draw:text-box>
        </draw:frame>
        <draw:frame draw:style-name="gr73" draw:text-style-name="P37" draw:layer="layout" svg:width="1.648cm" svg:height="0.968cm" svg:x="11.836cm" svg:y="1.033cm">
          <draw:text-box>
            <text:p><text:span text:style-name="T22">t </text:span><text:span text:style-name="T23">= 2</text:span></text:p>
          </draw:text-box>
        </draw:frame>
        <draw:custom-shape draw:style-name="gr74" draw:text-style-name="P31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2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6" draw:text-style-name="P32" xml:id="id31" draw:id="id31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1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7" draw:layer="layout" svg:width="1.649cm" svg:height="0.968cm" svg:x="18.302cm" svg:y="1.033cm">
          <draw:text-box>
            <text:p><text:span text:style-name="T22">t </text:span><text:span text:style-name="T23">= 3</text:span></text:p>
          </draw:text-box>
        </draw:frame>
        <draw:frame draw:style-name="gr73" draw:text-style-name="P37" draw:layer="layout" svg:width="1.649cm" svg:height="0.968cm" svg:x="23.712cm" svg:y="1.033cm">
          <draw:text-box>
            <text:p><text:span text:style-name="T22">t </text:span><text:span text:style-name="T23">= 4</text:span></text:p>
          </draw:text-box>
        </draw:frame>
        <draw:frame draw:style-name="gr78" draw:text-style-name="P34" draw:layer="layout" svg:width="4.033cm" svg:height="0.52cm" svg:x="16.94cm" svg:y="7.564cm">
          <draw:text-box>
            <text:p><text:span text:style-name="T19">INCONSISTENT STATES (Hear B)</text:span></text:p>
          </draw:text-box>
        </draw:frame>
        <draw:custom-shape draw:style-name="gr79" draw:text-style-name="P32" xml:id="id38" draw:id="id38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2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2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" draw:text-style-name="P2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81" draw:text-style-name="P30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2" xml:id="id24" draw:id="id24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3" draw:text-style-name="P32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34" draw:layer="layout" svg:width="4.019cm" svg:height="0.52cm" svg:x="16.932cm" svg:y="18.062cm">
          <draw:text-box>
            <text:p><text:span text:style-name="T19">INCONSISTENT STATES (Hear A)</text:span></text:p>
          </draw:text-box>
        </draw:frame>
        <draw:custom-shape draw:style-name="gr85" draw:text-style-name="P30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2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7" draw:text-style-name="P32" xml:id="id32" draw:id="id32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35" draw:layer="layout" svg:width="2.415cm" svg:height="0.521cm" svg:x="22.392cm" svg:y="10.913cm">
          <draw:text-box>
            <text:p><text:span text:style-name="T20">BEL(A*) &gt; BEL(B*)</text:span></text:p>
          </draw:text-box>
        </draw:frame>
        <draw:frame draw:style-name="gr65" draw:text-style-name="P34" draw:layer="layout" svg:width="2.414cm" svg:height="0.52cm" svg:x="24.556cm" svg:y="10.962cm">
          <draw:text-box>
            <text:p><text:span text:style-name="T19">BEL(A*) &lt; BEL(B*)</text:span></text:p>
          </draw:text-box>
        </draw:frame>
        <draw:connector draw:style-name="gr51" draw:text-style-name="P3" draw:layer="layout" draw:type="curve" svg:x1="21.457cm" svg:y1="7.21cm" svg:x2="25.682cm" svg:y2="10.144cm" draw:start-shape="id31" draw:start-glue-point="1" draw:end-shape="id32" draw:end-glue-point="0" svg:d="M21457 7210c2817 0 4225 978 4225 2934" svg:viewBox="0 0 4226 2935">
          <text:p/>
        </draw:connector>
        <draw:frame draw:style-name="gr88" draw:text-style-name="P36" draw:layer="layout" svg:width="2.098cm" svg:height="0.522cm" draw:transform="rotate (0.00418879020478639) translate (23.771cm 8.12cm)">
          <draw:text-box>
            <text:p text:style-name="P8"><text:span text:style-name="T21">Restart Phase 1</text:span></text:p>
          </draw:text-box>
        </draw:frame>
        <draw:custom-shape draw:style-name="gr89" draw:text-style-name="P31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2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2" xml:id="id35" draw:id="id35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2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" draw:text-style-name="P2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93" draw:text-style-name="P32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5" draw:id="id25">
          <draw:frame draw:style-name="gr2" draw:text-style-name="P2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4" draw:text-style-name="P32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34" draw:layer="layout" svg:width="2.415cm" svg:height="0.521cm" svg:x="22.33cm" svg:y="19.989cm">
          <draw:text-box>
            <text:p><text:span text:style-name="T19">BEL(A*) &gt; BEL(B*)</text:span></text:p>
          </draw:text-box>
        </draw:frame>
        <draw:frame draw:style-name="gr66" draw:text-style-name="P35" draw:layer="layout" svg:width="2.414cm" svg:height="0.521cm" svg:x="24.494cm" svg:y="20.037cm">
          <draw:text-box>
            <text:p><text:span text:style-name="T20">BEL(A*) &lt; BEL(B*)</text:span></text:p>
          </draw:text-box>
        </draw:frame>
        <draw:frame draw:style-name="gr95" draw:text-style-name="P36" draw:layer="layout" svg:width="2.098cm" svg:height="0.521cm" draw:transform="rotate (0.00471238898038469) translate (17.51cm 19.297cm)">
          <draw:text-box>
            <text:p text:style-name="P4"><text:span text:style-name="T21">Restart Phase 1</text:span></text:p>
          </draw:text-box>
        </draw:frame>
        <draw:connector draw:style-name="gr51" draw:text-style-name="P3" draw:layer="layout" draw:type="curve" draw:line-skew="-1.811cm -1.344cm" svg:x1="18.389cm" svg:y1="11.692cm" svg:x2="17.022cm" svg:y2="17.651cm" draw:start-shape="id33" draw:start-glue-point="2" draw:end-shape="id24" draw:end-glue-point="3" svg:d="M18389 11692c0 1450-1613 1207-2652 2335s-1503 3624 1285 3624" svg:viewBox="0 0 3462 5960">
          <text:p/>
        </draw:connector>
        <draw:custom-shape draw:style-name="gr96" draw:text-style-name="P32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0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8" draw:text-style-name="P32" xml:id="id34" draw:id="id34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4" draw:layer="layout" svg:width="3.807cm" svg:height="0.641cm" svg:x="16.915cm" svg:y="15.088cm">
          <draw:text-box>
            <text:p><text:span text:style-name="T19">CONSISTENT STATES (Hear B)</text:span></text:p>
          </draw:text-box>
        </draw:frame>
        <draw:custom-shape draw:style-name="gr100" draw:text-style-name="P32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3" draw:layer="layout" draw:type="curve" svg:x1="18.389cm" svg:y1="11.692cm" svg:x2="20.204cm" svg:y2="14.208cm" draw:start-shape="id33" draw:start-glue-point="2" draw:end-shape="id34" draw:end-glue-point="0" svg:d="M18389 11692c0 1881 1815 623 1815 2516" svg:viewBox="0 0 1816 2517">
          <text:p/>
        </draw:connector>
        <draw:connector draw:style-name="gr51" draw:text-style-name="P3" draw:layer="layout" draw:type="curve" draw:line-skew="-0.792cm" svg:x1="20.204cm" svg:y1="14.208cm" svg:x2="25.472cm" svg:y2="14.79cm" draw:start-shape="id34" draw:start-glue-point="0" draw:end-shape="id35" draw:end-glue-point="0" svg:d="M20204 14208c0-1960 5268-2251 5268 582" svg:viewBox="0 0 5269 2091">
          <text:p/>
        </draw:connector>
        <draw:frame draw:style-name="gr101" draw:text-style-name="P36" draw:layer="layout" svg:width="2.657cm" svg:height="0.521cm" draw:transform="rotate (0.00471238898038469) translate (22.336cm 12.437cm)">
          <draw:text-box>
            <text:p text:style-name="P8"><text:span text:style-name="T21">Phase 4: Act – GET B</text:span></text:p>
          </draw:text-box>
        </draw:frame>
        <draw:frame draw:style-name="gr102" draw:text-style-name="P36" xml:id="id33" draw:id="id33" draw:layer="layout" svg:width="2.771cm" svg:height="0.526cm" draw:transform="rotate (0.00453785605518526) translate (17.002cm 11.172cm)">
          <draw:text-box>
            <text:p text:style-name="P38"><text:span text:style-name="T21">Phase 3: Plan – GET B</text:span></text:p>
          </draw:text-box>
        </draw:frame>
        <draw:frame draw:style-name="gr2" draw:text-style-name="P2" draw:layer="layout" svg:width="0.636cm" svg:height="0.811cm" svg:x="3.783cm" svg:y="6.443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2" draw:text-style-name="P2" draw:layer="layout" svg:width="0.707cm" svg:height="0.655cm" svg:x="5.869cm" svg:y="2.115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51" draw:text-style-name="P3" draw:layer="layout" draw:type="curve" svg:x1="17cm" svg:y1="3.546cm" svg:x2="20.396cm" svg:y2="6.842cm" draw:start-shape="id36" draw:start-glue-point="1" draw:end-shape="id31" draw:end-glue-point="0" svg:d="M17000 3546c2264 0 3396 1098 3396 3296" svg:viewBox="0 0 3397 3297">
          <text:p/>
        </draw:connector>
        <draw:g>
          <draw:custom-shape draw:style-name="gr103" draw:text-style-name="P30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32" xml:id="id37" draw:id="id37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" draw:text-style-name="P2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05" draw:text-style-name="P32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6" draw:text-style-name="P34" draw:layer="layout" svg:width="3.794cm" svg:height="0.521cm" svg:x="17.106cm" svg:y="5.537cm">
            <draw:text-box>
              <text:p><text:span text:style-name="T19">CONSISTENT STATES (Hear A)</text:span></text:p>
            </draw:text-box>
          </draw:frame>
        </draw:g>
        <draw:connector draw:style-name="gr51" draw:text-style-name="P3" draw:layer="layout" draw:type="curve" svg:x1="17cm" svg:y1="3.546cm" svg:x2="18.089cm" svg:y2="4.81cm" draw:start-shape="id36" draw:start-glue-point="1" draw:end-shape="id37" svg:d="M17000 3546c726 0 1089 421 1089 1264" svg:viewBox="0 0 1090 1265">
          <text:p/>
        </draw:connector>
        <draw:connector draw:style-name="gr51" draw:text-style-name="P3" draw:layer="layout" draw:type="curve" draw:line-skew="-0.75cm" svg:x1="18.089cm" svg:y1="4.81cm" svg:x2="23.571cm" svg:y2="4.859cm" draw:start-shape="id37" draw:start-glue-point="0" draw:end-shape="id38" draw:end-glue-point="0" svg:d="M18089 4810c0-1897 5482-1922 5482 49" svg:viewBox="0 0 5483 1476">
          <text:p/>
        </draw:connector>
        <draw:frame draw:style-name="gr107" draw:text-style-name="P36" draw:layer="layout" svg:width="2.602cm" svg:height="0.521cm" draw:transform="rotate (0.00541052068118242) translate (20.05cm 3.273cm)">
          <draw:text-box>
            <text:p text:style-name="P8"><text:span text:style-name="T21">Phase 4: Act - GET A</text:span></text:p>
          </draw:text-box>
        </draw:frame>
        <draw:frame draw:style-name="gr108" draw:text-style-name="P36" xml:id="id36" draw:id="id36" draw:layer="layout" svg:width="2.716cm" svg:height="0.52cm" draw:transform="rotate (0.00488692190558412) translate (14.283cm 3.299cm)">
          <draw:text-box>
            <text:p text:style-name="P8"><text:span text:style-name="T21">Phase 3: Plan - GET A</text:span></text:p>
          </draw:text-box>
        </draw:frame>
        <draw:connector draw:style-name="gr109" draw:text-style-name="P3" draw:layer="layout" draw:type="curve" svg:x1="12.901cm" svg:y1="4.81cm" svg:x2="14.284cm" svg:y2="3.559cm" draw:start-shape="id28" draw:start-glue-point="0" draw:end-shape="id36" draw:end-glue-point="3" svg:d="M12901 4810c0-834 461-1251 1383-1251" svg:viewBox="0 0 1384 1252">
          <text:p/>
        </draw:connector>
        <draw:connector draw:style-name="gr109" draw:text-style-name="P3" draw:layer="layout" draw:type="curve" svg:x1="16.267cm" svg:y1="10.523cm" svg:x2="18.387cm" svg:y2="11.166cm" draw:start-shape="id27" draw:start-glue-point="1" draw:end-shape="id33" draw:end-glue-point="0" svg:d="M16267 10523c1414 0 2120 214 2120 643" svg:viewBox="0 0 2121 644">
          <text:p/>
        </draw:connector>
        <draw:connector draw:style-name="gr109" draw:text-style-name="P3" draw:layer="layout" draw:type="curve" svg:x1="7.738cm" svg:y1="4.81cm" svg:x2="8.815cm" svg:y2="3.6cm" draw:start-shape="id30" draw:start-glue-point="0" draw:end-shape="id26" draw:end-glue-point="3" svg:d="M7738 4810c0-807 359-1210 1077-1210" svg:viewBox="0 0 1078 1211">
          <text:p/>
        </draw:connector>
      </draw:page>
      <draw:page draw:name="page9" draw:style-name="dp2" draw:master-page-name="Default">
        <draw:connector draw:style-name="gr110" draw:text-style-name="P3" draw:layer="layout" draw:type="line" svg:x1="19.415cm" svg:y1="14.017cm" svg:x2="25.304cm" svg:y2="13.999cm" draw:start-shape="id39" draw:start-glue-point="1" svg:d="M19415 14017l5889-18" svg:viewBox="0 0 5890 19">
          <text:p/>
        </draw:connector>
        <draw:custom-shape draw:style-name="gr111" draw:text-style-name="P1" draw:layer="layout" svg:width="4.762cm" svg:height="0.978cm" svg:x="1cm" svg:y="2.562cm">
          <text:p text:style-name="P39"><text:span text:style-name="T24">(A,n)</text:span><text:span text:style-name="T25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2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31" xml:id="id40" draw:id="id40" draw:layer="layout" svg:width="4.762cm" svg:height="1.905cm" svg:x="1cm" svg:y="6.08cm">
          <text:p text:style-name="P40"><text:span text:style-name="T26">(A,n)</text:span><text:span text:style-name="T2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32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2" xml:id="id41" draw:id="id41" draw:layer="layout" svg:width="4.762cm" svg:height="1.905cm" svg:x="7.985cm" svg:y="6.099cm">
          <text:p text:style-name="P41"><text:span text:style-name="T28">(A,n)</text:span><text:span text:style-name="T2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3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2" xml:id="id42" draw:id="id42" draw:layer="layout" svg:width="4.762cm" svg:height="1.905cm" svg:x="14.652cm" svg:y="6.099cm">
          <text:p text:style-name="P41"><text:span text:style-name="T28">(A,n)</text:span><text:span text:style-name="T2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3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3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43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43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43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8" draw:text-style-name="P3" draw:layer="layout" draw:type="curve" draw:line-skew="-0.5cm" svg:x1="3.381cm" svg:y1="6.08cm" svg:x2="10.366cm" svg:y2="6.099cm" draw:start-shape="id40" draw:start-glue-point="0" draw:end-shape="id41" draw:end-glue-point="0" svg:d="M3381 6080c0-1515 6985-1524 6985 19" svg:viewBox="0 0 6986 1157">
          <text:p/>
        </draw:connector>
        <draw:connector draw:style-name="gr118" draw:text-style-name="P3" draw:layer="layout" draw:type="curve" draw:line-skew="-0.524cm" svg:x1="10.366cm" svg:y1="6.099cm" svg:x2="17.033cm" svg:y2="6.099cm" draw:start-shape="id41" draw:start-glue-point="0" draw:end-shape="id42" svg:d="M10366 6099c0-1551 6667-1551 6667 0" svg:viewBox="0 0 6668 1164">
          <text:p/>
        </draw:connector>
        <draw:frame draw:style-name="gr2" draw:text-style-name="P2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2" draw:text-style-name="P2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19" draw:text-style-name="P44" xml:id="id43" draw:id="id43" draw:layer="layout" svg:width="1.243cm" svg:height="0.887cm" draw:transform="rotate (0.00471238898038469) translate (6.103cm 4.558cm)">
          <draw:text-box>
            <text:p text:style-name="P8"><text:span text:style-name="T30">Plan:</text:span><text:span text:style-name="T30"><text:line-break/></text:span><text:span text:style-name="T30">Get A</text:span></text:p>
          </draw:text-box>
        </draw:frame>
        <draw:frame draw:style-name="gr120" draw:text-style-name="P44" draw:layer="layout" svg:width="1.315cm" svg:height="0.887cm" draw:transform="rotate (0.00471238898038469) translate (13.333cm 4.181cm)">
          <draw:text-box>
            <text:p text:style-name="P8"><text:span text:style-name="T30">Act:</text:span><text:span text:style-name="T30"><text:line-break/></text:span><text:span text:style-name="T30">Get A </text:span></text:p>
          </draw:text-box>
        </draw:frame>
        <draw:custom-shape draw:style-name="gr112" draw:text-style-name="P32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45" draw:layer="layout" svg:width="2.445cm" svg:height="0.569cm" svg:x="1.101cm" svg:y="7.416cm">
          <draw:text-box>
            <text:p><text:span text:style-name="T31">BELIEVE A &gt; B</text:span></text:p>
          </draw:text-box>
        </draw:frame>
        <draw:frame draw:style-name="gr122" draw:text-style-name="P46" draw:layer="layout" svg:width="3.948cm" svg:height="0.569cm" svg:x="7.985cm" svg:y="7.401cm">
          <draw:text-box>
            <text:p><text:span text:style-name="T32">Consistent: BELIEVE A &gt; B</text:span></text:p>
          </draw:text-box>
        </draw:frame>
        <draw:frame draw:style-name="gr123" draw:text-style-name="P47" draw:layer="layout" svg:width="2.128cm" svg:height="0.887cm" svg:x="16.969cm" svg:y="7.435cm">
          <draw:text-box>
            <text:p><text:span text:style-name="T33">A obtained</text:span></text:p>
          </draw:text-box>
        </draw:frame>
        <draw:custom-shape draw:style-name="gr115" draw:text-style-name="P42" xml:id="id44" draw:id="id44" draw:layer="layout" svg:width="4.762cm" svg:height="1.905cm" svg:x="7.985cm" svg:y="8.639cm">
          <text:p text:style-name="P41"><text:span text:style-name="T28">(A,n)</text:span><text:span text:style-name="T2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3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3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43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4" draw:text-style-name="P46" draw:layer="layout" svg:width="3.914cm" svg:height="0.569cm" svg:x="7.985cm" svg:y="9.941cm">
          <draw:text-box>
            <text:p><text:span text:style-name="T32">Disrupted: <text:s/>BELIEVE B &gt; A</text:span></text:p>
          </draw:text-box>
        </draw:frame>
        <draw:connector draw:style-name="gr125" draw:text-style-name="P3" draw:layer="layout" draw:type="curve" svg:x1="6.728cm" svg:y1="5.442cm" svg:x2="7.985cm" svg:y2="9.591cm" draw:start-shape="id43" draw:start-glue-point="2" draw:end-shape="id44" draw:end-glue-point="3" svg:d="M6728 5442c0 2766 419 4149 1257 4149" svg:viewBox="0 0 1258 4150">
          <text:p/>
        </draw:connector>
        <draw:custom-shape draw:style-name="gr126" draw:text-style-name="P2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2" xml:id="id45" draw:id="id45" draw:layer="layout" svg:width="4.762cm" svg:height="1.905cm" svg:x="14.652cm" svg:y="8.62cm">
          <text:p text:style-name="P41"><text:span text:style-name="T28">(A,n)</text:span><text:span text:style-name="T2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3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2" xml:id="id46" draw:id="id46" draw:layer="layout" svg:width="4.762cm" svg:height="1.905cm" svg:x="21.319cm" svg:y="8.62cm">
          <text:p text:style-name="P41"><text:span text:style-name="T28">(A,n)</text:span><text:span text:style-name="T2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3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3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43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43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43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7" draw:text-style-name="P46" draw:layer="layout" svg:width="3.965cm" svg:height="0.569cm" svg:x="14.652cm" svg:y="9.922cm">
          <draw:text-box>
            <text:p><text:span text:style-name="T32">Consistent: BELIEVE B &gt; A</text:span></text:p>
          </draw:text-box>
        </draw:frame>
        <draw:frame draw:style-name="gr123" draw:text-style-name="P47" draw:layer="layout" svg:width="2.129cm" svg:height="0.887cm" svg:x="23.636cm" svg:y="9.956cm">
          <draw:text-box>
            <text:p><text:span text:style-name="T33">B obtained</text:span></text:p>
          </draw:text-box>
        </draw:frame>
        <draw:connector draw:style-name="gr118" draw:text-style-name="P3" draw:layer="layout" draw:type="curve" draw:line-skew="0.483cm" svg:x1="10.366cm" svg:y1="10.544cm" svg:x2="17.033cm" svg:y2="10.525cm" draw:start-shape="id44" draw:start-glue-point="2" draw:end-shape="id45" svg:d="M10366 10544c0 1488 6667 1497 6667-19" svg:viewBox="0 0 6668 1137">
          <text:p/>
        </draw:connector>
        <draw:frame draw:style-name="gr128" draw:text-style-name="P44" xml:id="id47" draw:id="id47" draw:layer="layout" svg:width="1.256cm" svg:height="0.887cm" draw:transform="rotate (0.00471238898038469) translate (12.747cm 11.225cm)">
          <draw:text-box>
            <text:p text:style-name="P8"><text:span text:style-name="T30">Plan:</text:span><text:span text:style-name="T30"><text:line-break/></text:span><text:span text:style-name="T30">Get B</text:span></text:p>
          </draw:text-box>
        </draw:frame>
        <draw:connector draw:style-name="gr118" draw:text-style-name="P3" draw:layer="layout" draw:type="curve" draw:line-skew="0.507cm" svg:x1="17.033cm" svg:y1="10.525cm" svg:x2="23.7cm" svg:y2="10.525cm" draw:start-shape="id45" draw:start-glue-point="2" draw:end-shape="id46" svg:d="M17033 10525c0 1524 6667 1524 6667 0" svg:viewBox="0 0 6668 1144">
          <text:p/>
        </draw:connector>
        <draw:frame draw:style-name="gr129" draw:text-style-name="P44" draw:layer="layout" svg:width="1.336cm" svg:height="0.887cm" draw:transform="rotate (0.00471238898038469) translate (19.683cm 11.166cm)">
          <draw:text-box>
            <text:p text:style-name="P8"><text:span text:style-name="T30">Act:</text:span><text:span text:style-name="T30"><text:line-break/></text:span><text:span text:style-name="T30">Get B </text:span></text:p>
          </draw:text-box>
        </draw:frame>
        <draw:custom-shape draw:style-name="gr115" draw:text-style-name="P42" xml:id="id39" draw:id="id39" draw:layer="layout" svg:width="4.762cm" svg:height="1.905cm" svg:x="14.653cm" svg:y="13.065cm">
          <text:p text:style-name="P41"><text:span text:style-name="T28">(A,n)</text:span><text:span text:style-name="T2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0" draw:text-style-name="P46" draw:layer="layout" svg:width="3.897cm" svg:height="0.569cm" svg:x="15.183cm" svg:y="14.401cm">
          <draw:text-box>
            <text:p><text:span text:style-name="T32">Disrupted: <text:s/>BELIEVE A &gt; B</text:span></text:p>
          </draw:text-box>
        </draw:frame>
        <draw:connector draw:style-name="gr125" draw:text-style-name="P3" draw:layer="layout" draw:type="curve" svg:x1="13.379cm" svg:y1="12.109cm" svg:x2="14.653cm" svg:y2="14.017cm" draw:start-shape="id47" draw:start-glue-point="2" draw:end-shape="id39" svg:d="M13379 12109c0 1272 424 1908 1274 1908" svg:viewBox="0 0 1275 1909">
          <text:p/>
        </draw:connector>
        <draw:frame draw:style-name="gr119" draw:text-style-name="P44" draw:layer="layout" svg:width="1.243cm" svg:height="0.887cm" draw:transform="rotate (0.00471238898038469) translate (21.343cm 13.706cm)">
          <draw:text-box>
            <text:p text:style-name="P8"><text:span text:style-name="T30">Plan:</text:span><text:span text:style-name="T30"><text:line-break/></text:span><text:span text:style-name="T30">Get A</text:span></text:p>
          </draw:text-box>
        </draw:frame>
        <draw:line draw:style-name="gr53" draw:text-style-name="P3" draw:layer="layout" svg:x1="1.635cm" svg:y1="3.223cm" svg:x2="1.635cm" svg:y2="6.716cm">
          <text:p/>
        </draw:line>
        <draw:line draw:style-name="gr10" draw:text-style-name="P3" draw:layer="layout" svg:x1="2.905cm" svg:y1="3.223cm" svg:x2="2.905cm" svg:y2="6.716cm">
          <text:p/>
        </draw:line>
        <draw:line draw:style-name="gr10" draw:text-style-name="P3" draw:layer="layout" svg:x1="3.857cm" svg:y1="3.223cm" svg:x2="3.857cm" svg:y2="6.716cm">
          <text:p/>
        </draw:line>
        <draw:line draw:style-name="gr10" draw:text-style-name="P3" draw:layer="layout" svg:x1="5.127cm" svg:y1="3.223cm" svg:x2="5.127cm" svg:y2="6.716cm">
          <text:p/>
        </draw:line>
      </draw:page>
      <draw:page draw:name="page10" draw:style-name="dp2" draw:master-page-name="Default">
        <draw:connector draw:style-name="gr110" draw:text-style-name="P3" draw:layer="layout" draw:type="line" svg:x1="12.747cm" svg:y1="9.591cm" svg:x2="18.714cm" svg:y2="9.573cm" draw:start-shape="id48" draw:start-glue-point="1" svg:d="M12747 9591l5967-18" svg:viewBox="0 0 5968 19">
          <text:p/>
        </draw:connector>
        <draw:custom-shape draw:style-name="gr111" draw:text-style-name="P1" draw:layer="layout" svg:width="4.762cm" svg:height="0.978cm" svg:x="1cm" svg:y="2.562cm">
          <text:p text:style-name="P39"><text:span text:style-name="T24">(A,n)</text:span><text:span text:style-name="T25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2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31" xml:id="id49" draw:id="id49" draw:layer="layout" svg:width="4.762cm" svg:height="1.905cm" svg:x="1cm" svg:y="6.08cm">
          <text:p text:style-name="P40"><text:span text:style-name="T26">(A,n)</text:span><text:span text:style-name="T2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32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2" xml:id="id50" draw:id="id50" draw:layer="layout" svg:width="4.762cm" svg:height="1.905cm" svg:x="7.985cm" svg:y="6.099cm">
          <text:p text:style-name="P41"><text:span text:style-name="T28">(A,n)</text:span><text:span text:style-name="T2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3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2" xml:id="id51" draw:id="id51" draw:layer="layout" svg:width="4.762cm" svg:height="1.905cm" svg:x="14.652cm" svg:y="6.099cm">
          <text:p text:style-name="P41"><text:span text:style-name="T28">(A,n)</text:span><text:span text:style-name="T2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3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3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43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43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43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8" draw:text-style-name="P3" draw:layer="layout" draw:type="curve" draw:line-skew="-0.5cm" svg:x1="3.381cm" svg:y1="6.08cm" svg:x2="10.366cm" svg:y2="6.099cm" draw:start-shape="id49" draw:start-glue-point="0" draw:end-shape="id50" draw:end-glue-point="0" svg:d="M3381 6080c0-1515 6985-1524 6985 19" svg:viewBox="0 0 6986 1157">
          <text:p/>
        </draw:connector>
        <draw:connector draw:style-name="gr118" draw:text-style-name="P3" draw:layer="layout" draw:type="curve" draw:line-skew="-0.524cm" svg:x1="10.366cm" svg:y1="6.099cm" svg:x2="17.033cm" svg:y2="6.099cm" draw:start-shape="id50" draw:start-glue-point="0" draw:end-shape="id51" svg:d="M10366 6099c0-1551 6667-1551 6667 0" svg:viewBox="0 0 6668 1164">
          <text:p/>
        </draw:connector>
        <draw:frame draw:style-name="gr2" draw:text-style-name="P2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2" draw:text-style-name="P2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19" draw:text-style-name="P44" xml:id="id52" draw:id="id52" draw:layer="layout" svg:width="1.243cm" svg:height="0.887cm" draw:transform="rotate (0.00471238898038469) translate (6.103cm 4.558cm)">
          <draw:text-box>
            <text:p text:style-name="P8"><text:span text:style-name="T30">Plan:</text:span><text:span text:style-name="T30"><text:line-break/></text:span><text:span text:style-name="T30">Get A</text:span></text:p>
          </draw:text-box>
        </draw:frame>
        <draw:frame draw:style-name="gr120" draw:text-style-name="P44" draw:layer="layout" svg:width="1.315cm" svg:height="0.887cm" draw:transform="rotate (0.00471238898038469) translate (13.333cm 4.181cm)">
          <draw:text-box>
            <text:p text:style-name="P8"><text:span text:style-name="T30">Act:</text:span><text:span text:style-name="T30"><text:line-break/></text:span><text:span text:style-name="T30">Get A </text:span></text:p>
          </draw:text-box>
        </draw:frame>
        <draw:custom-shape draw:style-name="gr112" draw:text-style-name="P32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45" draw:layer="layout" svg:width="2.445cm" svg:height="0.569cm" svg:x="1.101cm" svg:y="7.416cm">
          <draw:text-box>
            <text:p><text:span text:style-name="T31">BELIEVE A &gt; B</text:span></text:p>
          </draw:text-box>
        </draw:frame>
        <draw:frame draw:style-name="gr122" draw:text-style-name="P46" draw:layer="layout" svg:width="3.948cm" svg:height="0.569cm" svg:x="7.985cm" svg:y="7.401cm">
          <draw:text-box>
            <text:p><text:span text:style-name="T32">Consistent: BELIEVE A &gt; B</text:span></text:p>
          </draw:text-box>
        </draw:frame>
        <draw:frame draw:style-name="gr123" draw:text-style-name="P47" draw:layer="layout" svg:width="2.128cm" svg:height="0.887cm" svg:x="16.969cm" svg:y="7.435cm">
          <draw:text-box>
            <text:p><text:span text:style-name="T33">A obtained</text:span></text:p>
          </draw:text-box>
        </draw:frame>
        <draw:custom-shape draw:style-name="gr115" draw:text-style-name="P42" xml:id="id48" draw:id="id48" draw:layer="layout" svg:width="4.762cm" svg:height="1.905cm" svg:x="7.985cm" svg:y="8.639cm">
          <text:p text:style-name="P41"><text:span text:style-name="T28">(A,n)</text:span><text:span text:style-name="T2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3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3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43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4" draw:text-style-name="P46" draw:layer="layout" svg:width="3.914cm" svg:height="0.569cm" svg:x="7.985cm" svg:y="9.941cm">
          <draw:text-box>
            <text:p><text:span text:style-name="T32">Disrupted: <text:s/>BELIEVE B &gt; A</text:span></text:p>
          </draw:text-box>
        </draw:frame>
        <draw:custom-shape draw:style-name="gr126" draw:text-style-name="P2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1" draw:text-style-name="P44" draw:layer="layout" svg:width="1.764cm" svg:height="0.569cm" draw:transform="rotate (0.00471238898038469) translate (14.675cm 9.261cm)">
          <draw:text-box>
            <text:p text:style-name="P8"><text:span text:style-name="T30">New Plan</text:span></text:p>
          </draw:text-box>
        </draw:frame>
        <draw:connector draw:style-name="gr118" draw:text-style-name="P3" draw:layer="layout" draw:type="curve" svg:x1="6.728cm" svg:y1="5.442cm" svg:x2="7.985cm" svg:y2="9.591cm" draw:start-shape="id52" draw:end-shape="id48" draw:end-glue-point="3" svg:d="M6728 5442c0 2766 419 4149 1257 4149" svg:viewBox="0 0 1258 4150">
          <text:p/>
        </draw:connector>
        <draw:line draw:style-name="gr53" draw:text-style-name="P3" draw:layer="layout" svg:x1="1.635cm" svg:y1="3.223cm" svg:x2="1.635cm" svg:y2="6.716cm">
          <text:p/>
        </draw:line>
        <draw:line draw:style-name="gr10" draw:text-style-name="P3" draw:layer="layout" svg:x1="2.905cm" svg:y1="3.223cm" svg:x2="2.905cm" svg:y2="6.716cm">
          <text:p/>
        </draw:line>
        <draw:line draw:style-name="gr10" draw:text-style-name="P3" draw:layer="layout" svg:x1="3.857cm" svg:y1="3.223cm" svg:x2="3.857cm" svg:y2="6.716cm">
          <text:p/>
        </draw:line>
        <draw:line draw:style-name="gr10" draw:text-style-name="P3" draw:layer="layout" svg:x1="5.127cm" svg:y1="3.223cm" svg:x2="5.127cm" svg:y2="6.716cm">
          <text:p/>
        </draw:line>
      </draw:page>
      <draw:page draw:name="page11" draw:style-name="dp1" draw:master-page-name="Default">
        <draw:custom-shape draw:style-name="gr50" draw:text-style-name="P30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3" draw:layer="layout" draw:type="curve" svg:x1="17.022cm" svg:y1="17.651cm" svg:x2="22.349cm" svg:y2="19.734cm" draw:start-shape="id53" draw:start-glue-point="3" draw:end-shape="id54" draw:end-glue-point="3" svg:d="M17022 17651c-772 0-3436 2083 5327 2083" svg:viewBox="0 0 6315 2084">
          <text:p/>
        </draw:connector>
        <draw:connector draw:style-name="gr51" draw:text-style-name="P3" draw:layer="layout" draw:type="curve" svg:x1="12.145cm" svg:y1="3.583cm" svg:x2="15.207cm" svg:y2="10.144cm" draw:start-shape="id55" draw:start-glue-point="1" draw:end-shape="id56" draw:end-glue-point="0" svg:d="M12145 3583c2042 0 3062 2187 3062 6561" svg:viewBox="0 0 3063 6562">
          <text:p/>
        </draw:connector>
        <draw:line draw:style-name="gr53" draw:text-style-name="P3" draw:layer="layout" svg:x1="6.334cm" svg:y1="2.5cm" svg:x2="6.334cm" svg:y2="4.81cm">
          <text:p/>
        </draw:line>
        <draw:custom-shape draw:style-name="gr61" draw:text-style-name="P30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2" xml:id="id57" draw:id="id57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63" draw:text-style-name="P32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34" draw:layer="layout" svg:width="2.414cm" svg:height="0.52cm" svg:x="11.918cm" svg:y="5.57cm">
          <draw:text-box>
            <text:p><text:span text:style-name="T19">BEL(A*) &gt; BEL(B*)</text:span></text:p>
          </draw:text-box>
        </draw:frame>
        <draw:frame draw:style-name="gr66" draw:text-style-name="P35" draw:layer="layout" svg:width="2.414cm" svg:height="0.521cm" svg:x="14.08cm" svg:y="5.617cm">
          <draw:text-box>
            <text:p><text:span text:style-name="T20">BEL(A*) &lt; BEL(B*)</text:span></text:p>
          </draw:text-box>
        </draw:frame>
        <draw:g xml:id="id66" draw:id="id66">
          <draw:custom-shape draw:style-name="gr54" draw:text-style-name="P31" draw:layer="layout" svg:width="4.606cm" svg:height="1.67cm" svg:x="5.792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32" draw:layer="layout" svg:width="2.122cm" svg:height="0.702cm" svg:x="5.88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33" draw:layer="layout" svg:width="1.884cm" svg:height="0.521cm" svg:x="5.866cm" svg:y="5.559cm">
            <draw:text-box>
              <text:p><text:span text:style-name="T18">Hear A</text:span></text:p>
            </draw:text-box>
          </draw:frame>
          <draw:g>
            <draw:frame draw:style-name="gr2" draw:text-style-name="P2" draw:layer="layout" svg:width="0.919cm" svg:height="0.383cm" svg:x="8.189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cm" svg:height="0.384cm" svg:x="9.213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896cm" svg:height="0.383cm" svg:x="5.976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1cm" svg:height="0.383cm" svg:x="7.082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60" draw:text-style-name="P32" draw:layer="layout" svg:width="2.121cm" svg:height="0.702cm" svg:x="8.093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33" draw:layer="layout" svg:width="1.884cm" svg:height="0.521cm" svg:x="8.33cm" svg:y="5.559cm">
            <draw:text-box>
              <text:p><text:span text:style-name="T18">Hear B</text:span></text:p>
            </draw:text-box>
          </draw:frame>
        </draw:g>
        <draw:connector draw:style-name="gr51" draw:text-style-name="P3" draw:layer="layout" draw:type="curve" svg:x1="12.145cm" svg:y1="3.583cm" svg:x2="12.901cm" svg:y2="4.81cm" draw:start-shape="id55" draw:start-glue-point="1" draw:end-shape="id57" draw:end-glue-point="0" svg:d="M12145 3583c504 0 756 409 756 1227" svg:viewBox="0 0 757 1228">
          <text:p/>
        </draw:connector>
        <draw:frame draw:style-name="gr67" draw:text-style-name="P36" xml:id="id55" draw:id="id55" draw:layer="layout" svg:width="3.33cm" svg:height="0.52cm" draw:transform="rotate (0.00523598775598299) translate (8.814cm 3.34cm)">
          <draw:text-box>
            <text:p text:style-name="P8"><text:span text:style-name="T21">Phase 2: Analysis/Intending</text:span></text:p>
          </draw:text-box>
        </draw:frame>
        <draw:custom-shape draw:style-name="gr68" draw:text-style-name="P31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0" draw:text-style-name="P32" xml:id="id56" draw:id="id56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35" draw:layer="layout" svg:width="2.414cm" svg:height="0.52cm" svg:x="11.917cm" svg:y="10.888cm">
          <draw:text-box>
            <text:p><text:span text:style-name="T20">BEL(A*) &lt; BEL(B*)</text:span></text:p>
          </draw:text-box>
        </draw:frame>
        <draw:frame draw:style-name="gr71" draw:text-style-name="P34" draw:layer="layout" svg:width="2.414cm" svg:height="0.522cm" svg:x="14.08cm" svg:y="10.902cm">
          <draw:text-box>
            <text:p><text:span text:style-name="T19">BEL(A*) &lt; BEL(B*)</text:span></text:p>
          </draw:text-box>
        </draw:frame>
        <draw:frame draw:style-name="gr73" draw:text-style-name="P37" draw:layer="layout" svg:width="1.648cm" svg:height="0.968cm" svg:x="2.639cm" svg:y="1.033cm">
          <draw:text-box>
            <text:p><text:span text:style-name="T22">t </text:span><text:span text:style-name="T23">= 0</text:span></text:p>
          </draw:text-box>
        </draw:frame>
        <draw:frame draw:style-name="gr73" draw:text-style-name="P37" draw:layer="layout" svg:width="1.649cm" svg:height="0.968cm" svg:x="7.237cm" svg:y="1.033cm">
          <draw:text-box>
            <text:p><text:span text:style-name="T22">t </text:span><text:span text:style-name="T23">= 1</text:span></text:p>
          </draw:text-box>
        </draw:frame>
        <draw:frame draw:style-name="gr73" draw:text-style-name="P37" draw:layer="layout" svg:width="1.648cm" svg:height="0.968cm" svg:x="11.836cm" svg:y="1.033cm">
          <draw:text-box>
            <text:p><text:span text:style-name="T22">t </text:span><text:span text:style-name="T23">= 2</text:span></text:p>
          </draw:text-box>
        </draw:frame>
        <draw:custom-shape draw:style-name="gr74" draw:text-style-name="P31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2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6" draw:text-style-name="P32" xml:id="id58" draw:id="id58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1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7" draw:layer="layout" svg:width="1.649cm" svg:height="0.968cm" svg:x="18.302cm" svg:y="1.033cm">
          <draw:text-box>
            <text:p><text:span text:style-name="T22">t </text:span><text:span text:style-name="T23">= 3</text:span></text:p>
          </draw:text-box>
        </draw:frame>
        <draw:frame draw:style-name="gr73" draw:text-style-name="P37" draw:layer="layout" svg:width="1.649cm" svg:height="0.968cm" svg:x="23.712cm" svg:y="1.033cm">
          <draw:text-box>
            <text:p><text:span text:style-name="T22">t </text:span><text:span text:style-name="T23">= 4</text:span></text:p>
          </draw:text-box>
        </draw:frame>
        <draw:frame draw:style-name="gr78" draw:text-style-name="P34" draw:layer="layout" svg:width="4.033cm" svg:height="0.52cm" svg:x="16.94cm" svg:y="7.564cm">
          <draw:text-box>
            <text:p><text:span text:style-name="T19">INCONSISTENT STATES (Hear B)</text:span></text:p>
          </draw:text-box>
        </draw:frame>
        <draw:custom-shape draw:style-name="gr79" draw:text-style-name="P32" xml:id="id64" draw:id="id64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2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2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" draw:text-style-name="P2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81" draw:text-style-name="P30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2" xml:id="id53" draw:id="id53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3" draw:text-style-name="P32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34" draw:layer="layout" svg:width="4.019cm" svg:height="0.52cm" svg:x="16.932cm" svg:y="18.062cm">
          <draw:text-box>
            <text:p><text:span text:style-name="T19">INCONSISTENT STATES (Hear A)</text:span></text:p>
          </draw:text-box>
        </draw:frame>
        <draw:custom-shape draw:style-name="gr85" draw:text-style-name="P30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2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7" draw:text-style-name="P32" xml:id="id59" draw:id="id59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35" draw:layer="layout" svg:width="2.415cm" svg:height="0.521cm" svg:x="22.392cm" svg:y="10.913cm">
          <draw:text-box>
            <text:p><text:span text:style-name="T20">BEL(A*) &gt; BEL(B*)</text:span></text:p>
          </draw:text-box>
        </draw:frame>
        <draw:frame draw:style-name="gr65" draw:text-style-name="P34" draw:layer="layout" svg:width="2.414cm" svg:height="0.52cm" svg:x="24.556cm" svg:y="10.962cm">
          <draw:text-box>
            <text:p><text:span text:style-name="T19">BEL(A*) &lt; BEL(B*)</text:span></text:p>
          </draw:text-box>
        </draw:frame>
        <draw:connector draw:style-name="gr51" draw:text-style-name="P3" draw:layer="layout" draw:type="curve" svg:x1="21.457cm" svg:y1="7.21cm" svg:x2="25.682cm" svg:y2="10.144cm" draw:start-shape="id58" draw:start-glue-point="1" draw:end-shape="id59" draw:end-glue-point="0" svg:d="M21457 7210c2817 0 4225 978 4225 2934" svg:viewBox="0 0 4226 2935">
          <text:p/>
        </draw:connector>
        <draw:frame draw:style-name="gr88" draw:text-style-name="P36" draw:layer="layout" svg:width="2.098cm" svg:height="0.522cm" draw:transform="rotate (0.00418879020478639) translate (23.771cm 8.12cm)">
          <draw:text-box>
            <text:p text:style-name="P8"><text:span text:style-name="T21">Restart Phase 1</text:span></text:p>
          </draw:text-box>
        </draw:frame>
        <draw:custom-shape draw:style-name="gr89" draw:text-style-name="P31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2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2" xml:id="id62" draw:id="id62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2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" draw:text-style-name="P2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93" draw:text-style-name="P32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54" draw:id="id54">
          <draw:frame draw:style-name="gr2" draw:text-style-name="P2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4" draw:text-style-name="P32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34" draw:layer="layout" svg:width="2.415cm" svg:height="0.521cm" svg:x="22.33cm" svg:y="19.989cm">
          <draw:text-box>
            <text:p><text:span text:style-name="T19">BEL(A*) &gt; BEL(B*)</text:span></text:p>
          </draw:text-box>
        </draw:frame>
        <draw:frame draw:style-name="gr66" draw:text-style-name="P35" draw:layer="layout" svg:width="2.414cm" svg:height="0.521cm" svg:x="24.494cm" svg:y="20.037cm">
          <draw:text-box>
            <text:p><text:span text:style-name="T20">BEL(A*) &lt; BEL(B*)</text:span></text:p>
          </draw:text-box>
        </draw:frame>
        <draw:frame draw:style-name="gr95" draw:text-style-name="P36" draw:layer="layout" svg:width="2.098cm" svg:height="0.521cm" draw:transform="rotate (0.00471238898038469) translate (17.51cm 19.297cm)">
          <draw:text-box>
            <text:p text:style-name="P4"><text:span text:style-name="T21">Restart Phase 1</text:span></text:p>
          </draw:text-box>
        </draw:frame>
        <draw:connector draw:style-name="gr51" draw:text-style-name="P3" draw:layer="layout" draw:type="curve" draw:line-skew="-1.811cm -1.344cm" svg:x1="18.389cm" svg:y1="11.692cm" svg:x2="17.022cm" svg:y2="17.651cm" draw:start-shape="id60" draw:start-glue-point="2" draw:end-shape="id53" draw:end-glue-point="3" svg:d="M18389 11692c0 1450-1613 1207-2652 2335s-1503 3624 1285 3624" svg:viewBox="0 0 3462 5960">
          <text:p/>
        </draw:connector>
        <draw:custom-shape draw:style-name="gr96" draw:text-style-name="P32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0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8" draw:text-style-name="P32" xml:id="id61" draw:id="id61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4" draw:layer="layout" svg:width="3.807cm" svg:height="0.641cm" svg:x="16.915cm" svg:y="15.088cm">
          <draw:text-box>
            <text:p><text:span text:style-name="T19">CONSISTENT STATES (Hear B)</text:span></text:p>
          </draw:text-box>
        </draw:frame>
        <draw:custom-shape draw:style-name="gr100" draw:text-style-name="P32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3" draw:layer="layout" draw:type="curve" svg:x1="18.389cm" svg:y1="11.692cm" svg:x2="20.204cm" svg:y2="14.208cm" draw:start-shape="id60" draw:start-glue-point="2" draw:end-shape="id61" draw:end-glue-point="0" svg:d="M18389 11692c0 1881 1815 623 1815 2516" svg:viewBox="0 0 1816 2517">
          <text:p/>
        </draw:connector>
        <draw:connector draw:style-name="gr51" draw:text-style-name="P3" draw:layer="layout" draw:type="curve" draw:line-skew="-0.792cm" svg:x1="20.204cm" svg:y1="14.208cm" svg:x2="25.472cm" svg:y2="14.79cm" draw:start-shape="id61" draw:start-glue-point="0" draw:end-shape="id62" draw:end-glue-point="0" svg:d="M20204 14208c0-1960 5268-2251 5268 582" svg:viewBox="0 0 5269 2091">
          <text:p/>
        </draw:connector>
        <draw:frame draw:style-name="gr101" draw:text-style-name="P36" draw:layer="layout" svg:width="2.657cm" svg:height="0.521cm" draw:transform="rotate (0.00471238898038469) translate (22.336cm 12.437cm)">
          <draw:text-box>
            <text:p text:style-name="P8"><text:span text:style-name="T21">Phase 4: Act – GET B</text:span></text:p>
          </draw:text-box>
        </draw:frame>
        <draw:frame draw:style-name="gr102" draw:text-style-name="P36" xml:id="id60" draw:id="id60" draw:layer="layout" svg:width="2.771cm" svg:height="0.526cm" draw:transform="rotate (0.00453785605518526) translate (17.002cm 11.172cm)">
          <draw:text-box>
            <text:p text:style-name="P38"><text:span text:style-name="T21">P</text:span><text:span text:style-name="T21">h</text:span><text:span text:style-name="T21">a</text:span><text:span text:style-name="T21">s</text:span><text:span text:style-name="T21">e</text:span><text:span text:style-name="T21"> </text:span><text:span text:style-name="T21">3</text:span><text:span text:style-name="T21">:</text:span><text:span text:style-name="T21"> </text:span><text:span text:style-name="T21">P</text:span><text:span text:style-name="T21">l</text:span><text:span text:style-name="T21">a</text:span><text:span text:style-name="T21">n</text:span><text:span text:style-name="T21"> </text:span><text:span text:style-name="T21">–</text:span><text:span text:style-name="T21"> </text:span><text:span text:style-name="T21">G</text:span><text:span text:style-name="T21">E</text:span><text:span text:style-name="T21">T</text:span><text:span text:style-name="T21"> </text:span><text:span text:style-name="T21">B</text:span></text:p>
          </draw:text-box>
        </draw:frame>
        <draw:frame draw:style-name="gr2" draw:text-style-name="P2" xml:id="id65" draw:id="id65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2" draw:text-style-name="P2" xml:id="id67" draw:id="id67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51" draw:text-style-name="P3" draw:layer="layout" draw:type="curve" svg:x1="17cm" svg:y1="3.546cm" svg:x2="20.396cm" svg:y2="6.842cm" draw:start-shape="id63" draw:start-glue-point="1" draw:end-shape="id58" draw:end-glue-point="0" svg:d="M17000 3546c2264 0 3396 1098 3396 3296" svg:viewBox="0 0 3397 3297">
          <text:p/>
        </draw:connector>
        <draw:g>
          <draw:custom-shape draw:style-name="gr103" draw:text-style-name="P30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32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" draw:text-style-name="P2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05" draw:text-style-name="P32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6" draw:text-style-name="P34" draw:layer="layout" svg:width="3.794cm" svg:height="0.521cm" svg:x="17.106cm" svg:y="5.537cm">
            <draw:text-box>
              <text:p><text:span text:style-name="T19">CONSISTENT STATES (Hear A)</text:span></text:p>
            </draw:text-box>
          </draw:frame>
        </draw:g>
        <draw:connector draw:style-name="gr51" draw:text-style-name="P3" draw:layer="layout" draw:type="curve" svg:x1="17cm" svg:y1="3.546cm" svg:x2="18.089cm" svg:y2="4.81cm" draw:start-shape="id63" draw:start-glue-point="1" svg:d="M17000 3546c1194 0 650 1264 1089 1264" svg:viewBox="0 0 1090 1265">
          <text:p/>
        </draw:connector>
        <draw:connector draw:style-name="gr51" draw:text-style-name="P3" draw:layer="layout" draw:type="curve" draw:line-skew="-0.75cm" svg:x1="18.089cm" svg:y1="4.81cm" svg:x2="23.571cm" svg:y2="4.859cm" draw:end-shape="id64" draw:end-glue-point="0" svg:d="M18089 4810c0-1822 5482-1847 5482 49" svg:viewBox="0 0 5483 1420">
          <text:p/>
        </draw:connector>
        <draw:frame draw:style-name="gr107" draw:text-style-name="P36" draw:layer="layout" svg:width="2.602cm" svg:height="0.521cm" draw:transform="rotate (0.00541052068118242) translate (20.05cm 3.273cm)">
          <draw:text-box>
            <text:p text:style-name="P8"><text:span text:style-name="T21">Phase 4: Act - GET A</text:span></text:p>
          </draw:text-box>
        </draw:frame>
        <draw:frame draw:style-name="gr108" draw:text-style-name="P36" xml:id="id63" draw:id="id63" draw:layer="layout" svg:width="2.716cm" svg:height="0.52cm" draw:transform="rotate (0.00488692190558412) translate (14.283cm 3.299cm)">
          <draw:text-box>
            <text:p text:style-name="P8"><text:span text:style-name="T21">Phase 3: Plan - GET A</text:span></text:p>
          </draw:text-box>
        </draw:frame>
        <draw:connector draw:style-name="gr109" draw:text-style-name="P3" draw:layer="layout" draw:type="curve" svg:x1="12.901cm" svg:y1="4.81cm" svg:x2="14.284cm" svg:y2="3.559cm" draw:start-shape="id57" draw:start-glue-point="0" draw:end-shape="id63" draw:end-glue-point="3" svg:d="M12901 4810c0-834 461-1251 1383-1251" svg:viewBox="0 0 1384 1252">
          <text:p/>
        </draw:connector>
        <draw:connector draw:style-name="gr109" draw:text-style-name="P3" draw:layer="layout" draw:type="curve" svg:x1="16.267cm" svg:y1="10.523cm" svg:x2="18.387cm" svg:y2="11.166cm" draw:start-shape="id56" draw:start-glue-point="1" draw:end-shape="id60" draw:end-glue-point="0" svg:d="M16267 10523c1414 0 2120 214 2120 643" svg:viewBox="0 0 2121 644">
          <text:p/>
        </draw:connector>
        <draw:connector draw:style-name="gr109" draw:text-style-name="P3" draw:layer="layout" draw:type="curve" svg:x1="7.738cm" svg:y1="4.81cm" svg:x2="8.815cm" svg:y2="3.6cm" draw:end-shape="id55" draw:end-glue-point="3" svg:d="M7738 4810c432 0-106-1210 1077-1210" svg:viewBox="0 0 1078 1211">
          <text:p/>
        </draw:connector>
        <draw:g xml:id="id68" draw:id="id68">
          <draw:custom-shape draw:style-name="gr52" draw:text-style-name="P1" draw:layer="layout" svg:width="4.606cm" svg:height="1.106cm" svg:x="5.792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" draw:text-style-name="P2" draw:layer="layout" svg:width="0.919cm" svg:height="0.383cm" svg:x="8.189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cm" svg:height="0.382cm" svg:x="9.213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896cm" svg:height="0.384cm" svg:x="5.976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1cm" svg:height="0.383cm" svg:x="7.082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32" draw:text-style-name="P3" draw:layer="layout" draw:type="curve" svg:x1="2.144cm" svg:y1="5.215cm" svg:x2="5.792cm" svg:y2="5.191cm" draw:start-shape="id65" draw:start-glue-point="1" draw:end-shape="id66" draw:end-glue-point="3" svg:d="M2144 5215c2730 0 906-24 3648-24" svg:viewBox="0 0 3649 25">
          <text:p/>
        </draw:connector>
        <draw:connector draw:style-name="gr133" draw:text-style-name="P3" draw:layer="layout" draw:type="curve" svg:x1="2.215cm" svg:y1="2.45cm" svg:x2="5.792cm" svg:y2="2.315cm" draw:start-shape="id67" draw:start-glue-point="1" draw:end-shape="id68" svg:d="M2215 2450c2676 0 888-135 3577-135" svg:viewBox="0 0 3578 136">
          <text:p/>
        </draw:connector>
        <draw:frame draw:style-name="gr134" draw:text-style-name="P48" draw:layer="layout" svg:width="2.708cm" svg:height="0.751cm" draw:transform="rotate (0.00523598775598299) translate (2.607cm 2.766cm)">
          <draw:text-box>
            <text:p text:style-name="P8"><text:span text:style-name="T34">Phase 1</text:span></text:p>
            <text:p text:style-name="P8"><text:span text:style-name="T34">A rings, i proceeds</text:span></text:p>
          </draw:text-box>
        </draw:frame>
        <draw:frame draw:style-name="gr2" draw:text-style-name="P2" draw:layer="layout" svg:width="0.584cm" svg:height="0.743cm" svg:x="10.398cm" svg:y="5.972cm">
          <draw:image xlink:href="Pictures/100002010000005C00000075F0A379939F9FC2E8.png" xlink:type="simple" xlink:show="embed" xlink:actuate="onLoad" draw:mime-type="image/png">
            <text:p/>
          </draw:image>
        </draw:frame>
        <draw:frame draw:style-name="gr2" draw:text-style-name="P2" draw:layer="layout" svg:width="0.75cm" svg:height="0.695cm" svg:x="10.652cm" svg:y="2.083cm">
          <draw:image xlink:href="Pictures/100002010000006C000000643C4B2E12279308DB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line draw:style-name="gr53" draw:text-style-name="P3" draw:layer="layout" svg:x1="10.652cm" svg:y1="2.5cm" svg:x2="10.652cm" svg:y2="4.81cm">
          <text:p/>
        </draw:line>
        <draw:g xml:id="id73" draw:id="id73">
          <draw:custom-shape draw:style-name="gr54" draw:text-style-name="P31" draw:layer="layout" svg:width="4.606cm" svg:height="1.67cm" svg:x="10.11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32" draw:layer="layout" svg:width="2.122cm" svg:height="0.702cm" svg:x="10.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33" draw:layer="layout" svg:width="1.884cm" svg:height="0.521cm" svg:x="10.184cm" svg:y="5.559cm">
            <draw:text-box>
              <text:p><text:span text:style-name="T18">Hear A</text:span></text:p>
            </draw:text-box>
          </draw:frame>
          <draw:g>
            <draw:frame draw:style-name="gr2" draw:text-style-name="P2" draw:layer="layout" svg:width="0.919cm" svg:height="0.383cm" svg:x="12.507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cm" svg:height="0.384cm" svg:x="13.531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896cm" svg:height="0.383cm" svg:x="10.294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1cm" svg:height="0.383cm" svg:x="11.4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60" draw:text-style-name="P32" draw:layer="layout" svg:width="2.121cm" svg:height="0.702cm" svg:x="12.411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33" draw:layer="layout" svg:width="1.884cm" svg:height="0.521cm" svg:x="12.648cm" svg:y="5.559cm">
            <draw:text-box>
              <text:p><text:span text:style-name="T18">Hear B</text:span></text:p>
            </draw:text-box>
          </draw:frame>
        </draw:g>
        <draw:frame draw:style-name="gr73" draw:text-style-name="P37" draw:layer="layout" svg:width="1.648cm" svg:height="0.968cm" svg:x="2.639cm" svg:y="1.033cm">
          <draw:text-box>
            <text:p><text:span text:style-name="T22">t </text:span><text:span text:style-name="T23">= 0</text:span></text:p>
          </draw:text-box>
        </draw:frame>
        <draw:frame draw:style-name="gr73" draw:text-style-name="P37" draw:layer="layout" svg:width="1.648cm" svg:height="0.968cm" svg:x="11.836cm" svg:y="1.033cm">
          <draw:text-box>
            <text:p><text:span text:style-name="T22">t </text:span><text:span text:style-name="T23">= 2</text:span></text:p>
          </draw:text-box>
        </draw:frame>
        <draw:custom-shape draw:style-name="gr74" draw:text-style-name="P31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2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6" draw:text-style-name="P32" xml:id="id69" draw:id="id69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1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7" draw:layer="layout" svg:width="1.649cm" svg:height="0.968cm" svg:x="18.302cm" svg:y="1.033cm">
          <draw:text-box>
            <text:p><text:span text:style-name="T22">t </text:span><text:span text:style-name="T23">= 3</text:span></text:p>
          </draw:text-box>
        </draw:frame>
        <draw:frame draw:style-name="gr73" draw:text-style-name="P37" draw:layer="layout" svg:width="1.649cm" svg:height="0.968cm" svg:x="23.712cm" svg:y="1.033cm">
          <draw:text-box>
            <text:p><text:span text:style-name="T22">t </text:span><text:span text:style-name="T23">= 4</text:span></text:p>
          </draw:text-box>
        </draw:frame>
        <draw:frame draw:style-name="gr78" draw:text-style-name="P34" draw:layer="layout" svg:width="4.033cm" svg:height="0.52cm" svg:x="16.94cm" svg:y="7.564cm">
          <draw:text-box>
            <text:p><text:span text:style-name="T19">INCONSISTENT STATES (Hear B)</text:span></text:p>
          </draw:text-box>
        </draw:frame>
        <draw:custom-shape draw:style-name="gr79" draw:text-style-name="P32" xml:id="id72" draw:id="id72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2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2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" draw:text-style-name="P2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85" draw:text-style-name="P30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2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" draw:text-style-name="P2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" draw:text-style-name="P2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" draw:text-style-name="P2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7" draw:text-style-name="P32" xml:id="id70" draw:id="id70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35" draw:layer="layout" svg:width="2.415cm" svg:height="0.521cm" svg:x="22.392cm" svg:y="10.913cm">
          <draw:text-box>
            <text:p><text:span text:style-name="T20">BEL(A*) &gt; BEL(B*)</text:span></text:p>
          </draw:text-box>
        </draw:frame>
        <draw:frame draw:style-name="gr65" draw:text-style-name="P34" draw:layer="layout" svg:width="2.414cm" svg:height="0.52cm" svg:x="24.556cm" svg:y="10.962cm">
          <draw:text-box>
            <text:p><text:span text:style-name="T19">BEL(A*) &lt; BEL(B*)</text:span></text:p>
          </draw:text-box>
        </draw:frame>
        <draw:connector draw:style-name="gr51" draw:text-style-name="P3" draw:layer="layout" draw:type="curve" svg:x1="21.457cm" svg:y1="7.21cm" svg:x2="25.682cm" svg:y2="10.144cm" draw:start-shape="id69" draw:start-glue-point="1" draw:end-shape="id70" draw:end-glue-point="0" svg:d="M21457 7210c2817 0 4225 978 4225 2934" svg:viewBox="0 0 4226 2935">
          <text:p/>
        </draw:connector>
        <draw:frame draw:style-name="gr88" draw:text-style-name="P36" draw:layer="layout" svg:width="2.098cm" svg:height="0.522cm" draw:transform="rotate (0.00418879020478639) translate (23.771cm 8.12cm)">
          <draw:text-box>
            <text:p text:style-name="P8"><text:span text:style-name="T21">Restart Phase 1</text:span></text:p>
          </draw:text-box>
        </draw:frame>
        <draw:frame draw:style-name="gr2" draw:text-style-name="P2" xml:id="id74" draw:id="id74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2" draw:text-style-name="P2" xml:id="id76" draw:id="id76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51" draw:text-style-name="P3" draw:layer="layout" draw:type="curve" svg:x1="17cm" svg:y1="3.546cm" svg:x2="20.396cm" svg:y2="6.842cm" draw:start-shape="id71" draw:start-glue-point="1" draw:end-shape="id69" draw:end-glue-point="0" svg:d="M17000 3546c2264 0 3396 1098 3396 3296" svg:viewBox="0 0 3397 3297">
          <text:p/>
        </draw:connector>
        <draw:g>
          <draw:custom-shape draw:style-name="gr103" draw:text-style-name="P30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32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" draw:text-style-name="P2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05" draw:text-style-name="P32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6" draw:text-style-name="P34" draw:layer="layout" svg:width="3.794cm" svg:height="0.521cm" svg:x="17.106cm" svg:y="5.537cm">
            <draw:text-box>
              <text:p><text:span text:style-name="T19">CONSISTENT STATES (Hear A)</text:span></text:p>
            </draw:text-box>
          </draw:frame>
        </draw:g>
        <draw:connector draw:style-name="gr51" draw:text-style-name="P3" draw:layer="layout" draw:type="curve" svg:x1="17cm" svg:y1="3.546cm" svg:x2="18.089cm" svg:y2="4.81cm" draw:start-shape="id71" draw:start-glue-point="1" svg:d="M17000 3546c1194 0 650 1264 1089 1264" svg:viewBox="0 0 1090 1265">
          <text:p/>
        </draw:connector>
        <draw:connector draw:style-name="gr51" draw:text-style-name="P3" draw:layer="layout" draw:type="curve" draw:line-skew="-0.75cm" svg:x1="18.089cm" svg:y1="4.81cm" svg:x2="23.571cm" svg:y2="4.859cm" draw:end-shape="id72" draw:end-glue-point="0" svg:d="M18089 4810c0-1822 5482-1847 5482 49" svg:viewBox="0 0 5483 1420">
          <text:p/>
        </draw:connector>
        <draw:frame draw:style-name="gr107" draw:text-style-name="P36" draw:layer="layout" svg:width="2.602cm" svg:height="0.521cm" draw:transform="rotate (0.00541052068118242) translate (20.05cm 3.273cm)">
          <draw:text-box>
            <text:p text:style-name="P8"><text:span text:style-name="T21">Phase 4: Act - GET A</text:span></text:p>
          </draw:text-box>
        </draw:frame>
        <draw:frame draw:style-name="gr108" draw:text-style-name="P36" xml:id="id71" draw:id="id71" draw:layer="layout" svg:width="2.716cm" svg:height="0.52cm" draw:transform="rotate (0.00488692190558412) translate (14.283cm 3.299cm)">
          <draw:text-box>
            <text:p text:style-name="P8"><text:span text:style-name="T21">P</text:span><text:span text:style-name="T21">h</text:span><text:span text:style-name="T21">a</text:span><text:span text:style-name="T21">s</text:span><text:span text:style-name="T21">e</text:span><text:span text:style-name="T21"> </text:span><text:span text:style-name="T21">3</text:span><text:span text:style-name="T21">:</text:span><text:span text:style-name="T21"> </text:span><text:span text:style-name="T21">P</text:span><text:span text:style-name="T21">l</text:span><text:span text:style-name="T21">a</text:span><text:span text:style-name="T21">n</text:span><text:span text:style-name="T21"> </text:span><text:span text:style-name="T21">-</text:span><text:span text:style-name="T21"> </text:span><text:span text:style-name="T21">G</text:span><text:span text:style-name="T21">E</text:span><text:span text:style-name="T21">T</text:span><text:span text:style-name="T21"> </text:span><text:span text:style-name="T21">A</text:span></text:p>
          </draw:text-box>
        </draw:frame>
        <draw:connector draw:style-name="gr109" draw:text-style-name="P3" draw:layer="layout" draw:type="curve" svg:x1="12.413cm" svg:y1="4.302cm" svg:x2="14.284cm" svg:y2="3.559cm" draw:start-shape="id73" draw:end-shape="id71" draw:end-glue-point="3" svg:d="M12413 4302c0-496 623-743 1871-743" svg:viewBox="0 0 1872 744">
          <text:p/>
        </draw:connector>
        <draw:g xml:id="id78" draw:id="id78">
          <draw:custom-shape draw:style-name="gr52" draw:text-style-name="P1" draw:layer="layout" svg:width="4.606cm" svg:height="1.106cm" svg:x="10.144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" draw:text-style-name="P2" draw:layer="layout" svg:width="0.919cm" svg:height="0.383cm" svg:x="12.541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cm" svg:height="0.382cm" svg:x="13.565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896cm" svg:height="0.384cm" svg:x="10.328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1cm" svg:height="0.383cm" svg:x="11.434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32" draw:text-style-name="P3" draw:layer="layout" draw:type="curve" svg:x1="2.144cm" svg:y1="5.215cm" svg:x2="6.152cm" svg:y2="5.2cm" draw:start-shape="id74" draw:start-glue-point="1" draw:end-shape="id75" draw:end-glue-point="3" svg:d="M2144 5215c3006 0 1002-15 4008-15" svg:viewBox="0 0 4009 16">
          <text:p/>
        </draw:connector>
        <draw:connector draw:style-name="gr133" draw:text-style-name="P3" draw:layer="layout" draw:type="curve" svg:x1="2.215cm" svg:y1="2.45cm" svg:x2="6.152cm" svg:y2="2.367cm" draw:start-shape="id76" draw:start-glue-point="1" draw:end-shape="id77" draw:end-glue-point="3" svg:d="M2215 2450c2953 0 985-83 3937-83" svg:viewBox="0 0 3938 84">
          <text:p/>
        </draw:connector>
        <draw:frame draw:style-name="gr73" draw:text-style-name="P37" draw:layer="layout" svg:width="1.649cm" svg:height="0.968cm" svg:x="5.785cm" svg:y="1.052cm">
          <draw:text-box>
            <text:p><text:span text:style-name="T22">t </text:span><text:span text:style-name="T23">= 1</text:span></text:p>
          </draw:text-box>
        </draw:frame>
        <draw:frame draw:style-name="gr2" draw:text-style-name="P2" xml:id="id77" draw:id="id77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2" draw:text-style-name="P2" xml:id="id75" draw:id="id75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32" draw:text-style-name="P3" draw:layer="layout" draw:type="curve" svg:x1="6.736cm" svg:y1="5.2cm" svg:x2="10.11cm" svg:y2="5.191cm" draw:start-shape="id75" draw:start-glue-point="1" draw:end-shape="id73" draw:end-glue-point="3" svg:d="M6736 5200c2524 0 838-9 3374-9" svg:viewBox="0 0 3375 10">
          <text:p/>
        </draw:connector>
        <draw:connector draw:style-name="gr133" draw:text-style-name="P3" draw:layer="layout" draw:type="curve" svg:x1="6.902cm" svg:y1="2.367cm" svg:x2="10.144cm" svg:y2="2.315cm" draw:start-shape="id77" draw:start-glue-point="1" draw:end-shape="id78" draw:end-glue-point="3" svg:d="M6902 2367c2425 0 805-52 3242-52" svg:viewBox="0 0 3243 53">
          <text:p/>
        </draw:connector>
        <draw:frame draw:style-name="gr135" draw:text-style-name="P48" draw:layer="layout" svg:width="2.767cm" svg:height="0.751cm" draw:transform="rotate (0.00523598775598299) translate (7.096cm 2.728cm)">
          <draw:text-box>
            <text:p text:style-name="P8"><text:span text:style-name="T34">Phase 2</text:span><text:span text:style-name="T34"><text:line-break/></text:span><text:span text:style-name="T34">A rings, i intends A</text:span></text:p>
          </draw:text-box>
        </draw:frame>
        <draw:frame draw:style-name="gr134" draw:text-style-name="P48" draw:layer="layout" svg:width="2.708cm" svg:height="0.751cm" draw:transform="rotate (0.00523598775598299) translate (2.607cm 2.767cm)">
          <draw:text-box>
            <text:p text:style-name="P8"><text:span text:style-name="T34">Phase 1</text:span></text:p>
            <text:p text:style-name="P8"><text:span text:style-name="T34">A rings, i proceeds</text:span></text:p>
          </draw:text-box>
        </draw:frame>
      </draw:page>
      <draw:page draw:name="page13" draw:style-name="dp1" draw:master-page-name="Default">
        <draw:frame draw:style-name="gr73" draw:text-style-name="P37" draw:layer="layout" svg:width="1.648cm" svg:height="0.968cm" svg:x="2.639cm" svg:y="1.033cm">
          <draw:text-box>
            <text:p><text:span text:style-name="T22">t </text:span><text:span text:style-name="T23">= 0</text:span></text:p>
          </draw:text-box>
        </draw:frame>
        <draw:frame draw:style-name="gr73" draw:text-style-name="P37" draw:layer="layout" svg:width="1.648cm" svg:height="0.968cm" svg:x="11.265cm" svg:y="1.033cm">
          <draw:text-box>
            <text:p><text:span text:style-name="T22">t </text:span><text:span text:style-name="T23">= 2</text:span></text:p>
          </draw:text-box>
        </draw:frame>
        <draw:custom-shape draw:style-name="gr77" draw:text-style-name="P31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7" draw:layer="layout" svg:width="1.649cm" svg:height="0.968cm" svg:x="18.302cm" svg:y="1.033cm">
          <draw:text-box>
            <text:p><text:span text:style-name="T22">t </text:span><text:span text:style-name="T23">= 3</text:span></text:p>
          </draw:text-box>
        </draw:frame>
        <draw:frame draw:style-name="gr73" draw:text-style-name="P37" draw:layer="layout" svg:width="1.649cm" svg:height="0.968cm" svg:x="23.712cm" svg:y="1.033cm">
          <draw:text-box>
            <text:p><text:span text:style-name="T22">t </text:span><text:span text:style-name="T23">= 4</text:span></text:p>
          </draw:text-box>
        </draw:frame>
        <draw:custom-shape draw:style-name="gr79" draw:text-style-name="P32" xml:id="id79" draw:id="id79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2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2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" draw:text-style-name="P2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2" draw:text-style-name="P2" xml:id="id80" draw:id="id80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2" draw:text-style-name="P2" xml:id="id82" draw:id="id82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51" draw:text-style-name="P3" draw:layer="layout" draw:type="curve" draw:line-skew="-0.75cm" svg:x1="18.089cm" svg:y1="4.81cm" svg:x2="23.571cm" svg:y2="4.859cm" draw:end-shape="id79" draw:end-glue-point="0" svg:d="M18089 4810c0-1822 5482-1847 5482 49" svg:viewBox="0 0 5483 1420">
          <text:p/>
        </draw:connector>
        <draw:frame draw:style-name="gr107" draw:text-style-name="P36" draw:layer="layout" svg:width="2.602cm" svg:height="0.521cm" draw:transform="rotate (0.00541052068118242) translate (20.05cm 3.273cm)">
          <draw:text-box>
            <text:p text:style-name="P8"><text:span text:style-name="T21">Phase 4: Act - GET A</text:span></text:p>
          </draw:text-box>
        </draw:frame>
        <draw:line draw:style-name="gr53" draw:text-style-name="P3" draw:layer="layout" svg:x1="16.947cm" svg:y1="2.604cm" svg:x2="16.947cm" svg:y2="4.914cm">
          <text:p/>
        </draw:line>
        <draw:g xml:id="id87" draw:id="id87">
          <draw:custom-shape draw:style-name="gr54" draw:text-style-name="P31" draw:layer="layout" svg:width="4.606cm" svg:height="1.67cm" svg:x="16.405cm" svg:y="4.4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32" draw:layer="layout" svg:width="2.122cm" svg:height="0.702cm" svg:x="16.495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33" draw:layer="layout" svg:width="1.884cm" svg:height="0.521cm" svg:x="16.479cm" svg:y="5.663cm">
            <draw:text-box>
              <text:p><text:span text:style-name="T18">Hear A</text:span></text:p>
            </draw:text-box>
          </draw:frame>
          <draw:g>
            <draw:frame draw:style-name="gr2" draw:text-style-name="P2" draw:layer="layout" svg:width="0.919cm" svg:height="0.383cm" svg:x="18.802cm" svg:y="5.169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cm" svg:height="0.384cm" svg:x="19.826cm" svg:y="5.182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896cm" svg:height="0.383cm" svg:x="16.589cm" svg:y="5.155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1cm" svg:height="0.383cm" svg:x="17.695cm" svg:y="5.169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60" draw:text-style-name="P32" draw:layer="layout" svg:width="2.121cm" svg:height="0.702cm" svg:x="18.706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33" draw:layer="layout" svg:width="1.884cm" svg:height="0.521cm" svg:x="18.943cm" svg:y="5.663cm">
            <draw:text-box>
              <text:p><text:span text:style-name="T18">Hear B</text:span></text:p>
            </draw:text-box>
          </draw:frame>
        </draw:g>
        <draw:g xml:id="id86" draw:id="id86">
          <draw:custom-shape draw:style-name="gr52" draw:text-style-name="P1" draw:layer="layout" svg:width="4.606cm" svg:height="1.106cm" svg:x="16.439cm" svg:y="1.8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" draw:text-style-name="P2" draw:layer="layout" svg:width="0.919cm" svg:height="0.383cm" svg:x="18.836cm" svg:y="2.23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cm" svg:height="0.382cm" svg:x="19.86cm" svg:y="2.24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896cm" svg:height="0.384cm" svg:x="16.623cm" svg:y="2.22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" draw:text-style-name="P2" draw:layer="layout" svg:width="0.921cm" svg:height="0.383cm" svg:x="17.729cm" svg:y="2.23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32" draw:text-style-name="P3" draw:layer="layout" draw:type="curve" svg:x1="2.144cm" svg:y1="5.215cm" svg:x2="6.152cm" svg:y2="5.2cm" draw:start-shape="id80" draw:start-glue-point="1" draw:end-shape="id81" draw:end-glue-point="3" svg:d="M2144 5215c3006 0 1002-15 4008-15" svg:viewBox="0 0 4009 16">
          <text:p/>
        </draw:connector>
        <draw:connector draw:style-name="gr133" draw:text-style-name="P3" draw:layer="layout" draw:type="curve" svg:x1="2.215cm" svg:y1="2.45cm" svg:x2="6.152cm" svg:y2="2.367cm" draw:start-shape="id82" draw:start-glue-point="1" draw:end-shape="id83" draw:end-glue-point="3" svg:d="M2215 2450c2953 0 985-83 3937-83" svg:viewBox="0 0 3938 84">
          <text:p/>
        </draw:connector>
        <draw:frame draw:style-name="gr73" draw:text-style-name="P37" draw:layer="layout" svg:width="1.649cm" svg:height="0.968cm" svg:x="5.785cm" svg:y="1.052cm">
          <draw:text-box>
            <text:p><text:span text:style-name="T22">t </text:span><text:span text:style-name="T23">= 1</text:span></text:p>
          </draw:text-box>
        </draw:frame>
        <draw:frame draw:style-name="gr2" draw:text-style-name="P2" xml:id="id83" draw:id="id83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2" draw:text-style-name="P2" xml:id="id81" draw:id="id81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32" draw:text-style-name="P3" draw:layer="layout" draw:type="curve" svg:x1="6.736cm" svg:y1="5.2cm" svg:x2="11.758cm" svg:y2="5.237cm" draw:start-shape="id81" draw:start-glue-point="1" draw:end-shape="id84" draw:end-glue-point="3" svg:d="M6736 5200c3766 0 1256 37 5022 37" svg:viewBox="0 0 5023 38">
          <text:p/>
        </draw:connector>
        <draw:connector draw:style-name="gr133" draw:text-style-name="P3" draw:layer="layout" draw:type="curve" svg:x1="6.902cm" svg:y1="2.367cm" svg:x2="11.686cm" svg:y2="2.441cm" draw:start-shape="id83" draw:start-glue-point="1" draw:end-shape="id85" draw:end-glue-point="3" svg:d="M6902 2367c3588 0 1196 74 4784 74" svg:viewBox="0 0 4785 75">
          <text:p/>
        </draw:connector>
        <draw:frame draw:style-name="gr2" draw:text-style-name="P2" xml:id="id84" draw:id="id84" draw:layer="layout" svg:width="0.672cm" svg:height="0.855cm" svg:x="11.758cm" svg:y="4.81cm">
          <draw:image xlink:href="Pictures/100002010000005C0000007504B5FEDE288CC4A2.png" xlink:type="simple" xlink:show="embed" xlink:actuate="onLoad" draw:mime-type="image/png">
            <text:p/>
          </draw:image>
        </draw:frame>
        <draw:frame draw:style-name="gr2" draw:text-style-name="P2" xml:id="id85" draw:id="id85" draw:layer="layout" svg:width="0.753cm" svg:height="0.881cm" svg:x="11.686cm" svg:y="2.001cm">
          <draw:image xlink:href="Pictures/1000020100000064000000758FEAC911E91F54D3.png" xlink:type="simple" xlink:show="embed" xlink:actuate="onLoad" draw:mime-type="image/png">
            <text:p/>
          </draw:image>
        </draw:frame>
        <draw:frame draw:style-name="gr136" draw:text-style-name="P48" draw:layer="layout" svg:width="2.517cm" svg:height="0.751cm" draw:transform="rotate (0.00523598775598299) translate (13.078cm 2.789cm)">
          <draw:text-box>
            <text:p text:style-name="P8"><text:span text:style-name="T34">Phase 3</text:span></text:p>
            <text:p text:style-name="P8"><text:span text:style-name="T34">A rings, i plans A</text:span></text:p>
          </draw:text-box>
        </draw:frame>
        <draw:connector draw:style-name="gr137" draw:text-style-name="P3" draw:layer="layout" draw:type="curve" svg:x1="12.439cm" svg:y1="2.441cm" svg:x2="16.439cm" svg:y2="2.419cm" draw:start-shape="id85" draw:start-glue-point="1" draw:end-shape="id86" draw:end-glue-point="3" svg:d="M12439 2441c2994 0 994-22 4000-22" svg:viewBox="0 0 4001 23">
          <text:p/>
        </draw:connector>
        <draw:connector draw:style-name="gr138" draw:text-style-name="P3" draw:layer="layout" draw:type="curve" svg:x1="12.43cm" svg:y1="5.237cm" svg:x2="16.405cm" svg:y2="5.295cm" draw:start-shape="id84" draw:start-glue-point="1" draw:end-shape="id87" draw:end-glue-point="3" svg:d="M12430 5237c2974 0 987 58 3975 58" svg:viewBox="0 0 3976 59">
          <text:p/>
        </draw:connector>
        <draw:frame draw:style-name="gr134" draw:text-style-name="P48" draw:layer="layout" svg:width="2.708cm" svg:height="0.751cm" draw:transform="rotate (0.00523598775598299) translate (2.607cm 2.767cm)">
          <draw:text-box>
            <text:p text:style-name="P8"><text:span text:style-name="T34">Phase 1</text:span></text:p>
            <text:p text:style-name="P8"><text:span text:style-name="T34">A rings, i proceeds</text:span></text:p>
          </draw:text-box>
        </draw:frame>
        <draw:frame draw:style-name="gr135" draw:text-style-name="P48" draw:layer="layout" svg:width="2.767cm" svg:height="0.751cm" draw:transform="rotate (0.00523598775598299) translate (7.097cm 2.729cm)">
          <draw:text-box>
            <text:p text:style-name="P8"><text:span text:style-name="T34">Phase 2</text:span><text:span text:style-name="T34"><text:line-break/></text:span><text:span text:style-name="T34">A rings, i intends A</text:span></text:p>
          </draw:text-box>
        </draw:frame>
      </draw:page>
      <draw:page draw:name="page14" draw:style-name="dp1" draw:master-page-name="Default">
        <draw:custom-shape draw:style-name="gr111" draw:text-style-name="P1" draw:layer="layout" svg:width="4.762cm" svg:height="0.978cm" svg:x="1cm" svg:y="2.562cm">
          <text:p text:style-name="P39"><text:span text:style-name="T24">(A,n)</text:span><text:span text:style-name="T25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2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31" xml:id="id88" draw:id="id88" draw:layer="layout" svg:width="4.762cm" svg:height="1.905cm" svg:x="1cm" svg:y="6.08cm">
          <text:p text:style-name="P40"><text:span text:style-name="T26">(A,n)</text:span><text:span text:style-name="T2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32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2" xml:id="id89" draw:id="id89" draw:layer="layout" svg:width="4.762cm" svg:height="1.905cm" svg:x="7.985cm" svg:y="6.099cm">
          <text:p text:style-name="P41"><text:span text:style-name="T28">(A,n) </text:span><text:span text:style-name="T29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3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43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8" draw:text-style-name="P3" draw:layer="layout" draw:type="curve" draw:line-skew="-0.5cm" svg:x1="3.381cm" svg:y1="6.08cm" svg:x2="10.366cm" svg:y2="6.099cm" draw:start-shape="id88" draw:start-glue-point="0" draw:end-shape="id89" draw:end-glue-point="0" svg:d="M3381 6080c0-1515 6985-1524 6985 19" svg:viewBox="0 0 6986 1157">
          <text:p/>
        </draw:connector>
        <draw:connector draw:style-name="gr118" draw:text-style-name="P3" draw:layer="layout" draw:type="curve" draw:line-skew="-0.524cm" svg:x1="10.366cm" svg:y1="6.099cm" svg:x2="17.033cm" svg:y2="6.099cm" draw:start-shape="id89" draw:start-glue-point="0" svg:d="M10366 6099c0-1551 6667-1551 6667 0" svg:viewBox="0 0 6668 1164">
          <text:p/>
        </draw:connector>
        <draw:frame draw:style-name="gr2" draw:text-style-name="P2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2" draw:text-style-name="P2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19" draw:text-style-name="P44" xml:id="id90" draw:id="id90" draw:layer="layout" svg:width="1.243cm" svg:height="0.887cm" draw:transform="rotate (0.00471238898038469) translate (6.103cm 4.558cm)">
          <draw:text-box>
            <text:p text:style-name="P8"><text:span text:style-name="T30">Plan:</text:span><text:span text:style-name="T30"><text:line-break/></text:span><text:span text:style-name="T30">Get A</text:span></text:p>
          </draw:text-box>
        </draw:frame>
        <draw:frame draw:style-name="gr120" draw:text-style-name="P44" draw:layer="layout" svg:width="1.315cm" svg:height="0.887cm" draw:transform="rotate (0.00471238898038469) translate (13.333cm 4.181cm)">
          <draw:text-box>
            <text:p text:style-name="P8"><text:span text:style-name="T30">A</text:span><text:span text:style-name="T30">c</text:span><text:span text:style-name="T30">t</text:span><text:span text:style-name="T30">:</text:span><text:span text:style-name="T30"><text:line-break/></text:span><text:span text:style-name="T30">G</text:span><text:span text:style-name="T30">e</text:span><text:span text:style-name="T30">t</text:span><text:span text:style-name="T30"> </text:span><text:span text:style-name="T30">A</text:span><text:span text:style-name="T30"> </text:span></text:p>
          </draw:text-box>
        </draw:frame>
        <draw:custom-shape draw:style-name="gr112" draw:text-style-name="P32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45" draw:layer="layout" svg:width="2.445cm" svg:height="0.569cm" svg:x="1.101cm" svg:y="7.416cm">
          <draw:text-box>
            <text:p><text:span text:style-name="T31">B</text:span><text:span text:style-name="T31">E</text:span><text:span text:style-name="T31">L</text:span><text:span text:style-name="T31">I</text:span><text:span text:style-name="T31">E</text:span><text:span text:style-name="T31">V</text:span><text:span text:style-name="T31">E</text:span><text:span text:style-name="T31"> </text:span><text:span text:style-name="T31">A</text:span><text:span text:style-name="T31"> </text:span><text:span text:style-name="T31">&gt;</text:span><text:span text:style-name="T31"> </text:span><text:span text:style-name="T31">B</text:span></text:p>
          </draw:text-box>
        </draw:frame>
        <draw:frame draw:style-name="gr122" draw:text-style-name="P46" draw:layer="layout" svg:width="3.948cm" svg:height="0.569cm" svg:x="7.985cm" svg:y="7.401cm">
          <draw:text-box>
            <text:p><text:span text:style-name="T32">C</text:span><text:span text:style-name="T32">o</text:span><text:span text:style-name="T32">n</text:span><text:span text:style-name="T32">s</text:span><text:span text:style-name="T32">i</text:span><text:span text:style-name="T32">s</text:span><text:span text:style-name="T32">t</text:span><text:span text:style-name="T32">e</text:span><text:span text:style-name="T32">n</text:span><text:span text:style-name="T32">t</text:span><text:span text:style-name="T32">:</text:span><text:span text:style-name="T32"> </text:span><text:span text:style-name="T32">B</text:span><text:span text:style-name="T32">E</text:span><text:span text:style-name="T32">L</text:span><text:span text:style-name="T32">I</text:span><text:span text:style-name="T32">E</text:span><text:span text:style-name="T32">V</text:span><text:span text:style-name="T32">E</text:span><text:span text:style-name="T32"> </text:span><text:span text:style-name="T32">A</text:span><text:span text:style-name="T32"> </text:span><text:span text:style-name="T32">&gt;</text:span><text:span text:style-name="T32"> </text:span><text:span text:style-name="T32">B</text:span></text:p>
          </draw:text-box>
        </draw:frame>
        <draw:custom-shape draw:style-name="gr115" draw:text-style-name="P42" xml:id="id91" draw:id="id91" draw:layer="layout" svg:width="4.762cm" svg:height="1.905cm" svg:x="7.985cm" svg:y="8.639cm">
          <text:p text:style-name="P41"><text:span text:style-name="T28">(A,n)</text:span><text:span text:style-name="T2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3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3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43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4" draw:text-style-name="P46" draw:layer="layout" svg:width="3.914cm" svg:height="0.569cm" svg:x="7.985cm" svg:y="9.941cm">
          <draw:text-box>
            <text:p><text:span text:style-name="T32">D</text:span><text:span text:style-name="T32">i</text:span><text:span text:style-name="T32">s</text:span><text:span text:style-name="T32">r</text:span><text:span text:style-name="T32">u</text:span><text:span text:style-name="T32">p</text:span><text:span text:style-name="T32">t</text:span><text:span text:style-name="T32">e</text:span><text:span text:style-name="T32">d</text:span><text:span text:style-name="T32">:</text:span><text:span text:style-name="T32"> </text:span><text:span text:style-name="T32"><text:s/></text:span><text:span text:style-name="T32">B</text:span><text:span text:style-name="T32">E</text:span><text:span text:style-name="T32">L</text:span><text:span text:style-name="T32">I</text:span><text:span text:style-name="T32">E</text:span><text:span text:style-name="T32">V</text:span><text:span text:style-name="T32">E</text:span><text:span text:style-name="T32"> </text:span><text:span text:style-name="T32">B</text:span><text:span text:style-name="T32"> </text:span><text:span text:style-name="T32">&gt;</text:span><text:span text:style-name="T32"> </text:span><text:span text:style-name="T32">A</text:span></text:p>
          </draw:text-box>
        </draw:frame>
        <draw:connector draw:style-name="gr125" draw:text-style-name="P3" draw:layer="layout" draw:type="curve" svg:x1="6.728cm" svg:y1="5.442cm" svg:x2="7.985cm" svg:y2="9.591cm" draw:start-shape="id90" draw:start-glue-point="2" draw:end-shape="id91" draw:end-glue-point="3" svg:d="M6728 5442c0 2766 419 4149 1257 4149" svg:viewBox="0 0 1258 4150">
          <text:p/>
        </draw:connector>
        <draw:custom-shape draw:style-name="gr126" draw:text-style-name="P2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3" draw:layer="layout" svg:x1="1.635cm" svg:y1="3.223cm" svg:x2="1.635cm" svg:y2="6.716cm">
          <text:p/>
        </draw:line>
        <draw:line draw:style-name="gr10" draw:text-style-name="P3" draw:layer="layout" svg:x1="2.905cm" svg:y1="3.223cm" svg:x2="2.905cm" svg:y2="6.716cm">
          <text:p/>
        </draw:line>
        <draw:line draw:style-name="gr10" draw:text-style-name="P3" draw:layer="layout" svg:x1="3.857cm" svg:y1="3.223cm" svg:x2="3.857cm" svg:y2="6.716cm">
          <text:p/>
        </draw:line>
        <draw:line draw:style-name="gr10" draw:text-style-name="P3" draw:layer="layout" svg:x1="5.127cm" svg:y1="3.223cm" svg:x2="5.127cm" svg:y2="6.716cm">
          <text:p/>
        </draw:line>
        <draw:custom-shape draw:style-name="gr139" draw:text-style-name="P43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9" draw:layer="layout" svg:width="0.672cm" svg:height="0.962cm" svg:x="6.482cm" svg:y="7.188cm">
          <draw:text-box>
            <text:p><text:span text:style-name="T35">X</text:span></text:p>
          </draw:text-box>
        </draw:frame>
        <draw:custom-shape draw:style-name="gr115" draw:text-style-name="P42" draw:layer="layout" svg:width="4.762cm" svg:height="1.905cm" svg:x="14.653cm" svg:y="6.08cm">
          <text:p text:style-name="P41"><text:span text:style-name="T28">(A,n) </text:span><text:span text:style-name="T29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3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43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50" draw:layer="layout" svg:width="3.948cm" svg:height="0.569cm" svg:x="14.653cm" svg:y="7.382cm">
          <draw:text-box>
            <text:p><text:span text:style-name="T36">A</text:span><text:span text:style-name="T36"> </text:span><text:span text:style-name="T36">o</text:span><text:span text:style-name="T36">b</text:span><text:span text:style-name="T36">t</text:span><text:span text:style-name="T36">a</text:span><text:span text:style-name="T36">i</text:span><text:span text:style-name="T36">n</text:span><text:span text:style-name="T36">e</text:span><text:span text:style-name="T36">d</text:span></text:p>
          </draw:text-box>
        </draw:frame>
        <draw:custom-shape draw:style-name="gr139" draw:text-style-name="P43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5" draw:style-name="dp1" draw:master-page-name="Default">
        <draw:custom-shape draw:style-name="gr140" draw:text-style-name="P52" xml:id="id92" draw:id="id92" draw:layer="layout" svg:width="4.762cm" svg:height="1.905cm" svg:x="7.985cm" svg:y="6.099cm">
          <text:p text:style-name="P51"><text:span text:style-name="T37">(A,n) </text:span><text:span text:style-name="T3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3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53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8" draw:text-style-name="P3" draw:layer="layout" draw:type="curve" draw:line-skew="-0.524cm" svg:x1="10.366cm" svg:y1="6.099cm" svg:x2="17.033cm" svg:y2="6.099cm" draw:start-shape="id92" draw:start-glue-point="0" svg:d="M10366 6099c0-1551 6667-1551 6667 0" svg:viewBox="0 0 6668 1164">
          <text:p/>
        </draw:connector>
        <draw:frame draw:style-name="gr2" draw:text-style-name="P2" xml:id="id93" draw:id="id93" draw:layer="layout" svg:width="0.667cm" svg:height="0.804cm" svg:x="2.27cm" svg:y="2.58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2" draw:text-style-name="P2" xml:id="id94" draw:id="id94" draw:layer="layout" svg:width="0.743cm" svg:height="0.896cm" svg:x="2.162cm" svg:y="6.55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20" draw:text-style-name="P44" draw:layer="layout" svg:width="1.315cm" svg:height="0.887cm" draw:transform="rotate (0.00471238898038469) translate (13.333cm 4.181cm)">
          <draw:text-box>
            <text:p text:style-name="P8"><text:span text:style-name="T30">Act:</text:span><text:span text:style-name="T30"><text:line-break/></text:span><text:span text:style-name="T30">Get A </text:span></text:p>
          </draw:text-box>
        </draw:frame>
        <draw:frame draw:style-name="gr122" draw:text-style-name="P54" draw:layer="layout" svg:width="3.948cm" svg:height="0.569cm" svg:x="7.985cm" svg:y="7.401cm">
          <draw:text-box>
            <text:p><text:span text:style-name="T39">Consistent: BELIEVE A &gt; B</text:span></text:p>
          </draw:text-box>
        </draw:frame>
        <draw:custom-shape draw:style-name="gr142" draw:text-style-name="P53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42" draw:layer="layout" svg:width="4.762cm" svg:height="1.905cm" svg:x="14.653cm" svg:y="6.08cm">
          <text:p text:style-name="P41"><text:span text:style-name="T28">(A,n) </text:span><text:span text:style-name="T29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3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43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50" draw:layer="layout" svg:width="3.948cm" svg:height="0.569cm" svg:x="14.653cm" svg:y="7.382cm">
          <draw:text-box>
            <text:p><text:span text:style-name="T36">A obtained</text:span></text:p>
          </draw:text-box>
        </draw:frame>
        <draw:custom-shape draw:style-name="gr139" draw:text-style-name="P43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" draw:layer="layout" svg:width="4.762cm" svg:height="0.978cm" svg:x="8.303cm" svg:y="2.414cm">
          <text:p text:style-name="P39"><text:span text:style-name="T40">(A,n)</text:span><text:span text:style-name="T41"> </text:span><text:span text:style-name="T25"><text:s/></text:span><text:span text:style-name="T42">(B,n)</text:span><text:span text:style-name="T25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" draw:layer="layout" svg:width="1.397cm" svg:height="0.625cm" svg:x="8.303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3" draw:text-style-name="P3" draw:layer="layout" draw:type="curve" svg:x1="2.603cm" svg:y1="2.587cm" svg:x2="9.79cm" svg:y2="2.739cm" draw:start-shape="id93" draw:start-glue-point="0" svg:d="M2603 2587c0-750 7187-826 7187 152" svg:viewBox="0 0 7188 725">
          <text:p/>
        </draw:connector>
        <draw:frame draw:style-name="gr2" draw:text-style-name="P2" draw:layer="layout" svg:width="0.743cm" svg:height="0.896cm" svg:x="8.524cm" svg:y="1.375cm">
          <draw:image xlink:href="Pictures/1000020100000053000000641CBC698CECCB492C.png" xlink:type="simple" xlink:show="embed" xlink:actuate="onLoad" draw:mime-type="image/png">
            <text:p/>
          </draw:image>
        </draw:frame>
        <draw:frame draw:style-name="gr119" draw:text-style-name="P55" draw:layer="layout" svg:width="1.243cm" svg:height="0.887cm" draw:transform="rotate (0.00471238898038469) translate (4.187cm 1.326cm)">
          <draw:text-box>
            <text:p text:style-name="P8"><text:span text:style-name="T43">Plan:</text:span><text:span text:style-name="T43"><text:line-break/></text:span><text:span text:style-name="T43">Get A</text:span></text:p>
          </draw:text-box>
        </draw:frame>
        <draw:line draw:style-name="gr10" draw:text-style-name="P3" draw:layer="layout" svg:x1="8.889cm" svg:y1="3.251cm" svg:x2="8.889cm" svg:y2="6.744cm">
          <text:p/>
        </draw:line>
        <draw:line draw:style-name="gr53" draw:text-style-name="P3" draw:layer="layout" svg:x1="10.159cm" svg:y1="3.251cm" svg:x2="9.255cm" svg:y2="6.715cm">
          <text:p/>
        </draw:line>
        <draw:line draw:style-name="gr10" draw:text-style-name="P3" draw:layer="layout" svg:x1="11.111cm" svg:y1="3.251cm" svg:x2="10.525cm" svg:y2="6.715cm">
          <text:p/>
        </draw:line>
        <draw:line draw:style-name="gr10" draw:text-style-name="P3" draw:layer="layout" svg:x1="12.381cm" svg:y1="3.251cm" svg:x2="11.477cm" svg:y2="6.715cm">
          <text:p/>
        </draw:line>
        <draw:connector draw:style-name="gr144" draw:text-style-name="P3" draw:layer="layout" draw:type="curve" svg:x1="2.905cm" svg:y1="7.004cm" svg:x2="7.985cm" svg:y2="7.051cm" draw:start-shape="id94" draw:start-glue-point="1" draw:end-shape="id92" draw:end-glue-point="3" svg:d="M2905 7004c3802 0 1263 47 5080 47" svg:viewBox="0 0 5081 48">
          <text:p/>
        </draw:connector>
      </draw:page>
      <draw:page draw:name="page16" draw:style-name="dp1" draw:master-page-name="Default">
        <draw:frame draw:style-name="gr2" draw:text-style-name="P2" xml:id="id99" draw:id="id99" draw:layer="layout" svg:width="0.667cm" svg:height="0.804cm" svg:x="2.278cm" svg:y="2.52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2" draw:text-style-name="P2" xml:id="id95" draw:id="id95" draw:layer="layout" svg:width="0.743cm" svg:height="0.896cm" svg:x="2.27cm" svg:y="6.35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" draw:text-style-name="P2" xml:id="id97" draw:id="id97" draw:layer="layout" svg:width="0.743cm" svg:height="0.896cm" svg:x="6.329cm" svg:y="2.527cm">
          <draw:image xlink:href="Pictures/1000020100000053000000641CBC698CECCB492C.png" xlink:type="simple" xlink:show="embed" xlink:actuate="onLoad" draw:mime-type="image/png">
            <text:p/>
          </draw:image>
        </draw:frame>
        <draw:connector draw:style-name="gr144" draw:text-style-name="P3" draw:layer="layout" draw:type="curve" svg:x1="3.013cm" svg:y1="6.806cm" svg:x2="6.28cm" svg:y2="6.792cm" draw:start-shape="id95" draw:start-glue-point="1" draw:end-shape="id96" draw:end-glue-point="3" svg:d="M3013 6806c2451 0 818-14 3267-14" svg:viewBox="0 0 3268 15">
          <text:p/>
        </draw:connector>
        <draw:custom-shape draw:style-name="gr140" draw:text-style-name="P52" xml:id="id100" draw:id="id100" draw:layer="layout" svg:width="4.762cm" svg:height="1.905cm" svg:x="9.342cm" svg:y="6.02cm">
          <text:p text:style-name="P51"><text:span text:style-name="T37">(A,n) </text:span><text:span text:style-name="T3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3" draw:layer="layout" svg:width="1.007cm" svg:height="1.03cm" svg:x="11.29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53" draw:layer="layout" svg:width="1.007cm" svg:height="1.03cm" svg:x="12.396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54" draw:layer="layout" svg:width="3.948cm" svg:height="0.569cm" svg:x="9.342cm" svg:y="7.322cm">
          <draw:text-box>
            <text:p><text:span text:style-name="T39">Consistent: BELIEVE A &gt; B</text:span></text:p>
          </draw:text-box>
        </draw:frame>
        <draw:custom-shape draw:style-name="gr142" draw:text-style-name="P53" draw:layer="layout" svg:width="1.007cm" svg:height="0.952cm" svg:x="9.909cm" svg:y="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" xml:id="id98" draw:id="id98" draw:layer="layout" svg:width="4.762cm" svg:height="0.978cm" svg:x="9.295cm" svg:y="2.403cm">
          <text:p text:style-name="P39"><text:span text:style-name="T40">(A,n)</text:span><text:span text:style-name="T41"> </text:span><text:span text:style-name="T42"><text:s/></text:span><text:span text:style-name="T41">(B,n) </text:span><text:span text:style-name="T42">(A,y)</text:span><text:span text:style-name="T25">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" draw:layer="layout" svg:width="1.397cm" svg:height="0.625cm" svg:x="9.295cm" svg:y="2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9.881cm" svg:y1="3.24cm" svg:x2="10.247cm" svg:y2="6.704cm">
          <text:p/>
        </draw:line>
        <draw:line draw:style-name="gr10" draw:text-style-name="P3" draw:layer="layout" svg:x1="11.151cm" svg:y1="3.24cm" svg:x2="10.564cm" svg:y2="6.704cm">
          <text:p/>
        </draw:line>
        <draw:line draw:style-name="gr53" draw:text-style-name="P3" draw:layer="layout" svg:x1="12.103cm" svg:y1="3.24cm" svg:x2="11.834cm" svg:y2="6.704cm">
          <text:p/>
        </draw:line>
        <draw:line draw:style-name="gr10" draw:text-style-name="P3" draw:layer="layout" svg:x1="13.373cm" svg:y1="3.24cm" svg:x2="12.787cm" svg:y2="6.704cm">
          <text:p/>
        </draw:line>
        <draw:frame draw:style-name="gr2" draw:text-style-name="P2" draw:layer="layout" svg:width="0.743cm" svg:height="0.896cm" svg:x="14.652cm" svg:y="2.326cm">
          <draw:image xlink:href="Pictures/1000020100000053000000643AA8E7180BEED8CA.png" xlink:type="simple" xlink:show="embed" xlink:actuate="onLoad" draw:mime-type="image/png">
            <text:p/>
          </draw:image>
        </draw:frame>
        <draw:frame draw:style-name="gr2" draw:text-style-name="P2" draw:layer="layout" svg:width="0.743cm" svg:height="0.896cm" svg:x="13.105cm" svg:y="1.631cm">
          <draw:image xlink:href="Pictures/1000020100000053000000643AA8E7180BEED8CA.png" xlink:type="simple" xlink:show="embed" xlink:actuate="onLoad" draw:mime-type="image/png">
            <text:p/>
          </draw:image>
        </draw:frame>
        <draw:connector draw:style-name="gr143" draw:text-style-name="P3" draw:layer="layout" draw:type="curve" svg:x1="6.7cm" svg:y1="2.527cm" svg:x2="11.676cm" svg:y2="2.403cm" draw:start-shape="id97" draw:start-glue-point="0" draw:end-shape="id98" draw:end-glue-point="0" svg:d="M6700 2527c0-949 4976-887 4976-124" svg:viewBox="0 0 4977 705">
          <text:p/>
        </draw:connector>
        <draw:frame draw:style-name="gr119" draw:text-style-name="P55" draw:layer="layout" svg:width="1.243cm" svg:height="0.887cm" draw:transform="rotate (0.00471238898038469) translate (7.072cm 1.323cm)">
          <draw:text-box>
            <text:p text:style-name="P8"><text:span text:style-name="T43">Act:</text:span><text:span text:style-name="T43"><text:line-break/></text:span><text:span text:style-name="T43">Get A</text:span></text:p>
          </draw:text-box>
        </draw:frame>
        <draw:connector draw:style-name="gr143" draw:text-style-name="P3" draw:layer="layout" draw:type="curve" svg:x1="2.611cm" svg:y1="2.527cm" svg:x2="6.7cm" svg:y2="2.527cm" draw:start-shape="id99" draw:start-glue-point="0" draw:end-shape="id97" svg:d="M2611 2527c0-750 4089-750 4089 0" svg:viewBox="0 0 4090 563">
          <text:p/>
        </draw:connector>
        <draw:frame draw:style-name="gr119" draw:text-style-name="P55" draw:layer="layout" svg:width="1.243cm" svg:height="0.887cm" draw:transform="rotate (0.00471238898038469) translate (3.897cm 1.64cm)">
          <draw:text-box>
            <text:p text:style-name="P8"><text:span text:style-name="T43">Plan:</text:span><text:span text:style-name="T43"><text:line-break/></text:span><text:span text:style-name="T43">Get A</text:span></text:p>
          </draw:text-box>
        </draw:frame>
        <draw:frame draw:style-name="gr2" draw:text-style-name="P2" xml:id="id96" draw:id="id96" draw:layer="layout" svg:width="0.86cm" svg:height="1.036cm" svg:x="6.28cm" svg:y="6.274cm">
          <draw:image xlink:href="Pictures/100002010000005300000064093A99D176B76D85.png" xlink:type="simple" xlink:show="embed" xlink:actuate="onLoad" draw:mime-type="image/png">
            <text:p/>
          </draw:image>
        </draw:frame>
        <draw:frame draw:style-name="gr2" draw:text-style-name="P2" draw:layer="layout" svg:width="0.743cm" svg:height="0.896cm" svg:x="14.652cm" svg:y="6.454cm">
          <draw:image xlink:href="Pictures/1000020100000053000000640C0897AB2C156767.png" xlink:type="simple" xlink:show="embed" xlink:actuate="onLoad" draw:mime-type="image/png">
            <text:p/>
          </draw:image>
        </draw:frame>
        <draw:connector draw:style-name="gr144" draw:text-style-name="P3" draw:layer="layout" draw:type="curve" svg:x1="7.14cm" svg:y1="6.792cm" svg:x2="9.342cm" svg:y2="6.972cm" draw:start-shape="id96" draw:start-glue-point="1" draw:end-shape="id100" draw:end-glue-point="3" svg:d="M7140 6792c1645 0 545 180 2202 180" svg:viewBox="0 0 2203 181">
          <text:p/>
        </draw:connector>
      </draw:page>
      <draw:page draw:name="page17" draw:style-name="dp1" draw:master-page-name="master-page3">
        <draw:polygon draw:style-name="gr145" draw:text-style-name="P56" draw:layer="layout" svg:width="5.855cm" svg:height="7.678cm" svg:x="11.15cm" svg:y="3.269cm" svg:viewBox="0 0 5856 7679" draw:points="0,0 5856,0 5856,7679 0,7679">
          <text:p/>
        </draw:polygon>
        <draw:path draw:style-name="gr146" draw:text-style-name="P57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147" draw:text-style-name="P57" draw:layer="layout" svg:width="2.956cm" svg:height="3.783cm" svg:x="12.572cm" svg:y="5.046cm" svg:viewBox="0 0 2957 3784" draw:points="2384,3784 558,3775 0,1436 1482,0 2957,1452">
          <text:p/>
        </draw:polygon>
        <draw:polygon draw:style-name="gr148" draw:text-style-name="P58" draw:layer="layout" svg:width="1.987cm" svg:height="2.708cm" svg:x="13.058cm" svg:y="5.589cm" svg:viewBox="0 0 1988 2709" draw:points="0,1019 1988,1031 380,2709 987,0 1611,2708">
          <text:p/>
        </draw:polygon>
        <draw:path draw:style-name="gr149" draw:text-style-name="P59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149" draw:text-style-name="P59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149" draw:text-style-name="P59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149" draw:text-style-name="P59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149" draw:text-style-name="P59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150" draw:text-style-name="P61" draw:layer="layout" svg:width="0.89cm" svg:height="0.371cm" svg:x="13.502cm" svg:y="4.564cm">
          <draw:text-box>
            <text:p text:style-name="P60"><text:span text:style-name="T44">Cultural</text:span></text:p>
          </draw:text-box>
        </draw:frame>
        <draw:frame draw:style-name="gr151" draw:text-style-name="P61" draw:layer="layout" svg:width="1.046cm" svg:height="0.371cm" svg:x="13.502cm" svg:y="4.895cm">
          <draw:text-box>
            <text:p text:style-name="P60"><text:span text:style-name="T44">traditions</text:span></text:p>
          </draw:text-box>
        </draw:frame>
        <draw:frame draw:style-name="gr152" draw:text-style-name="P61" draw:layer="layout" svg:width="1.202cm" svg:height="0.371cm" svg:x="15.202cm" svg:y="6.229cm">
          <draw:text-box>
            <text:p text:style-name="P60"><text:span text:style-name="T44">Analysis &amp;</text:span></text:p>
          </draw:text-box>
        </draw:frame>
        <draw:frame draw:style-name="gr153" draw:text-style-name="P61" draw:layer="layout" svg:width="1.081cm" svg:height="0.371cm" svg:x="15.202cm" svg:y="6.56cm">
          <draw:text-box>
            <text:p text:style-name="P60"><text:span text:style-name="T44">synthesis</text:span></text:p>
          </draw:text-box>
        </draw:frame>
        <draw:frame draw:style-name="gr154" draw:text-style-name="P62" draw:layer="layout" svg:width="0.916cm" svg:height="0.317cm" svg:x="14.676cm" svg:y="8.455cm">
          <draw:text-box>
            <text:p text:style-name="P60"><text:span text:style-name="T45">Previous</text:span></text:p>
          </draw:text-box>
        </draw:frame>
        <draw:frame draw:style-name="gr155" draw:text-style-name="P62" draw:layer="layout" svg:width="1.272cm" svg:height="0.317cm" svg:x="14.512cm" svg:y="8.709cm">
          <draw:text-box>
            <text:p text:style-name="P60"><text:span text:style-name="T45">experiences</text:span></text:p>
          </draw:text-box>
        </draw:frame>
        <draw:frame draw:style-name="gr156" draw:text-style-name="P61" draw:layer="layout" svg:width="0.52cm" svg:height="0.371cm" svg:x="12.775cm" svg:y="8.394cm">
          <draw:text-box>
            <text:p text:style-name="P60"><text:span text:style-name="T44">New</text:span></text:p>
          </draw:text-box>
        </draw:frame>
        <draw:frame draw:style-name="gr157" draw:text-style-name="P61" draw:layer="layout" svg:width="1.272cm" svg:height="0.371cm" svg:x="12.374cm" svg:y="8.692cm">
          <draw:text-box>
            <text:p text:style-name="P60"><text:span text:style-name="T44">information</text:span></text:p>
          </draw:text-box>
        </draw:frame>
        <draw:frame draw:style-name="gr150" draw:text-style-name="P61" draw:layer="layout" svg:width="0.89cm" svg:height="0.371cm" svg:x="11.824cm" svg:y="6.203cm">
          <draw:text-box>
            <text:p text:style-name="P60"><text:span text:style-name="T44">Genetic</text:span></text:p>
          </draw:text-box>
        </draw:frame>
        <draw:polygon draw:style-name="gr158" draw:text-style-name="P57" draw:layer="layout" svg:width="3.662cm" svg:height="3.455cm" svg:x="18.16cm" svg:y="5.501cm" svg:viewBox="0 0 3663 3456" draw:points="0,1734 1751,0 3663,1694 1821,3456">
          <text:p/>
        </draw:polygon>
        <draw:frame draw:style-name="gr159" draw:text-style-name="P61" draw:layer="layout" svg:width="0.933cm" svg:height="0.371cm" svg:x="11.824cm" svg:y="6.535cm">
          <draw:text-box>
            <text:p text:style-name="P60"><text:span text:style-name="T44">heritage</text:span></text:p>
          </draw:text-box>
        </draw:frame>
        <draw:frame draw:style-name="gr160" draw:text-style-name="P63" draw:layer="layout" svg:width="1.529cm" svg:height="0.574cm" svg:x="19.217cm" svg:y="6.526cm">
          <draw:text-box>
            <text:p text:style-name="P60"><text:span text:style-name="T46">Decision</text:span></text:p>
          </draw:text-box>
        </draw:frame>
        <draw:path draw:style-name="gr161" draw:text-style-name="P57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162" draw:text-style-name="P63" draw:layer="layout" svg:width="2.182cm" svg:height="0.574cm" svg:x="18.874cm" svg:y="7.171cm">
          <draw:text-box>
            <text:p text:style-name="P60"><text:span text:style-name="T46">(hypothesis)</text:span></text:p>
          </draw:text-box>
        </draw:frame>
        <draw:polygon draw:style-name="gr158" draw:text-style-name="P57" draw:layer="layout" svg:width="2.407cm" svg:height="3.103cm" svg:x="23.419cm" svg:y="5.64cm" svg:viewBox="0 0 2408 3104" draw:points="0,0 2408,0 2408,3104 0,3104">
          <text:p/>
        </draw:polygon>
        <draw:frame draw:style-name="gr163" draw:text-style-name="P64" draw:layer="layout" svg:width="2.282cm" svg:height="0.596cm" svg:x="7.092cm" svg:y="6.771cm">
          <draw:text-box>
            <text:p text:style-name="P60"><text:span text:style-name="T47">Observations</text:span></text:p>
          </draw:text-box>
        </draw:frame>
        <draw:frame draw:style-name="gr164" draw:text-style-name="P65" draw:layer="layout" svg:width="1.434cm" svg:height="0.742cm" svg:x="23.887cm" svg:y="6.4cm">
          <draw:text-box>
            <text:p text:style-name="P60"><text:span text:style-name="T48">Action</text:span></text:p>
          </draw:text-box>
        </draw:frame>
        <draw:path draw:style-name="gr165" draw:text-style-name="P58" draw:layer="layout" svg:width="0.978cm" svg:height="0.014cm" svg:x="17.084cm" svg:y="7.167cm" svg:viewBox="0 0 979 15" svg:d="M979 0c-996 15-979 15-979 15">
          <text:p/>
        </draw:path>
        <draw:path draw:style-name="gr166" draw:text-style-name="P58" draw:layer="layout" svg:width="1.467cm" svg:height="0.011cm" svg:x="21.81cm" svg:y="7.192cm" svg:viewBox="0 0 1468 12" svg:d="M1468 12c-1494-13-1468-12-1468-12">
          <text:p/>
        </draw:path>
        <draw:path draw:style-name="gr167" draw:text-style-name="P58" draw:layer="layout" svg:width="1.378cm" svg:height="0.012cm" svg:x="9.604cm" svg:y="7.17cm" svg:viewBox="0 0 1379 13" svg:d="M1379 0c-1404 13-1379 13-1379 13">
          <text:p/>
        </draw:path>
        <draw:frame draw:style-name="gr168" draw:text-style-name="P65" draw:layer="layout" svg:width="1.173cm" svg:height="0.742cm" svg:x="24.017cm" svg:y="7.064cm">
          <draw:text-box>
            <text:p text:style-name="P60"><text:span text:style-name="T48">(test)</text:span></text:p>
          </draw:text-box>
        </draw:frame>
        <draw:frame draw:style-name="gr169" draw:text-style-name="P65" draw:layer="layout" svg:width="2.178cm" svg:height="0.742cm" svg:x="24.428cm" svg:y="10.188cm">
          <draw:text-box>
            <text:p text:style-name="P60"><text:span text:style-name="T48">Unfolding</text:span></text:p>
          </draw:text-box>
        </draw:frame>
        <draw:frame draw:style-name="gr170" draw:text-style-name="P65" draw:layer="layout" svg:width="2.377cm" svg:height="0.742cm" svg:x="24.328cm" svg:y="10.852cm">
          <draw:text-box>
            <text:p text:style-name="P60"><text:span text:style-name="T48">interaction</text:span></text:p>
          </draw:text-box>
        </draw:frame>
        <draw:frame draw:style-name="gr171" draw:text-style-name="P65" draw:layer="layout" svg:width="0.916cm" svg:height="0.742cm" svg:x="25.058cm" svg:y="11.516cm">
          <draw:text-box>
            <text:p text:style-name="P60"><text:span text:style-name="T48">with</text:span></text:p>
          </draw:text-box>
        </draw:frame>
        <draw:frame draw:style-name="gr172" draw:text-style-name="P65" draw:layer="layout" svg:width="2.835cm" svg:height="0.742cm" svg:x="24.099cm" svg:y="12.179cm">
          <draw:text-box>
            <text:p text:style-name="P60"><text:span text:style-name="T48">environment</text:span></text:p>
          </draw:text-box>
        </draw:frame>
        <draw:frame draw:style-name="gr173" draw:text-style-name="P65" draw:layer="layout" svg:width="2.264cm" svg:height="0.742cm" svg:x="12.911cm" svg:y="12.183cm">
          <draw:text-box>
            <text:p text:style-name="P60"><text:span text:style-name="T48">Feedback</text:span></text:p>
          </draw:text-box>
        </draw:frame>
        <draw:frame draw:style-name="gr173" draw:text-style-name="P65" draw:layer="layout" svg:width="2.264cm" svg:height="0.742cm" svg:x="12.864cm" svg:y="13.01cm">
          <draw:text-box>
            <text:p text:style-name="P60"><text:span text:style-name="T48">Feedback</text:span></text:p>
          </draw:text-box>
        </draw:frame>
        <draw:frame draw:style-name="gr169" draw:text-style-name="P65" draw:layer="layout" svg:width="2.178cm" svg:height="0.742cm" svg:x="4.12cm" svg:y="10.891cm">
          <draw:text-box>
            <text:p text:style-name="P60"><text:span text:style-name="T48">Unfolding</text:span></text:p>
          </draw:text-box>
        </draw:frame>
        <draw:frame draw:style-name="gr170" draw:text-style-name="P65" draw:layer="layout" svg:width="2.377cm" svg:height="0.742cm" svg:x="4.02cm" svg:y="11.72cm">
          <draw:text-box>
            <text:p text:style-name="P60"><text:span text:style-name="T48">interaction</text:span></text:p>
          </draw:text-box>
        </draw:frame>
        <draw:frame draw:style-name="gr171" draw:text-style-name="P65" draw:layer="layout" svg:width="0.916cm" svg:height="0.742cm" svg:x="4.75cm" svg:y="12.55cm">
          <draw:text-box>
            <text:p text:style-name="P60"><text:span text:style-name="T48">with</text:span></text:p>
          </draw:text-box>
        </draw:frame>
        <draw:frame draw:style-name="gr172" draw:text-style-name="P65" draw:layer="layout" svg:width="2.835cm" svg:height="0.742cm" svg:x="3.791cm" svg:y="13.38cm">
          <draw:text-box>
            <text:p text:style-name="P60"><text:span text:style-name="T48">environment</text:span></text:p>
          </draw:text-box>
        </draw:frame>
        <draw:frame draw:style-name="gr174" draw:text-style-name="P66" draw:layer="layout" svg:width="0.994cm" svg:height="0.988cm" svg:x="24.001cm" svg:y="1.147cm">
          <draw:text-box>
            <text:p text:style-name="P60"><text:span text:style-name="T49">Act</text:span></text:p>
          </draw:text-box>
        </draw:frame>
        <draw:frame draw:style-name="gr175" draw:text-style-name="P66" draw:layer="layout" svg:width="2.143cm" svg:height="0.988cm" svg:x="18.828cm" svg:y="1.104cm">
          <draw:text-box>
            <text:p text:style-name="P60"><text:span text:style-name="T49">Decide</text:span></text:p>
          </draw:text-box>
        </draw:frame>
        <draw:frame draw:style-name="gr176" draw:text-style-name="P66" draw:layer="layout" svg:width="1.878cm" svg:height="0.988cm" svg:x="13.16cm" svg:y="1.108cm">
          <draw:text-box>
            <text:p text:style-name="P60"><text:span text:style-name="T49">Orient</text:span></text:p>
          </draw:text-box>
        </draw:frame>
        <draw:frame draw:style-name="gr177" draw:text-style-name="P66" draw:layer="layout" svg:width="2.604cm" svg:height="0.988cm" svg:x="7.135cm" svg:y="1.108cm">
          <draw:text-box>
            <text:p text:style-name="P60"><text:span text:style-name="T49">Observe</text:span></text:p>
          </draw:text-box>
        </draw:frame>
        <draw:frame draw:style-name="gr178" draw:text-style-name="P65" draw:layer="layout" svg:width="1.599cm" svg:height="0.742cm" svg:x="7.62cm" svg:y="2.496cm">
          <draw:text-box>
            <text:p text:style-name="P60"><text:span text:style-name="T48">Implicit</text:span></text:p>
          </draw:text-box>
        </draw:frame>
        <draw:frame draw:style-name="gr179" draw:text-style-name="P65" draw:layer="layout" svg:width="2.095cm" svg:height="0.742cm" svg:x="7.378cm" svg:y="3.16cm">
          <draw:text-box>
            <text:p text:style-name="P60"><text:span text:style-name="T48">guidance</text:span></text:p>
          </draw:text-box>
        </draw:frame>
        <draw:frame draw:style-name="gr180" draw:text-style-name="P65" draw:layer="layout" svg:width="2.034cm" svg:height="0.742cm" svg:x="7.407cm" svg:y="3.824cm">
          <draw:text-box>
            <text:p text:style-name="P60"><text:span text:style-name="T48">&amp; control</text:span></text:p>
          </draw:text-box>
        </draw:frame>
        <draw:frame draw:style-name="gr181" draw:text-style-name="P67" draw:layer="layout" svg:width="1.038cm" svg:height="0.657cm" svg:x="9.656cm" svg:y="6.109cm">
          <draw:text-box>
            <text:p text:style-name="P60"><text:span text:style-name="T50">Feed</text:span></text:p>
          </draw:text-box>
        </draw:frame>
        <draw:frame draw:style-name="gr182" draw:text-style-name="P67" draw:layer="layout" svg:width="1.52cm" svg:height="0.657cm" svg:x="9.387cm" svg:y="7.533cm">
          <draw:text-box>
            <text:p text:style-name="P60"><text:span text:style-name="T50">forward</text:span></text:p>
          </draw:text-box>
        </draw:frame>
        <draw:frame draw:style-name="gr181" draw:text-style-name="P67" draw:layer="layout" svg:width="1.038cm" svg:height="0.657cm" svg:x="17.164cm" svg:y="6.046cm">
          <draw:text-box>
            <text:p text:style-name="P60"><text:span text:style-name="T50">Feed</text:span></text:p>
          </draw:text-box>
        </draw:frame>
        <draw:frame draw:style-name="gr181" draw:text-style-name="P67" draw:layer="layout" svg:width="1.038cm" svg:height="0.657cm" svg:x="21.583cm" svg:y="6.046cm">
          <draw:text-box>
            <text:p text:style-name="P60"><text:span text:style-name="T50">Feed</text:span></text:p>
          </draw:text-box>
        </draw:frame>
        <draw:frame draw:style-name="gr182" draw:text-style-name="P67" draw:layer="layout" svg:width="1.52cm" svg:height="0.657cm" svg:x="17.026cm" svg:y="7.624cm">
          <draw:text-box>
            <text:p text:style-name="P60"><text:span text:style-name="T50">forward</text:span></text:p>
          </draw:text-box>
        </draw:frame>
        <draw:frame draw:style-name="gr182" draw:text-style-name="P67" draw:layer="layout" svg:width="1.52cm" svg:height="0.657cm" svg:x="21.564cm" svg:y="7.741cm">
          <draw:text-box>
            <text:p text:style-name="P60"><text:span text:style-name="T50">forward</text:span></text:p>
          </draw:text-box>
        </draw:frame>
        <draw:frame draw:style-name="gr169" draw:text-style-name="P65" draw:layer="layout" svg:width="2.178cm" svg:height="0.742cm" svg:x="1.612cm" svg:y="4.118cm">
          <draw:text-box>
            <text:p text:style-name="P60"><text:span text:style-name="T48">Unfolding</text:span></text:p>
          </draw:text-box>
        </draw:frame>
        <draw:frame draw:style-name="gr183" draw:text-style-name="P65" draw:layer="layout" svg:width="3.287cm" svg:height="0.742cm" svg:x="1.054cm" svg:y="4.947cm">
          <draw:text-box>
            <text:p text:style-name="P60"><text:span text:style-name="T48">circumstances</text:span></text:p>
          </draw:text-box>
        </draw:frame>
        <draw:frame draw:style-name="gr184" draw:text-style-name="P65" draw:layer="layout" svg:width="1.777cm" svg:height="0.742cm" svg:x="2.588cm" svg:y="8.697cm">
          <draw:text-box>
            <text:p text:style-name="P60"><text:span text:style-name="T48">Outside</text:span></text:p>
          </draw:text-box>
        </draw:frame>
        <draw:path draw:style-name="gr148" draw:text-style-name="P58" draw:layer="layout" svg:width="2.581cm" svg:height="1.529cm" svg:x="4.469cm" svg:y="5.101cm" svg:viewBox="0 0 2582 1530" svg:d="M2582 1530c-2584-1444-2582-1530-2582-1530">
          <text:p/>
        </draw:path>
        <draw:path draw:style-name="gr148" draw:text-style-name="P58" draw:layer="layout" svg:width="2.581cm" svg:height="1.529cm" svg:x="4.521cm" svg:y="7.805cm" svg:viewBox="0 0 2582 1530" svg:d="M2582 0c-2583 1445-2582 1530-2582 1530">
          <text:p/>
        </draw:path>
        <draw:line draw:style-name="gr148" draw:text-style-name="P58" draw:layer="layout" svg:x1="7.855cm" svg:y1="8.711cm" svg:x2="5.787cm" svg:y2="10.931cm">
          <text:p/>
        </draw:line>
        <draw:path draw:style-name="gr185" draw:text-style-name="P58" draw:layer="layout" svg:width="0.023cm" svg:height="1.742cm" svg:x="8.16cm" svg:y="4.502cm" svg:viewBox="0 0 24 1743" svg:d="M0 1743c25-1772 24-1743 24-1743">
          <text:p/>
        </draw:path>
        <draw:polygon draw:style-name="gr186" draw:text-style-name="P68" draw:layer="layout" svg:width="0.415cm" svg:height="0.939cm" svg:x="7.964cm" svg:y="5.305cm" svg:viewBox="0 0 416 940" draw:points="206,272 0,0 196,940 416,9">
          <text:p/>
        </draw:polygon>
        <draw:path draw:style-name="gr148" draw:text-style-name="P58" draw:layer="layout" svg:width="9.501cm" svg:height="0.056cm" svg:x="9.635cm" svg:y="3.211cm" svg:viewBox="0 0 9502 57" svg:d="M0 57c9502-57 9502-57 9502-57">
          <text:p/>
        </draw:path>
        <draw:frame draw:style-name="gr187" draw:text-style-name="P65" draw:layer="layout" svg:width="2.548cm" svg:height="0.742cm" svg:x="2.202cm" svg:y="9.526cm">
          <draw:text-box>
            <text:p text:style-name="P60"><text:span text:style-name="T48">information</text:span></text:p>
          </draw:text-box>
        </draw:frame>
        <draw:frame draw:style-name="gr178" draw:text-style-name="P65" draw:layer="layout" svg:width="1.599cm" svg:height="0.742cm" svg:x="19.346cm" svg:y="2.234cm">
          <draw:text-box>
            <text:p text:style-name="P60"><text:span text:style-name="T48">Implicit</text:span></text:p>
          </draw:text-box>
        </draw:frame>
        <draw:frame draw:style-name="gr179" draw:text-style-name="P65" draw:layer="layout" svg:width="2.095cm" svg:height="0.742cm" svg:x="19.103cm" svg:y="2.898cm">
          <draw:text-box>
            <text:p text:style-name="P60"><text:span text:style-name="T48">guidance</text:span></text:p>
          </draw:text-box>
        </draw:frame>
        <draw:path draw:style-name="gr148" draw:text-style-name="P58" draw:layer="layout" svg:width="3.081cm" svg:height="0cm" svg:x="21.29cm" svg:y="3.266cm" svg:viewBox="0 0 3082 0" svg:d="M0 0c3040 0 3082 0 3082 0">
          <text:p/>
        </draw:path>
        <draw:path draw:style-name="gr148" draw:text-style-name="P58" draw:layer="layout" svg:width="0.549cm" svg:height="2.231cm" svg:x="23.908cm" svg:y="3.266cm" svg:viewBox="0 0 550 2232" svg:d="M550 2232c0-2232 0-2232 0-2232h-550">
          <text:p/>
        </draw:path>
        <draw:path draw:style-name="gr148" draw:text-style-name="P58" draw:layer="layout" svg:width="4.418cm" svg:height="0cm" svg:x="8.336cm" svg:y="13.372cm" svg:viewBox="0 0 4419 0" svg:d="M4419 0c-4419 0-4419 0-4419 0">
          <text:p/>
        </draw:path>
        <draw:path draw:style-name="gr188" draw:text-style-name="P58" draw:layer="layout" svg:width="2.829cm" svg:height="0cm" svg:x="10.037cm" svg:y="12.582cm" svg:viewBox="0 0 2830 0" svg:d="M2830 0c-2830 0-2830 0-2830 0">
          <text:p/>
        </draw:path>
        <draw:polyline draw:style-name="gr148" draw:text-style-name="P58" draw:layer="layout" svg:width="8.467cm" svg:height="3.455cm" svg:x="15.208cm" svg:y="9.085cm" svg:viewBox="0 0 8468 3456" draw:points="8468,0 8468,3456 0,3456">
          <text:p/>
        </draw:polyline>
        <draw:path draw:style-name="gr148" draw:text-style-name="P58" draw:layer="layout" svg:width="0cm" svg:height="1.524cm" svg:x="25.469cm" svg:y="8.749cm" svg:viewBox="0 0 0 1525" svg:d="M0 0c0 1525 0 1525 0 1525">
          <text:p/>
        </draw:path>
        <draw:path draw:style-name="gr148" draw:text-style-name="P58" draw:layer="layout" svg:width="10.302cm" svg:height="0cm" svg:x="15.166cm" svg:y="13.389cm" svg:viewBox="0 0 10303 0" svg:d="M0 0c10303 0 10303 0 10303 0">
          <text:p/>
        </draw:path>
        <draw:path draw:style-name="gr148" draw:text-style-name="P58" draw:layer="layout" svg:width="0cm" svg:height="0.489cm" svg:x="25.469cm" svg:y="12.871cm" svg:viewBox="0 0 0 490" svg:d="M0 490c0-490 0-490 0-490">
          <text:p/>
        </draw:path>
        <draw:frame draw:style-name="gr180" draw:text-style-name="P65" draw:layer="layout" svg:width="2.034cm" svg:height="0.742cm" svg:x="19.131cm" svg:y="3.561cm">
          <draw:text-box>
            <text:p text:style-name="P60"><text:span text:style-name="T48">&amp; control</text:span></text:p>
          </draw:text-box>
        </draw:frame>
        <draw:path draw:style-name="gr189" draw:text-style-name="P58" draw:layer="layout" svg:width="0cm" svg:height="4.723cm" svg:x="8.31cm" svg:y="8.598cm" svg:viewBox="0 0 0 4724" svg:d="M0 0c0 4724 0 4724 0 4724">
          <text:p/>
        </draw:path>
        <draw:path draw:style-name="gr189" draw:text-style-name="P58" draw:layer="layout" svg:width="1.244cm" svg:height="3.95cm" svg:x="8.797cm" svg:y="8.554cm" svg:viewBox="0 0 1245 3951" svg:d="M0 0c1245 3951 1245 3951 1245 3951">
          <text:p/>
        </draw:path>
        <draw:polygon draw:style-name="gr190" draw:text-style-name="P68" draw:layer="layout" svg:width="0.265cm" svg:height="0.551cm" svg:x="8.798cm" svg:y="8.554cm" svg:viewBox="0 0 266 552" draw:points="112,352 266,437 0,0 45,552">
          <text:p/>
        </draw:polygon>
        <draw:polygon draw:style-name="gr191" draw:text-style-name="P68" draw:layer="layout" svg:width="0.334cm" svg:height="0.676cm" svg:x="8.178cm" svg:y="8.601cm" svg:viewBox="0 0 335 677" draw:points="145,0 0,677 161,487 335,677">
          <text:p/>
        </draw:polygon>
        <draw:polygon draw:style-name="gr191" draw:text-style-name="P68" draw:layer="layout" svg:width="0.476cm" svg:height="0.647cm" svg:x="7.406cm" svg:y="8.604cm" svg:viewBox="0 0 477 648" draw:points="477,0 0,339 218,356 235,648">
          <text:p/>
        </draw:polygon>
        <draw:polygon draw:style-name="gr191" draw:text-style-name="P68" draw:layer="layout" svg:width="0.537cm" svg:height="0.512cm" svg:x="6.644cm" svg:y="7.72cm" svg:viewBox="0 0 538 513" draw:points="538,0 0,123 201,230 145,513">
          <text:p/>
        </draw:polygon>
        <draw:polygon draw:style-name="gr191" draw:text-style-name="P68" draw:layer="layout" svg:width="0.557cm" svg:height="0.412cm" svg:x="6.601cm" svg:y="6.231cm" svg:viewBox="0 0 558 413" draw:points="558,381 100,0 191,256 0,413">
          <text:p/>
        </draw:polygon>
        <draw:polygon draw:style-name="gr191" draw:text-style-name="P68" draw:layer="layout" svg:width="0.524cm" svg:height="0.431cm" svg:x="10.578cm" svg:y="6.975cm" svg:viewBox="0 0 525 432" draw:points="525,187 0,0 146,208 0,432">
          <text:p/>
        </draw:polygon>
        <draw:polygon draw:style-name="gr191" draw:text-style-name="P68" draw:layer="layout" svg:width="0.524cm" svg:height="0.431cm" svg:x="17.594cm" svg:y="7.007cm" svg:viewBox="0 0 525 432" draw:points="525,187 0,0 146,208 0,432">
          <text:p/>
        </draw:polygon>
        <draw:polygon draw:style-name="gr191" draw:text-style-name="P68" draw:layer="layout" svg:width="0.524cm" svg:height="0.432cm" svg:x="22.827cm" svg:y="7.038cm" svg:viewBox="0 0 525 433" draw:points="525,188 0,0 146,208 0,433">
          <text:p/>
        </draw:polygon>
        <draw:polygon draw:style-name="gr191" draw:text-style-name="P68" draw:layer="layout" svg:width="0.334cm" svg:height="0.676cm" svg:x="24.291cm" svg:y="4.899cm" svg:viewBox="0 0 335 677" draw:points="190,677 335,0 173,187 0,0">
          <text:p/>
        </draw:polygon>
        <draw:path draw:style-name="gr148" draw:text-style-name="P58" draw:layer="layout" svg:width="4.768cm" svg:height="0.024cm" svg:x="15.224cm" svg:y="11.765cm" svg:viewBox="0 0 4769 25" svg:d="M0 25c4803 0 4769-25 4769-25">
          <text:p/>
        </draw:path>
        <draw:path draw:style-name="gr189" draw:text-style-name="P58" draw:layer="layout" svg:width="0cm" svg:height="2.897cm" svg:x="19.983cm" svg:y="8.892cm" svg:viewBox="0 0 0 2898" svg:d="M0 0c0 2796 0 2898 0 2898">
          <text:p/>
        </draw:path>
        <draw:frame draw:style-name="gr192" draw:text-style-name="P65" draw:layer="layout" svg:width="5.572cm" svg:height="0.742cm" svg:x="21.29cm" svg:y="13.713cm">
          <draw:text-box>
            <text:p text:style-name="P60"><text:span text:style-name="T48">John Boyd's OODA loop</text:span></text:p>
          </draw:text-box>
        </draw:frame>
        <draw:path draw:style-name="gr148" draw:text-style-name="P58" draw:layer="layout" svg:width="2.273cm" svg:height="0.032cm" svg:x="10.472cm" svg:y="11.633cm" svg:viewBox="0 0 2274 33" svg:d="M2274 33c-2249 0-2274-33-2274-33">
          <text:p/>
        </draw:path>
        <draw:path draw:style-name="gr167" draw:text-style-name="P58" draw:layer="layout" svg:width="1.269cm" svg:height="3.37cm" svg:x="9.214cm" svg:y="8.247cm" svg:viewBox="0 0 1270 3371" svg:d="M0 0c1270 3371 1270 3371 1270 3371">
          <text:p/>
        </draw:path>
        <draw:polygon draw:style-name="gr193" draw:text-style-name="P68" draw:layer="layout" svg:width="0.244cm" svg:height="0.465cm" svg:x="9.215cm" svg:y="8.247cm" svg:viewBox="0 0 245 466" draw:points="109,293 245,352 0,0 63,466">
          <text:p/>
        </draw:polygon>
        <draw:frame draw:style-name="gr173" draw:text-style-name="P65" draw:layer="layout" svg:width="2.264cm" svg:height="0.742cm" svg:x="12.916cm" svg:y="11.33cm">
          <draw:text-box>
            <text:p text:style-name="P60"><text:span text:style-name="T48">Feedback</text:span></text:p>
          </draw:text-box>
        </draw:frame>
      </draw:page>
      <draw:page draw:name="page18" draw:style-name="dp1" draw:master-page-name="Default">
        <draw:custom-shape draw:style-name="gr194" draw:text-style-name="P1" draw:layer="layout" svg:width="5.715cm" svg:height="1.295cm" svg:x="1.635cm" svg:y="1.317cm">
          <text:p text:style-name="P39"><text:span text:style-name="T40">(A,A*)</text:span><text:span text:style-name="T41"> </text:span><text:span text:style-name="T25"><text:s/>(A,B*) (B,A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custom-shape draw:style-name="gr194" draw:text-style-name="P1" xml:id="id101" draw:id="id101" draw:layer="layout" svg:width="5.715cm" svg:height="1.295cm" svg:x="1.635cm" svg:y="1.317cm">
          <text:p text:style-name="P39"><text:span text:style-name="T40">(A,A*)</text:span><text:span text:style-name="T41"> </text:span><text:span text:style-name="T25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195" draw:text-style-name="P70" xml:id="id103" draw:id="id103" draw:layer="layout" svg:width="14.288cm" svg:height="1.295cm" svg:x="7.985cm" svg:y="5.127cm">
          <text:p text:style-name="P69"><text:span text:style-name="T51">(A,A*,A!) </text:span><text:span text:style-name="T52">(B,A*,</text:span><text:span text:style-name="T51">A!</text:span><text:span text:style-name="T52">) (A,B*,</text:span><text:span text:style-name="T51">A!</text:span><text:span text:style-name="T52">) (B,B*,</text:span><text:span text:style-name="T51">A!</text:span><text:span text:style-name="T52">) </text:span><text:span text:style-name="T40">(A,A*,D) </text:span><text:span text:style-name="T2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1" xml:id="id102" draw:id="id102" draw:layer="layout" svg:width="5.715cm" svg:height="1.295cm" svg:x="16.558cm" svg:y="3.54cm">
          <text:p text:style-name="P39"><text:span text:style-name="T40">(A,A*)</text:span><text:span text:style-name="T41"> </text:span><text:span text:style-name="T25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70" xml:id="id104" draw:id="id104" draw:layer="layout" svg:width="14.288cm" svg:height="1.295cm" svg:x="7.985cm" svg:y="6.715cm">
          <text:p text:style-name="P69"><text:span text:style-name="T51">(A,A*,B!) </text:span><text:span text:style-name="T52">(B,A*,B</text:span><text:span text:style-name="T51">!</text:span><text:span text:style-name="T52">) (A,B*,B</text:span><text:span text:style-name="T51">!</text:span><text:span text:style-name="T52">) (B,B*,B</text:span><text:span text:style-name="T51">!</text:span><text:span text:style-name="T52">) </text:span><text:span text:style-name="T40">(A,A*,D) </text:span><text:span text:style-name="T2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7" draw:text-style-name="P3" draw:layer="layout" draw:type="curve" svg:x1="4.492cm" svg:y1="2.612cm" svg:x2="16.558cm" svg:y2="4.187cm" draw:start-shape="id101" draw:start-glue-point="2" draw:end-shape="id102" draw:end-glue-point="3" svg:d="M4492 2612c0 1050 4022 1575 12066 1575" svg:viewBox="0 0 12067 1576">
          <text:p/>
        </draw:connector>
        <draw:connector draw:style-name="gr198" draw:text-style-name="P3" draw:layer="layout" draw:type="curve" svg:x1="4.492cm" svg:y1="2.612cm" svg:x2="7.985cm" svg:y2="5.774cm" draw:start-shape="id101" draw:start-glue-point="2" draw:end-shape="id103" draw:end-glue-point="3" svg:d="M4492 2612c0 2108 1164 3162 3493 3162" svg:viewBox="0 0 3494 3163">
          <text:p/>
        </draw:connector>
        <draw:connector draw:style-name="gr199" draw:text-style-name="P3" draw:layer="layout" draw:type="curve" svg:x1="4.492cm" svg:y1="2.612cm" svg:x2="7.985cm" svg:y2="7.362cm" draw:start-shape="id101" draw:start-glue-point="2" draw:end-shape="id104" draw:end-glue-point="3" svg:d="M4492 2612c0 3167 1164 4750 3493 4750" svg:viewBox="0 0 3494 4751">
          <text:p/>
        </draw:connector>
        <draw:frame draw:style-name="gr200" draw:text-style-name="P55" draw:layer="layout" svg:width="1.844cm" svg:height="0.887cm" draw:transform="rotate (0.00471238898038469) translate (5.785cm 3.228cm)">
          <draw:text-box>
            <text:p text:style-name="P8"><text:span text:style-name="T43">Keep </text:span></text:p>
            <text:p text:style-name="P8"><text:span text:style-name="T43">Analyzing</text:span></text:p>
          </draw:text-box>
        </draw:frame>
        <draw:frame draw:style-name="gr119" draw:text-style-name="P55" draw:layer="layout" svg:width="1.243cm" svg:height="0.887cm" draw:transform="rotate (0.00471238898038469) translate (5.127cm 4.875cm)">
          <draw:text-box>
            <text:p text:style-name="P8"><text:span text:style-name="T43">Plan:</text:span><text:span text:style-name="T43"><text:line-break/></text:span><text:span text:style-name="T43">Get A</text:span></text:p>
          </draw:text-box>
        </draw:frame>
        <draw:frame draw:style-name="gr128" draw:text-style-name="P55" draw:layer="layout" svg:width="1.256cm" svg:height="0.887cm" draw:transform="rotate (0.00471238898038469) translate (4.81cm 5.768cm)">
          <draw:text-box>
            <text:p text:style-name="P8"><text:span text:style-name="T43">Plan:</text:span><text:span text:style-name="T43"><text:line-break/></text:span><text:span text:style-name="T43">Get B</text:span></text:p>
          </draw:text-box>
        </draw:frame>
        <draw:frame draw:style-name="gr2" draw:text-style-name="P2" draw:layer="layout" svg:width="1.411cm" svg:height="0.913cm" svg:x="22.909cm" svg:y="6.754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2" draw:text-style-name="P2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2" draw:text-style-name="P2" draw:layer="layout" svg:width="1.162cm" svg:height="0.913cm" svg:x="22.907cm" svg:y="3.897cm">
          <draw:image xlink:href="Pictures/100002010000007D0000006CD8EB34CE92108ED5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connector draw:style-name="gr199" draw:text-style-name="P3" draw:layer="layout" draw:type="curve" svg:x1="9.732cm" svg:y1="10.525cm" svg:x2="17.51cm" svg:y2="15.909cm" draw:start-shape="id105" draw:start-glue-point="2" draw:end-shape="id106" draw:end-glue-point="3" svg:d="M9732 10525c0 3590 2592 5384 7778 5384" svg:viewBox="0 0 7779 5385">
          <text:p/>
        </draw:connector>
        <draw:custom-shape draw:style-name="gr201" draw:text-style-name="P70" xml:id="id105" draw:id="id105" draw:layer="layout" svg:width="14.288cm" svg:height="1.295cm" svg:x="2.588cm" svg:y="9.23cm">
          <text:p text:style-name="P69"><text:span text:style-name="T51">(A,A*,A!) </text:span><text:span text:style-name="T52">(B,A*,</text:span><text:span text:style-name="T51">A!</text:span><text:span text:style-name="T52">) (A,B*,</text:span><text:span text:style-name="T51">A!</text:span><text:span text:style-name="T52">) (B,B*,</text:span><text:span text:style-name="T51">A!</text:span><text:span text:style-name="T52">) </text:span><text:span text:style-name="T40">(A,A*,D) </text:span><text:span text:style-name="T2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1" xml:id="id107" draw:id="id107" draw:layer="layout" svg:width="5.715cm" svg:height="1.295cm" svg:x="2.587cm" svg:y="1.635cm">
          <text:p text:style-name="P39"><text:span text:style-name="T40">(A,A*)</text:span><text:span text:style-name="T41"> </text:span><text:span text:style-name="T25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70" xml:id="id113" draw:id="id113" draw:layer="layout" svg:width="14.288cm" svg:height="1.295cm" svg:x="3.222cm" svg:y="17.485cm">
          <text:p text:style-name="P69"><text:span text:style-name="T51">(A,A*,B!) </text:span><text:span text:style-name="T52">(B,A*,B</text:span><text:span text:style-name="T51">!</text:span><text:span text:style-name="T52">) (A,B*,B</text:span><text:span text:style-name="T51">!</text:span><text:span text:style-name="T52">) (B,B*,B</text:span><text:span text:style-name="T51">!</text:span><text:span text:style-name="T52">) </text:span><text:span text:style-name="T40">(A,A*,D) </text:span><text:span text:style-name="T2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411cm" svg:height="0.913cm" svg:x="1.317cm" svg:y="17.802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2" draw:text-style-name="P2" draw:layer="layout" svg:width="1.324cm" svg:height="0.953cm" svg:x="1cm" svg:y="9.572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2" draw:text-style-name="P2" draw:layer="layout" svg:width="1.162cm" svg:height="0.913cm" svg:x="1cm" svg:y="1.952cm">
          <draw:image xlink:href="Pictures/100002010000007D0000006CD8EB34CE92108ED5.png" xlink:type="simple" xlink:show="embed" xlink:actuate="onLoad" draw:mime-type="image/png">
            <text:p/>
          </draw:image>
        </draw:frame>
        <draw:custom-shape draw:style-name="gr203" draw:text-style-name="P70" xml:id="id109" draw:id="id109" draw:layer="layout" svg:width="14.288cm" svg:height="1.295cm" svg:x="7.985cm" svg:y="5.131cm">
          <text:p text:style-name="P69"><text:span text:style-name="T51">(A,A*,A!) </text:span><text:span text:style-name="T52">(B,A*,</text:span><text:span text:style-name="T51">A!</text:span><text:span text:style-name="T52">) (A,B*,</text:span><text:span text:style-name="T51">A!</text:span><text:span text:style-name="T52">) (B,B*,</text:span><text:span text:style-name="T51">A!</text:span><text:span text:style-name="T52">) </text:span><text:span text:style-name="T40">(A,A*,D) </text:span><text:span text:style-name="T2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1" xml:id="id108" draw:id="id108" draw:layer="layout" svg:width="5.715cm" svg:height="1.295cm" svg:x="16.558cm" svg:y="3.544cm">
          <text:p text:style-name="P39"><text:span text:style-name="T40">(A,A*)</text:span><text:span text:style-name="T41"> </text:span><text:span text:style-name="T25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70" xml:id="id110" draw:id="id110" draw:layer="layout" svg:width="14.288cm" svg:height="1.295cm" svg:x="7.985cm" svg:y="6.719cm">
          <text:p text:style-name="P69"><text:span text:style-name="T51">(A,A*,B!) </text:span><text:span text:style-name="T52">(B,A*,B</text:span><text:span text:style-name="T51">!</text:span><text:span text:style-name="T52">) (A,B*,B</text:span><text:span text:style-name="T51">!</text:span><text:span text:style-name="T52">) (B,B*,B</text:span><text:span text:style-name="T51">!</text:span><text:span text:style-name="T52">) </text:span><text:span text:style-name="T40">(A,A*,D) </text:span><text:span text:style-name="T2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7" draw:text-style-name="P3" draw:layer="layout" draw:type="curve" svg:x1="5.444cm" svg:y1="2.93cm" svg:x2="16.558cm" svg:y2="4.191cm" draw:start-shape="id107" draw:start-glue-point="2" draw:end-shape="id108" draw:end-glue-point="3" svg:d="M5444 2930c0 841 3704 1261 11114 1261" svg:viewBox="0 0 11115 1262">
          <text:p/>
        </draw:connector>
        <draw:connector draw:style-name="gr198" draw:text-style-name="P3" draw:layer="layout" draw:type="curve" svg:x1="5.444cm" svg:y1="2.93cm" svg:x2="7.985cm" svg:y2="5.778cm" draw:start-shape="id107" draw:start-glue-point="2" draw:end-shape="id109" draw:end-glue-point="3" svg:d="M5444 2930c0 1899 847 2848 2541 2848" svg:viewBox="0 0 2542 2849">
          <text:p/>
        </draw:connector>
        <draw:connector draw:style-name="gr199" draw:text-style-name="P3" draw:layer="layout" draw:type="curve" svg:x1="5.444cm" svg:y1="2.93cm" svg:x2="7.985cm" svg:y2="7.366cm" draw:start-shape="id107" draw:start-glue-point="2" draw:end-shape="id110" draw:end-glue-point="3" svg:d="M5444 2930c0 2958 847 4436 2541 4436" svg:viewBox="0 0 2542 4437">
          <text:p/>
        </draw:connector>
        <draw:frame draw:style-name="gr200" draw:text-style-name="P55" draw:layer="layout" svg:width="1.844cm" svg:height="0.887cm" draw:transform="rotate (0.00471238898038469) translate (5.785cm 3.232cm)">
          <draw:text-box>
            <text:p text:style-name="P8"><text:span text:style-name="T43">Keep </text:span></text:p>
            <text:p text:style-name="P8"><text:span text:style-name="T43">Analyzing</text:span></text:p>
          </draw:text-box>
        </draw:frame>
        <draw:frame draw:style-name="gr205" draw:text-style-name="P55" draw:layer="layout" svg:width="1.243cm" svg:height="0.949cm" draw:transform="rotate (0.00471238898038469) translate (5.785cm 4.816cm)">
          <draw:text-box>
            <text:p text:style-name="P8"><text:span text:style-name="T43">Plan:</text:span><text:span text:style-name="T43"><text:line-break/></text:span><text:span text:style-name="T43">Get A</text:span></text:p>
          </draw:text-box>
        </draw:frame>
        <draw:frame draw:style-name="gr128" draw:text-style-name="P55" draw:layer="layout" svg:width="1.256cm" svg:height="0.887cm" draw:transform="rotate (0.00471238898038469) translate (5.772cm 6.403cm)">
          <draw:text-box>
            <text:p text:style-name="P8"><text:span text:style-name="T43">Plan:</text:span><text:span text:style-name="T43"><text:line-break/></text:span><text:span text:style-name="T43">Get B</text:span></text:p>
          </draw:text-box>
        </draw:frame>
        <draw:custom-shape draw:style-name="gr194" draw:text-style-name="P1" xml:id="id111" draw:id="id111" draw:layer="layout" svg:width="5.715cm" svg:height="1.295cm" svg:x="19.178cm" svg:y="11.452cm">
          <text:p text:style-name="P39"><text:span text:style-name="T40">(A,A*)</text:span><text:span text:style-name="T41"> </text:span><text:span text:style-name="T25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0" xml:id="id106" draw:id="id106" draw:layer="layout" svg:width="7.383cm" svg:height="1.295cm" svg:x="17.51cm" svg:y="15.262cm">
          <text:p text:style-name="P69"><text:span text:style-name="T51">(A,A*,A!) </text:span><text:span text:style-name="T52">(B,A*,A</text:span><text:span text:style-name="T51">!</text:span><text:span text:style-name="T52">) (A,B*,A</text:span><text:span text:style-name="T51">!</text:span><text:span text:style-name="T52">) (B,B*,A</text:span><text:span text:style-name="T51">!</text:span><text:span text:style-name="T5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7" draw:text-style-name="P3" draw:layer="layout" draw:type="curve" svg:x1="9.732cm" svg:y1="10.525cm" svg:x2="19.178cm" svg:y2="12.099cm" draw:start-shape="id105" draw:start-glue-point="2" draw:end-shape="id111" draw:end-glue-point="3" svg:d="M9732 10525c0 1050 3148 1574 9446 1574" svg:viewBox="0 0 9447 1575">
          <text:p/>
        </draw:connector>
        <draw:connector draw:style-name="gr198" draw:text-style-name="P3" draw:layer="layout" draw:type="curve" svg:x1="9.732cm" svg:y1="10.525cm" svg:x2="10.605cm" svg:y2="13.686cm" draw:start-shape="id105" draw:start-glue-point="2" draw:end-shape="id112" draw:end-glue-point="3" svg:d="M9732 10525c0 2108 291 3161 873 3161" svg:viewBox="0 0 874 3162">
          <text:p/>
        </draw:connector>
        <draw:frame draw:style-name="gr207" draw:text-style-name="P55" draw:layer="layout" svg:width="2.504cm" svg:height="0.887cm" draw:transform="rotate (0.00471238898038469) translate (10.582cm 11.169cm)">
          <draw:text-box>
            <text:p text:style-name="P8"><text:span text:style-name="T43">If D, Reanalyze</text:span></text:p>
          </draw:text-box>
        </draw:frame>
        <draw:frame draw:style-name="gr208" draw:text-style-name="P55" draw:layer="layout" svg:width="2.648cm" svg:height="0.638cm" draw:transform="rotate (0.00471238898038469) translate (7.239cm 12.124cm)">
          <draw:text-box>
            <text:p text:style-name="P8"><text:span text:style-name="T43">If D, Plan: Get B</text:span></text:p>
          </draw:text-box>
        </draw:frame>
        <draw:frame draw:style-name="gr209" draw:text-style-name="P55" draw:layer="layout" svg:width="2.766cm" svg:height="0.577cm" draw:transform="rotate (0.00471238898038469) translate (12.517cm 15.035cm)">
          <draw:text-box>
            <text:p text:style-name="P8"><text:span text:style-name="T43">If A!, Act: Get A</text:span></text:p>
          </draw:text-box>
        </draw:frame>
        <draw:custom-shape draw:style-name="gr210" draw:text-style-name="P71" xml:id="id112" draw:id="id112" draw:layer="layout" svg:width="14.288cm" svg:height="1.295cm" svg:x="10.605cm" svg:y="13.039cm">
          <text:p text:style-name="P69"><text:span text:style-name="T51">(A,A*,B!) </text:span><text:span text:style-name="T52">(B,A*,B</text:span><text:span text:style-name="T51">!</text:span><text:span text:style-name="T52">) (A,B*,B</text:span><text:span text:style-name="T51">!</text:span><text:span text:style-name="T52">) (B,B*,</text:span><text:span text:style-name="T51">A!</text:span><text:span text:style-name="T52">) </text:span><text:span text:style-name="T40">(A,A*,D) </text:span><text:span text:style-name="T2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103cm" svg:height="0.953cm" svg:x="22.907cm" svg:y="3.857cm">
          <draw:image xlink:href="Pictures/100002010000007D0000006C7EBDE6148B6F3F25.png" xlink:type="simple" xlink:show="embed" xlink:actuate="onLoad" draw:mime-type="image/png">
            <text:p/>
          </draw:image>
        </draw:frame>
        <draw:frame draw:style-name="gr2" draw:text-style-name="P2" draw:layer="layout" svg:width="1.323cm" svg:height="0.952cm" svg:x="22.907cm" svg:y="5.445cm">
          <draw:image xlink:href="Pictures/10000201000000960000006CCC538F2BA889CC7A.png" xlink:type="simple" xlink:show="embed" xlink:actuate="onLoad" draw:mime-type="image/png">
            <text:p/>
          </draw:image>
        </draw:frame>
        <draw:frame draw:style-name="gr2" draw:text-style-name="P2" draw:layer="layout" svg:width="1.34cm" svg:height="1.091cm" svg:x="23.155cm" svg:y="7.032cm">
          <draw:image xlink:href="Pictures/10000201000000A70000006C2E225E0FA3B902EF.png" xlink:type="simple" xlink:show="embed" xlink:actuate="onLoad" draw:mime-type="image/png">
            <text:p/>
          </draw:image>
        </draw:frame>
        <draw:frame draw:style-name="gr2" draw:text-style-name="P2" draw:layer="layout" svg:width="1.482cm" svg:height="1.013cm" svg:x="25.13cm" svg:y="11.734cm">
          <draw:image xlink:href="Pictures/100002010000009E0000006CE67DF6877176FA92.png" xlink:type="simple" xlink:show="embed" xlink:actuate="onLoad" draw:mime-type="image/png">
            <text:p/>
          </draw:image>
        </draw:frame>
        <draw:frame draw:style-name="gr2" draw:text-style-name="P2" draw:layer="layout" svg:width="1.125cm" svg:height="0.913cm" svg:x="25.13cm" svg:y="13.422cm">
          <draw:image xlink:href="Pictures/10000201000000850000006C5DDC2F42D1FAAE32.png" xlink:type="simple" xlink:show="embed" xlink:actuate="onLoad" draw:mime-type="image/png">
            <text:p/>
          </draw:image>
        </draw:frame>
        <draw:frame draw:style-name="gr2" draw:text-style-name="P2" draw:layer="layout" svg:width="1.335cm" svg:height="0.913cm" svg:x="25.065cm" svg:y="15.605cm">
          <draw:image xlink:href="Pictures/100002010000009E0000006CB81834519B048182.png" xlink:type="simple" xlink:show="embed" xlink:actuate="onLoad" draw:mime-type="image/png">
            <text:p/>
          </draw:image>
        </draw:frame>
        <draw:frame draw:style-name="gr2" draw:text-style-name="P2" xml:id="id114" draw:id="id114" draw:layer="layout" svg:width="1.547cm" svg:height="0.913cm" svg:x="23.225cm" svg:y="17.51cm">
          <draw:image xlink:href="Pictures/10000201000000B70000006C811455DAC8D1F319.png" xlink:type="simple" xlink:show="embed" xlink:actuate="onLoad" draw:mime-type="image/png">
            <text:p/>
          </draw:image>
        </draw:frame>
        <draw:frame draw:style-name="gr2" draw:text-style-name="P2" xml:id="id115" draw:id="id115" draw:layer="layout" svg:width="1.759cm" svg:height="0.913cm" svg:x="23.225cm" svg:y="18.462cm">
          <draw:image xlink:href="Pictures/10000201000000D00000006C05EF48ED3C710049.png" xlink:type="simple" xlink:show="embed" xlink:actuate="onLoad" draw:mime-type="image/png">
            <text:p/>
          </draw:image>
        </draw:frame>
        <draw:frame draw:style-name="gr2" draw:text-style-name="P2" xml:id="id116" draw:id="id116" draw:layer="layout" svg:width="1.335cm" svg:height="0.913cm" svg:x="23.225cm" svg:y="19.677cm">
          <draw:image xlink:href="Pictures/100002010000009E0000006CA4B84CADAF8B7D06.png" xlink:type="simple" xlink:show="embed" xlink:actuate="onLoad" draw:mime-type="image/png">
            <text:p/>
          </draw:image>
        </draw:frame>
        <draw:connector draw:style-name="gr211" draw:text-style-name="P3" draw:layer="layout" draw:type="curve" svg:x1="17.51cm" svg:y1="18.132cm" svg:x2="23.225cm" svg:y2="17.966cm" draw:start-shape="id113" draw:start-glue-point="1" draw:end-shape="id114" draw:end-glue-point="3" svg:d="M17510 18132c4294 0 1437-166 5715-166" svg:viewBox="0 0 5716 167">
          <text:p/>
        </draw:connector>
        <draw:connector draw:style-name="gr212" draw:text-style-name="P3" draw:layer="layout" draw:type="curve" svg:x1="17.51cm" svg:y1="18.132cm" svg:x2="23.225cm" svg:y2="18.918cm" draw:start-shape="id113" draw:start-glue-point="1" draw:end-shape="id115" draw:end-glue-point="3" svg:d="M17510 18132c4294 0 1437 786 5715 786" svg:viewBox="0 0 5716 787">
          <text:p/>
        </draw:connector>
        <draw:connector draw:style-name="gr213" draw:text-style-name="P3" draw:layer="layout" draw:type="curve" svg:x1="17.51cm" svg:y1="18.132cm" svg:x2="23.225cm" svg:y2="20.133cm" draw:start-shape="id113" draw:start-glue-point="1" draw:end-shape="id116" draw:end-glue-point="3" svg:d="M17510 18132c4294 0 1437 2001 5715 2001" svg:viewBox="0 0 5716 2002">
          <text:p/>
        </draw:connector>
      </draw:page>
      <draw:page draw:name="page21" draw:style-name="dp1" draw:master-page-name="Default">
        <draw:g>
          <draw:custom-shape draw:style-name="gr214" draw:text-style-name="P72" draw:layer="layout" svg:width="2.54cm" svg:height="0.635cm" svg:x="4.175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667cm" svg:height="0.804cm" svg:x="7.032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53" draw:text-style-name="P3" draw:layer="layout" svg:x1="1.952cm" svg:y1="2.269cm" svg:x2="1.952cm" svg:y2="5.762cm">
            <text:p/>
          </draw:line>
          <draw:line draw:style-name="gr10" draw:text-style-name="P3" draw:layer="layout" svg:x1="3.222cm" svg:y1="2.269cm" svg:x2="3.222cm" svg:y2="5.762cm">
            <text:p/>
          </draw:line>
          <draw:line draw:style-name="gr10" draw:text-style-name="P3" draw:layer="layout" svg:x1="4.81cm" svg:y1="2.27cm" svg:x2="4.81cm" svg:y2="5.763cm">
            <text:p/>
          </draw:line>
          <draw:line draw:style-name="gr10" draw:text-style-name="P3" draw:layer="layout" svg:x1="6.08cm" svg:y1="2.269cm" svg:x2="6.08cm" svg:y2="5.762cm">
            <text:p/>
          </draw:line>
          <draw:custom-shape draw:style-name="gr214" draw:text-style-name="P72" draw:layer="layout" svg:width="2.54cm" svg:height="0.635cm" svg:x="1.317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3cm" svg:height="0.896cm" svg:x="7.242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frame draw:style-name="gr215" draw:text-style-name="P45" draw:layer="layout" svg:width="3.106cm" svg:height="0.569cm" svg:x="1.101cm" svg:y="6.463cm">
            <draw:text-box>
              <text:p><text:span text:style-name="T31">Believe A &gt; B</text:span></text:p>
            </draw:text-box>
          </draw:frame>
          <draw:custom-shape draw:style-name="gr194" draw:text-style-name="P1" draw:layer="layout" svg:width="5.715cm" svg:height="1.295cm" svg:x="1cm" svg:y="1.317cm">
            <text:p text:style-name="P39"><text:span text:style-name="T24">(A,A*)</text:span><text:span text:style-name="T41"> </text:span><text:span text:style-name="T25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6" draw:text-style-name="P31" draw:layer="layout" svg:width="6.032cm" svg:height="1.905cm" svg:x="1cm" svg:y="5.127cm">
            <text:p text:style-name="P40"><text:span text:style-name="T26">(A,A*)</text:span><text:span text:style-name="T27"> <text:s/>(A,B*) <text:s text:c="2"/>(B,A*) <text:s/>(B,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5" draw:text-style-name="P45" draw:layer="layout" svg:width="3.106cm" svg:height="0.569cm" svg:x="3.857cm" svg:y="6.463cm">
            <draw:text-box>
              <text:p><text:span text:style-name="T31">Believe B &gt; A</text:span></text:p>
            </draw:text-box>
          </draw:frame>
          <draw:frame draw:style-name="gr217" draw:text-style-name="P73" draw:layer="layout" svg:width="2.551cm" svg:height="0.996cm" svg:x="11.303cm" svg:y="3.419cm">
            <draw:text-box>
              <text:p><text:span text:style-name="T53">- OR -</text:span></text:p>
            </draw:text-box>
          </draw:frame>
          <draw:custom-shape draw:style-name="gr214" draw:text-style-name="P72" draw:layer="layout" svg:width="2.54cm" svg:height="0.635cm" svg:x="19.98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667cm" svg:height="0.804cm" svg:x="22.837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53" draw:text-style-name="P3" draw:layer="layout" svg:x1="17.757cm" svg:y1="2.269cm" svg:x2="17.757cm" svg:y2="5.762cm">
            <text:p/>
          </draw:line>
          <draw:line draw:style-name="gr10" draw:text-style-name="P3" draw:layer="layout" svg:x1="19.027cm" svg:y1="2.269cm" svg:x2="19.027cm" svg:y2="5.762cm">
            <text:p/>
          </draw:line>
          <draw:line draw:style-name="gr10" draw:text-style-name="P3" draw:layer="layout" svg:x1="20.615cm" svg:y1="2.27cm" svg:x2="20.615cm" svg:y2="5.763cm">
            <text:p/>
          </draw:line>
          <draw:line draw:style-name="gr10" draw:text-style-name="P3" draw:layer="layout" svg:x1="21.885cm" svg:y1="2.269cm" svg:x2="21.885cm" svg:y2="5.762cm">
            <text:p/>
          </draw:line>
          <draw:custom-shape draw:style-name="gr214" draw:text-style-name="P72" draw:layer="layout" svg:width="2.54cm" svg:height="0.635cm" svg:x="17.122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3cm" svg:height="0.896cm" svg:x="23.047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custom-shape draw:style-name="gr194" draw:text-style-name="P1" draw:layer="layout" svg:width="5.715cm" svg:height="1.295cm" svg:x="16.805cm" svg:y="1.317cm">
            <text:p text:style-name="P39"><text:span text:style-name="T24">(A,A*)</text:span><text:span text:style-name="T41"> </text:span><text:span text:style-name="T25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6" draw:text-style-name="P31" draw:layer="layout" svg:width="6.032cm" svg:height="1.905cm" svg:x="16.805cm" svg:y="5.127cm">
            <text:p text:style-name="P40"><text:span text:style-name="T54">(A*) </text:span><text:span text:style-name="T27"><text:s text:c="16"/>(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2" draw:style-name="dp1" draw:master-page-name="Default">
        <draw:custom-shape draw:style-name="gr194" draw:text-style-name="P1" xml:id="id117" draw:id="id117" draw:layer="layout" svg:width="5.715cm" svg:height="1.295cm" svg:x="1.635cm" svg:y="1.317cm">
          <text:p text:style-name="P39"><text:span text:style-name="T40">(A,A*)</text:span><text:span text:style-name="T41"> </text:span><text:span text:style-name="T25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218" draw:text-style-name="P70" xml:id="id118" draw:id="id118" draw:layer="layout" svg:width="14.288cm" svg:height="1.295cm" svg:x="7.985cm" svg:y="5.127cm">
          <text:p text:style-name="P69"><text:span text:style-name="T51">(A,A*,A!) </text:span><text:span text:style-name="T55">(B,A*,</text:span><text:span text:style-name="T56">A!</text:span><text:span text:style-name="T55">)</text:span><text:span text:style-name="T52"> (A,B*,</text:span><text:span text:style-name="T51">A!</text:span><text:span text:style-name="T52">) (B,B*,</text:span><text:span text:style-name="T51">A!</text:span><text:span text:style-name="T52">) </text:span><text:span text:style-name="T40">(A,A*,D) </text:span><text:span text:style-name="T2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8" draw:text-style-name="P3" draw:layer="layout" draw:type="curve" svg:x1="4.492cm" svg:y1="2.612cm" svg:x2="7.985cm" svg:y2="5.774cm" draw:start-shape="id117" draw:start-glue-point="2" draw:end-shape="id118" draw:end-glue-point="3" svg:d="M4492 2612c0 2108 1164 3162 3493 3162" svg:viewBox="0 0 3494 3163">
          <text:p/>
        </draw:connector>
        <draw:frame draw:style-name="gr119" draw:text-style-name="P55" draw:layer="layout" svg:width="1.243cm" svg:height="0.887cm" draw:transform="rotate (0.00471238898038469) translate (5.127cm 4.875cm)">
          <draw:text-box>
            <text:p text:style-name="P8"><text:span text:style-name="T43">Plan:</text:span><text:span text:style-name="T43"><text:line-break/></text:span><text:span text:style-name="T43">Get A</text:span></text:p>
          </draw:text-box>
        </draw:frame>
        <draw:frame draw:style-name="gr2" draw:text-style-name="P2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215" draw:text-style-name="P45" draw:layer="layout" svg:width="3.106cm" svg:height="0.569cm" svg:x="11.574cm" svg:y="10.273cm">
          <draw:text-box>
            <text:p><text:span text:style-name="T31">Plan-Consistent</text:span></text:p>
          </draw:text-box>
        </draw:frame>
        <draw:custom-shape draw:style-name="gr216" draw:text-style-name="P75" xml:id="id120" draw:id="id120" draw:layer="layout" svg:width="6.032cm" svg:height="1.905cm" svg:x="11.473cm" svg:y="8.937cm">
          <text:p text:style-name="P74"><text:span text:style-name="T57">(A!) <text:s/></text:span><text:span text:style-name="T58"><text:s text:c="8"/>(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5" draw:text-style-name="P45" draw:layer="layout" svg:width="3.106cm" svg:height="0.569cm" svg:x="14.33cm" svg:y="10.273cm">
          <draw:text-box>
            <text:p><text:span text:style-name="T31">Plan-Disrupted</text:span></text:p>
          </draw:text-box>
        </draw:frame>
        <draw:frame draw:style-name="gr2" draw:text-style-name="P2" xml:id="id119" draw:id="id119" draw:layer="layout" svg:width="0.743cm" svg:height="0.896cm" svg:x="2.796cm" svg:y="9.311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" draw:text-style-name="P2" draw:layer="layout" svg:width="0.86cm" svg:height="1.036cm" svg:x="17.827cm" svg:y="9.489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19" draw:text-style-name="P3" draw:layer="layout" draw:type="curve" svg:x1="3.539cm" svg:y1="9.759cm" svg:x2="11.473cm" svg:y2="9.889cm" draw:start-shape="id119" draw:start-glue-point="1" draw:end-shape="id120" draw:end-glue-point="3" svg:d="M3539 9759c5944 0 1978 130 7934 130" svg:viewBox="0 0 7935 131">
          <text:p/>
        </draw:connector>
        <draw:line draw:style-name="gr53" draw:text-style-name="P3" draw:layer="layout" svg:x1="11.16cm" svg:y1="6.08cm" svg:x2="13.382cm" svg:y2="9.572cm">
          <text:p/>
        </draw:line>
        <draw:line draw:style-name="gr10" draw:text-style-name="P3" draw:layer="layout" svg:x1="9.255cm" svg:y1="6.079cm" svg:x2="13.382cm" svg:y2="9.572cm">
          <text:p/>
        </draw:line>
        <draw:line draw:style-name="gr10" draw:text-style-name="P3" draw:layer="layout" svg:x1="12.747cm" svg:y1="6.079cm" svg:x2="13.382cm" svg:y2="9.572cm">
          <text:p/>
        </draw:line>
        <draw:line draw:style-name="gr10" draw:text-style-name="P3" draw:layer="layout" svg:x1="14.335cm" svg:y1="6.079cm" svg:x2="13.382cm" svg:y2="9.572cm">
          <text:p/>
        </draw:line>
        <draw:line draw:style-name="gr10" draw:text-style-name="P3" draw:layer="layout" svg:x1="17.51cm" svg:y1="6.079cm" svg:x2="15.605cm" svg:y2="9.572cm">
          <text:p/>
        </draw:line>
        <draw:line draw:style-name="gr10" draw:text-style-name="P3" draw:layer="layout" svg:x1="19.097cm" svg:y1="6.08cm" svg:x2="15.605cm" svg:y2="9.572cm">
          <text:p/>
        </draw:line>
        <draw:line draw:style-name="gr10" draw:text-style-name="P3" draw:layer="layout" svg:x1="15.922cm" svg:y1="6.079cm" svg:x2="15.605cm" svg:y2="9.572cm">
          <text:p/>
        </draw:line>
        <draw:line draw:style-name="gr10" draw:text-style-name="P3" draw:layer="layout" svg:x1="21.002cm" svg:y1="6.08cm" svg:x2="15.605cm" svg:y2="9.572cm">
          <text:p/>
        </draw:line>
      </draw:page>
      <draw:page draw:name="page23" draw:style-name="dp1" draw:master-page-name="Default">
        <draw:custom-shape draw:style-name="gr220" draw:text-style-name="P72" draw:layer="layout" svg:width="1.905cm" svg:height="0.635cm" svg:x="12.133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72" draw:layer="layout" svg:width="1.587cm" svg:height="0.635cm" svg:x="14.356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72" draw:layer="layout" svg:width="1.905cm" svg:height="0.635cm" svg:x="16.261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72" draw:layer="layout" svg:width="1.72cm" svg:height="0.635cm" svg:x="18.33cm" svg:y="1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72" draw:layer="layout" svg:width="1.588cm" svg:height="1.27cm" svg:x="15.28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9" draw:text-style-name="P3" draw:layer="layout" draw:type="curve" svg:x1="10.049cm" svg:y1="2.612cm" svg:x2="12.43cm" svg:y2="5.749cm" draw:start-shape="id121" draw:start-glue-point="2" draw:end-shape="id122" draw:end-glue-point="3" svg:d="M10049 2612c0 2092 793 3137 2381 3137" svg:viewBox="0 0 2382 3138">
          <text:p/>
        </draw:connector>
        <draw:custom-shape draw:style-name="gr224" draw:text-style-name="P70" xml:id="id121" draw:id="id121" draw:layer="layout" svg:width="14.288cm" svg:height="1.295cm" svg:x="2.905cm" svg:y="1.317cm">
          <text:p text:style-name="P69"><text:span text:style-name="T51">(A,A*,A!)</text:span><text:span text:style-name="T56"> </text:span><text:span text:style-name="T55">(B,A*,</text:span><text:span text:style-name="T56">A!</text:span><text:span text:style-name="T55">)</text:span><text:span text:style-name="T52"> (A,B*,</text:span><text:span text:style-name="T51">A!</text:span><text:span text:style-name="T52">) (B,B*,</text:span><text:span text:style-name="T51">A!</text:span><text:span text:style-name="T52">) </text:span><text:span text:style-name="T40">(A,A*,D) </text:span><text:span text:style-name="T2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324cm" svg:height="0.953cm" svg:x="1.317cm" svg:y="1.659cm">
          <draw:image xlink:href="Pictures/10000201000000960000006CC485372E75400889.png" xlink:type="simple" xlink:show="embed" xlink:actuate="onLoad" draw:mime-type="image/png">
            <text:p/>
          </draw:image>
        </draw:frame>
        <draw:custom-shape draw:style-name="gr225" draw:text-style-name="P70" xml:id="id122" draw:id="id122" draw:layer="layout" svg:width="7.383cm" svg:height="1.295cm" svg:x="12.43cm" svg:y="5.102cm">
          <text:p text:style-name="P69"><text:span text:style-name="T56">(A,A*,A!)</text:span><text:span text:style-name="T51"> </text:span><text:span text:style-name="T52">(B,A*,A</text:span><text:span text:style-name="T51">!</text:span><text:span text:style-name="T52">) (A,B*,A</text:span><text:span text:style-name="T51">!</text:span><text:span text:style-name="T52">) (B,B*,A</text:span><text:span text:style-name="T51">!</text:span><text:span text:style-name="T5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9" draw:text-style-name="P55" draw:layer="layout" svg:width="2.766cm" svg:height="0.577cm" draw:transform="rotate (0.00471238898038469) translate (9.572cm 4.188cm)">
          <draw:text-box>
            <text:p text:style-name="P8"><text:span text:style-name="T43">Act: Get A</text:span></text:p>
          </draw:text-box>
        </draw:frame>
        <draw:frame draw:style-name="gr2" draw:text-style-name="P2" draw:layer="layout" svg:width="1.335cm" svg:height="0.913cm" svg:x="19.985cm" svg:y="5.445cm">
          <draw:image xlink:href="Pictures/100002010000009E0000006CB81834519B048182.png" xlink:type="simple" xlink:show="embed" xlink:actuate="onLoad" draw:mime-type="image/png">
            <text:p/>
          </draw:image>
        </draw:frame>
        <draw:custom-shape draw:style-name="gr226" draw:text-style-name="P77" xml:id="id125" draw:id="id125" draw:layer="layout" svg:width="2.118cm" svg:height="1.905cm" svg:x="15.074cm" svg:y="8.302cm">
          <text:p text:style-name="P76"><text:span text:style-name="T57">(A!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xml:id="id123" draw:id="id123" draw:layer="layout" svg:width="0.743cm" svg:height="0.896cm" svg:x="6.397cm" svg:y="8.67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" draw:text-style-name="P2" xml:id="id124" draw:id="id124" draw:layer="layout" svg:width="0.86cm" svg:height="1.036cm" svg:x="9.997cm" svg:y="8.536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19" draw:text-style-name="P3" draw:layer="layout" draw:type="curve" svg:x1="7.14cm" svg:y1="9.124cm" svg:x2="9.997cm" svg:y2="9.054cm" draw:start-shape="id123" draw:start-glue-point="1" draw:end-shape="id124" draw:end-glue-point="3" svg:d="M7140 9124c2143 0 715-70 2857-70" svg:viewBox="0 0 2858 71">
          <text:p/>
        </draw:connector>
        <draw:connector draw:style-name="gr219" draw:text-style-name="P3" draw:layer="layout" draw:type="curve" svg:x1="10.857cm" svg:y1="9.054cm" svg:x2="15.074cm" svg:y2="9.254cm" draw:start-shape="id124" draw:start-glue-point="1" draw:end-shape="id125" draw:end-glue-point="3" svg:d="M10857 9054c3156 0 1048 200 4217 200" svg:viewBox="0 0 4218 201">
          <text:p/>
        </draw:connector>
        <draw:frame draw:style-name="gr2" draw:text-style-name="P2" xml:id="id126" draw:id="id126" draw:layer="layout" svg:width="0.789cm" svg:height="0.952cm" svg:x="6.08cm" svg:y="18.7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" draw:text-style-name="P2" xml:id="id127" draw:id="id127" draw:layer="layout" svg:width="0.86cm" svg:height="1.036cm" svg:x="9.406cm" svg:y="18.78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19" draw:text-style-name="P3" draw:layer="layout" draw:type="curve" svg:x1="6.869cm" svg:y1="19.256cm" svg:x2="9.406cm" svg:y2="19.298cm" draw:start-shape="id126" draw:start-glue-point="1" draw:end-shape="id127" draw:end-glue-point="3" svg:d="M6869 19256c1903 0 635 42 2537 42" svg:viewBox="0 0 2538 43">
          <text:p/>
        </draw:connector>
        <draw:connector draw:style-name="gr219" draw:text-style-name="P3" draw:layer="layout" draw:type="curve" svg:x1="10.266cm" svg:y1="19.298cm" svg:x2="11.865cm" svg:y2="19.427cm" draw:start-shape="id127" draw:start-glue-point="1" draw:end-shape="id128" draw:end-glue-point="3" svg:d="M10266 19298c1192 0 393 129 1599 129" svg:viewBox="0 0 1600 130">
          <text:p/>
        </draw:connector>
        <draw:custom-shape draw:style-name="gr227" draw:text-style-name="P79" xml:id="id128" draw:id="id128" draw:layer="layout" svg:width="8.502cm" svg:height="1.295cm" svg:x="11.865cm" svg:y="18.78cm">
          <text:p text:style-name="P78"><text:span text:style-name="T59">(A,A*,A!)</text:span><text:span text:style-name="T60"> <text:s text:c="2"/>(B,A*,A!) <text:s text:c="2"/>(A,B*,A!) <text:s text:c="2"/>(B,B*,A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7" draw:text-style-name="P73" draw:layer="layout" svg:width="2.551cm" svg:height="0.996cm" svg:x="12.747cm" svg:y="11.77cm">
          <draw:text-box>
            <text:p><text:span text:style-name="T53">- OR -</text:span></text:p>
          </draw:text-box>
        </draw:frame>
        <draw:custom-shape draw:style-name="gr228" draw:text-style-name="P70" draw:layer="layout" svg:width="7.383cm" svg:height="1.295cm" svg:x="12.43cm" svg:y="14.945cm">
          <text:p text:style-name="P69"><text:span text:style-name="T56">(A,A*,A!)</text:span><text:span text:style-name="T51"> </text:span><text:span text:style-name="T52">(B,A*,A</text:span><text:span text:style-name="T51">!</text:span><text:span text:style-name="T52">) (A,B*,A</text:span><text:span text:style-name="T51">!</text:span><text:span text:style-name="T52">) (B,B*,A</text:span><text:span text:style-name="T51">!</text:span><text:span text:style-name="T5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335cm" svg:height="0.913cm" svg:x="19.985cm" svg:y="15.288cm">
          <draw:image xlink:href="Pictures/100002010000009E0000006CB81834519B048182.png" xlink:type="simple" xlink:show="embed" xlink:actuate="onLoad" draw:mime-type="image/png">
            <text:p/>
          </draw:image>
        </draw:frame>
        <draw:line draw:style-name="gr53" draw:text-style-name="P3" draw:layer="layout" svg:x1="13.7cm" svg:y1="6.08cm" svg:x2="16.239cm" svg:y2="8.938cm">
          <text:p/>
        </draw:line>
        <draw:line draw:style-name="gr10" draw:text-style-name="P3" draw:layer="layout" svg:x1="15.287cm" svg:y1="6.08cm" svg:x2="16.239cm" svg:y2="8.938cm">
          <text:p/>
        </draw:line>
        <draw:line draw:style-name="gr10" draw:text-style-name="P3" draw:layer="layout" svg:x1="16.875cm" svg:y1="6.08cm" svg:x2="16.239cm" svg:y2="8.938cm">
          <text:p/>
        </draw:line>
        <draw:line draw:style-name="gr10" draw:text-style-name="P3" draw:layer="layout" svg:x1="18.78cm" svg:y1="6.08cm" svg:x2="16.239cm" svg:y2="8.938cm">
          <text:p/>
        </draw:line>
        <draw:line draw:style-name="gr53" draw:text-style-name="P3" draw:layer="layout" svg:x1="13.382cm" svg:y1="15.922cm" svg:x2="13.382cm" svg:y2="19.097cm">
          <text:p/>
        </draw:line>
        <draw:line draw:style-name="gr10" draw:text-style-name="P3" draw:layer="layout" svg:x1="15.604cm" svg:y1="15.922cm" svg:x2="15.605cm" svg:y2="19.097cm">
          <text:p/>
        </draw:line>
        <draw:line draw:style-name="gr10" draw:text-style-name="P3" draw:layer="layout" svg:x1="17.192cm" svg:y1="15.922cm" svg:x2="17.192cm" svg:y2="19.097cm">
          <text:p/>
        </draw:line>
        <draw:line draw:style-name="gr10" draw:text-style-name="P3" draw:layer="layout" svg:x1="18.78cm" svg:y1="15.922cm" svg:x2="18.78cm" svg:y2="19.097cm">
          <text:p/>
        </draw:line>
        <draw:connector draw:style-name="gr199" draw:text-style-name="P3" draw:layer="layout" draw:type="curve" svg:x1="9.477cm" svg:y1="14.592cm" svg:x2="12.43cm" svg:y2="15.605cm" svg:d="M9477 14592c2215 0 739 1013 2953 1013" svg:viewBox="0 0 2954 1014">
          <text:p/>
        </draw:connector>
        <draw:frame draw:style-name="gr209" draw:text-style-name="P55" draw:layer="layout" svg:width="2.766cm" svg:height="0.577cm" draw:transform="rotate (0.00471238898038469) translate (9.026cm 13.758cm)">
          <draw:text-box>
            <text:p text:style-name="P8"><text:span text:style-name="T43">Act: Get A</text:span></text:p>
          </draw:text-box>
        </draw:frame>
        <draw:frame draw:style-name="gr2" draw:text-style-name="P2" draw:layer="layout" svg:width="0.743cm" svg:height="0.896cm" svg:x="17.51cm" svg:y="8.937cm">
          <draw:image xlink:href="Pictures/1000020100000053000000640C0897AB2C156767.png" xlink:type="simple" xlink:show="embed" xlink:actuate="onLoad" draw:mime-type="image/png">
            <text:p/>
          </draw:image>
        </draw:frame>
        <draw:frame draw:style-name="gr2" draw:text-style-name="P2" draw:layer="layout" svg:width="0.743cm" svg:height="0.896cm" svg:x="20.685cm" svg:y="18.836cm">
          <draw:image xlink:href="Pictures/1000020100000053000000640C0897AB2C156767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custom-shape draw:style-name="gr229" draw:text-style-name="P72" draw:layer="layout" svg:width="2.032cm" svg:height="0.762cm" svg:x="1.25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1" draw:layer="layout" svg:width="2.54cm" svg:height="1.27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2" draw:layer="layout" svg:width="1.007cm" svg:height="1.03cm" svg:x="11.275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31" draw:layer="layout" svg:width="2.54cm" svg:height="1.905cm" svg:x="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3" draw:layer="layout" svg:x1="1.762cm" svg:y1="3.2cm" svg:x2="1.762cm" svg:y2="6.842cm">
          <text:p/>
        </draw:line>
        <draw:frame draw:style-name="gr37" draw:text-style-name="P8" draw:layer="layout" svg:width="1.999cm" svg:height="0.999cm" svg:x="10.484cm" svg:y="12.0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230" draw:text-style-name="P1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3" draw:layer="layout" svg:x1="11.922cm" svg:y1="3.222cm" svg:x2="11.668cm" svg:y2="6.715cm">
          <text:p/>
        </draw:line>
        <draw:custom-shape draw:style-name="gr232" draw:text-style-name="P32" draw:layer="layout" svg:width="1.27cm" svg:height="1.143cm" svg:x="10.906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1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draw:layer="layout" svg:width="2.54cm" svg:height="1.905cm" svg:x="20.812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3" draw:layer="layout" svg:x1="20.812cm" svg:y1="3.222cm" svg:x2="22.336cm" svg:y2="6.588cm">
          <text:p/>
        </draw:line>
        <draw:custom-shape draw:style-name="gr233" draw:text-style-name="P32" draw:layer="layout" svg:width="1.007cm" svg:height="1.046cm" svg:x="21.129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2" draw:layer="layout" svg:width="1.007cm" svg:height="1.03cm" svg:x="22.136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" draw:layer="layout" svg:x1="19.796cm" svg:y1="3.222cm" svg:x2="19.542cm" svg:y2="6.842cm">
          <text:p/>
        </draw:line>
        <draw:frame draw:style-name="gr11" draw:text-style-name="P80" draw:layer="layout" svg:width="1.524cm" svg:height="1.016cm" svg:x="1.508cm" svg:y="9.128cm">
          <draw:text-box>
            <text:p text:style-name="P8">(a)</text:p>
          </draw:text-box>
        </draw:frame>
        <draw:frame draw:style-name="gr11" draw:text-style-name="P80" draw:layer="layout" svg:width="1.524cm" svg:height="1.016cm" svg:x="11.16cm" svg:y="9.128cm">
          <draw:text-box>
            <text:p text:style-name="P8">(b)</text:p>
          </draw:text-box>
        </draw:frame>
        <draw:frame draw:style-name="gr11" draw:text-style-name="P80" draw:layer="layout" svg:width="1.524cm" svg:height="1.016cm" svg:x="19.796cm" svg:y="9.128cm">
          <draw:text-box>
            <text:p text:style-name="P8">(c)</text:p>
          </draw:text-box>
        </draw:frame>
        <draw:frame draw:style-name="gr2" draw:text-style-name="P2" draw:layer="layout" svg:width="0.711cm" svg:height="0.658cm" svg:x="21.828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2" draw:text-style-name="P2" draw:layer="layout" svg:width="0.711cm" svg:height="0.658cm" svg:x="3.794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2" draw:text-style-name="P2" draw:layer="layout" svg:width="0.711cm" svg:height="0.658cm" svg:x="13.023cm" svg:y="2.573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2" draw:text-style-name="P2" draw:layer="layout" svg:width="1.798cm" svg:height="0.422cm" svg:x="21.345cm" svg:y="6.969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2" draw:text-style-name="P2" draw:layer="layout" svg:width="1.798cm" svg:height="0.422cm" svg:x="1.488cm" svg:y="7.096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2" draw:text-style-name="P2" draw:layer="layout" svg:width="1.798cm" svg:height="0.422cm" svg:x="1.488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2" draw:text-style-name="P2" draw:layer="layout" svg:width="1.798cm" svg:height="0.422cm" svg:x="10.65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2" draw:text-style-name="P2" draw:layer="layout" svg:width="1.798cm" svg:height="0.422cm" svg:x="19.52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2" draw:text-style-name="P2" draw:layer="layout" svg:width="0.699cm" svg:height="0.889cm" svg:x="3.794cm" svg:y="6.715cm">
          <draw:image xlink:href="Pictures/100002010000005C00000075EA56627D0B60C712.png" xlink:type="simple" xlink:show="embed" xlink:actuate="onLoad" draw:mime-type="image/png">
            <text:p/>
          </draw:image>
        </draw:frame>
        <draw:line draw:style-name="gr53" draw:text-style-name="P3" draw:layer="layout" svg:x1="2.778cm" svg:y1="3.2cm" svg:x2="2.778cm" svg:y2="6.842cm">
          <text:p/>
        </draw:line>
        <draw:frame draw:style-name="gr2" draw:text-style-name="P2" draw:layer="layout" svg:width="0.739cm" svg:height="0.422cm" svg:x="11.16cm" svg:y="7.096cm">
          <draw:image xlink:href="Pictures/10000201000000AF00000064E90E83A099812C24.png" xlink:type="simple" xlink:show="embed" xlink:actuate="onLoad" draw:mime-type="image/png">
            <text:p/>
          </draw:image>
        </draw:frame>
        <draw:line draw:style-name="gr53" draw:text-style-name="P3" draw:layer="layout" svg:x1="11.16cm" svg:y1="3.2cm" svg:x2="11.668cm" svg:y2="6.715cm">
          <text:p/>
        </draw:line>
        <draw:frame draw:style-name="gr2" draw:text-style-name="P2" draw:layer="layout" svg:width="0.699cm" svg:height="0.889cm" svg:x="13.001cm" svg:y="6.842cm">
          <draw:image xlink:href="Pictures/100002010000005C00000075EA56627D0B60C712.png" xlink:type="simple" xlink:show="embed" xlink:actuate="onLoad" draw:mime-type="image/png">
            <text:p/>
          </draw:image>
        </draw:frame>
        <draw:custom-shape draw:style-name="gr229" draw:text-style-name="P72" draw:layer="layout" svg:width="2.032cm" svg:height="0.762cm" svg:x="18.01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draw:layer="layout" svg:width="2.54cm" svg:height="1.905cm" svg:x="17.76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798cm" svg:height="0.422cm" svg:x="18.252cm" svg:y="7.096cm">
          <draw:image xlink:href="Pictures/10000201000001A900000064A54D5263AD7F13F2.png" xlink:type="simple" xlink:show="embed" xlink:actuate="onLoad" draw:mime-type="image/png">
            <text:p/>
          </draw:image>
        </draw:frame>
      </draw:page>
      <draw:page draw:name="page25" draw:style-name="dp1" draw:master-page-name="Default">
        <draw:frame draw:style-name="gr73" draw:text-style-name="P37" draw:layer="layout" svg:width="1.648cm" svg:height="0.968cm" svg:x="2.639cm" svg:y="1.033cm">
          <draw:text-box>
            <text:p><text:span text:style-name="T22">t </text:span><text:span text:style-name="T23">= 0</text:span></text:p>
          </draw:text-box>
        </draw:frame>
        <draw:custom-shape draw:style-name="gr234" draw:text-style-name="P31" xml:id="id133" draw:id="id133" draw:layer="layout" svg:width="4.606cm" svg:height="2.722cm" svg:x="19.254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7" draw:layer="layout" svg:width="1.649cm" svg:height="0.968cm" svg:x="20.599cm" svg:y="1.067cm">
          <draw:text-box>
            <text:p><text:span text:style-name="T22">t </text:span><text:span text:style-name="T23">= 4</text:span></text:p>
          </draw:text-box>
        </draw:frame>
        <draw:custom-shape draw:style-name="gr235" draw:text-style-name="P32" xml:id="id136" draw:id="id136" draw:layer="layout" svg:width="1.623cm" svg:height="0.812cm" svg:x="19.795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2" draw:layer="layout" svg:width="1.623cm" svg:height="0.812cm" svg:x="21.688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2" draw:layer="layout" svg:width="3.524cm" svg:height="0.812cm" svg:x="19.795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19cm" svg:height="0.451cm" svg:x="19.938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" draw:text-style-name="P2" draw:layer="layout" svg:width="3.343cm" svg:height="0.449cm" svg:x="19.968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2" draw:text-style-name="P2" xml:id="id129" draw:id="id129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2" draw:text-style-name="P2" xml:id="id131" draw:id="id131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32" draw:text-style-name="P3" draw:layer="layout" draw:type="curve" svg:x1="2.144cm" svg:y1="5.215cm" svg:x2="6.152cm" svg:y2="5.2cm" draw:start-shape="id129" draw:start-glue-point="1" draw:end-shape="id130" draw:end-glue-point="3" svg:d="M2144 5215c3006 0 1002-15 4008-15" svg:viewBox="0 0 4009 16">
          <text:p/>
        </draw:connector>
        <draw:connector draw:style-name="gr133" draw:text-style-name="P3" draw:layer="layout" draw:type="curve" svg:x1="2.215cm" svg:y1="2.45cm" svg:x2="6.152cm" svg:y2="2.367cm" draw:start-shape="id131" draw:start-glue-point="1" draw:end-shape="id132" draw:end-glue-point="3" svg:d="M2215 2450c2953 0 985-83 3937-83" svg:viewBox="0 0 3938 84">
          <text:p/>
        </draw:connector>
        <draw:frame draw:style-name="gr134" draw:text-style-name="P48" draw:layer="layout" svg:width="2.708cm" svg:height="0.751cm" draw:transform="rotate (0.00523598775598299) translate (2.607cm 2.766cm)">
          <draw:text-box>
            <text:p text:style-name="P8"><text:span text:style-name="T34">Phase 1</text:span><text:span text:style-name="T34"><text:line-break/></text:span><text:span text:style-name="T34">A rings, i proceeds</text:span></text:p>
          </draw:text-box>
        </draw:frame>
        <draw:frame draw:style-name="gr73" draw:text-style-name="P37" draw:layer="layout" svg:width="1.649cm" svg:height="0.968cm" svg:x="5.785cm" svg:y="1.052cm">
          <draw:text-box>
            <text:p><text:span text:style-name="T22">t </text:span><text:span text:style-name="T23">= 1</text:span></text:p>
          </draw:text-box>
        </draw:frame>
        <draw:frame draw:style-name="gr2" draw:text-style-name="P2" xml:id="id132" draw:id="id132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2" draw:text-style-name="P2" xml:id="id130" draw:id="id130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32" draw:text-style-name="P3" draw:layer="layout" draw:type="curve" svg:x1="6.736cm" svg:y1="5.2cm" svg:x2="10.928cm" svg:y2="5.185cm" draw:start-shape="id130" draw:start-glue-point="1" svg:d="M6736 5200c3519 0 1423-15 4192-15" svg:viewBox="0 0 4193 16">
          <text:p/>
        </draw:connector>
        <draw:connector draw:style-name="gr133" draw:text-style-name="P3" draw:layer="layout" draw:type="curve" svg:x1="6.902cm" svg:y1="2.367cm" svg:x2="10.856cm" svg:y2="2.389cm" draw:start-shape="id132" draw:start-glue-point="1" svg:d="M6902 2367c3340 0 1364 22 3954 22" svg:viewBox="0 0 3955 23">
          <text:p/>
        </draw:connector>
        <draw:frame draw:style-name="gr135" draw:text-style-name="P48" draw:layer="layout" svg:width="2.767cm" svg:height="0.751cm" draw:transform="rotate (0.00523598775598299) translate (7.35cm 2.766cm)">
          <draw:text-box>
            <text:p text:style-name="P8"><text:span text:style-name="T34">Phase 2</text:span><text:span text:style-name="T34"><text:line-break/></text:span><text:span text:style-name="T34">A rings, i intends A</text:span></text:p>
          </draw:text-box>
        </draw:frame>
        <draw:g>
          <draw:frame draw:style-name="gr73" draw:text-style-name="P37" draw:layer="layout" svg:width="1.648cm" svg:height="0.968cm" svg:x="10.435cm" svg:y="0.981cm">
            <draw:text-box>
              <text:p><text:span text:style-name="T22">t </text:span><text:span text:style-name="T23">= 2</text:span></text:p>
            </draw:text-box>
          </draw:frame>
          <draw:frame draw:style-name="gr2" draw:text-style-name="P2" draw:layer="layout" svg:width="0.672cm" svg:height="0.855cm" svg:x="10.928cm" svg:y="4.758cm">
            <draw:image xlink:href="Pictures/100002010000005C0000007504B5FEDE288CC4A2.png" xlink:type="simple" xlink:show="embed" xlink:actuate="onLoad" draw:mime-type="image/png">
              <text:p/>
            </draw:image>
          </draw:frame>
          <draw:frame draw:style-name="gr2" draw:text-style-name="P2" draw:layer="layout" svg:width="0.753cm" svg:height="0.881cm" svg:x="10.856cm" svg:y="1.949cm">
            <draw:image xlink:href="Pictures/1000020100000064000000758FEAC911E91F54D3.png" xlink:type="simple" xlink:show="embed" xlink:actuate="onLoad" draw:mime-type="image/png">
              <text:p/>
            </draw:image>
          </draw:frame>
        </draw:g>
        <draw:frame draw:style-name="gr136" draw:text-style-name="P48" draw:layer="layout" svg:width="2.517cm" svg:height="0.751cm" draw:transform="rotate (0.00523598775598299) translate (12.176cm 2.791cm)">
          <draw:text-box>
            <text:p text:style-name="P8"><text:span text:style-name="T34">Phase 3</text:span></text:p>
            <text:p text:style-name="P8"><text:span text:style-name="T34">A rings, i plans A</text:span></text:p>
          </draw:text-box>
        </draw:frame>
        <draw:connector draw:style-name="gr137" draw:text-style-name="P3" draw:layer="layout" draw:type="curve" svg:x1="11.609cm" svg:y1="2.389cm" svg:x2="15.293cm" svg:y2="2.438cm" svg:d="M11609 2389c2763 0 921 49 3684 49" svg:viewBox="0 0 3685 50">
          <text:p/>
        </draw:connector>
        <draw:connector draw:style-name="gr138" draw:text-style-name="P3" draw:layer="layout" draw:type="curve" svg:x1="11.6cm" svg:y1="5.185cm" svg:x2="15.309cm" svg:y2="5.279cm" svg:d="M11600 5185c2782 0 928 94 3709 94" svg:viewBox="0 0 3710 95">
          <text:p/>
        </draw:connector>
        <draw:g>
          <draw:frame draw:style-name="gr73" draw:text-style-name="P37" draw:layer="layout" svg:width="1.649cm" svg:height="0.968cm" svg:x="14.716cm" svg:y="1.017cm">
            <draw:text-box>
              <text:p><text:span text:style-name="T22">t </text:span><text:span text:style-name="T23">= 3</text:span></text:p>
            </draw:text-box>
          </draw:frame>
          <draw:frame draw:style-name="gr2" draw:text-style-name="P2" draw:layer="layout" svg:width="0.693cm" svg:height="0.811cm" svg:x="15.293cm" svg:y="2.033cm">
            <draw:image xlink:href="Pictures/100002010000006400000075DD6A42F6E9558469.png" xlink:type="simple" xlink:show="embed" xlink:actuate="onLoad" draw:mime-type="image/png">
              <text:p/>
            </draw:image>
          </draw:frame>
          <draw:frame draw:style-name="gr2" draw:text-style-name="P2" draw:layer="layout" svg:width="0.602cm" svg:height="0.767cm" svg:x="15.309cm" svg:y="4.896cm">
            <draw:image xlink:href="Pictures/100002010000005C00000075A9BBBD49150DFC78.png" xlink:type="simple" xlink:show="embed" xlink:actuate="onLoad" draw:mime-type="image/png">
              <text:p/>
            </draw:image>
          </draw:frame>
        </draw:g>
        <draw:custom-shape draw:style-name="gr237" draw:text-style-name="P31" xml:id="id134" draw:id="id134" draw:layer="layout" svg:width="8.128cm" svg:height="1.706cm" svg:x="18.78cm" svg:y="1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2" xml:id="id135" draw:id="id135" draw:layer="layout" svg:width="1.623cm" svg:height="0.812cm" svg:x="19.32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2" draw:layer="layout" svg:width="1.623cm" svg:height="0.812cm" svg:x="21.214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2" draw:layer="layout" svg:width="3.524cm" svg:height="0.812cm" svg:x="23.098cm" svg:y="2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19cm" svg:height="0.451cm" svg:x="23.241cm" svg:y="2.49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" draw:text-style-name="P2" draw:layer="layout" svg:width="3.343cm" svg:height="0.449cm" svg:x="19.494cm" svg:y="2.408cm">
          <draw:image xlink:href="Pictures/10000201000002E600000064D603F42C08973814.png" xlink:type="simple" xlink:show="embed" xlink:actuate="onLoad" draw:mime-type="image/png">
            <text:p/>
          </draw:image>
        </draw:frame>
        <draw:connector draw:style-name="gr238" draw:text-style-name="P3" draw:layer="layout" draw:type="curve" svg:x1="15.911cm" svg:y1="5.279cm" svg:x2="19.254cm" svg:y2="5.663cm" draw:end-shape="id133" draw:end-glue-point="3" svg:d="M15911 5279c2125 0 454 384 3343 384" svg:viewBox="0 0 3344 385">
          <text:p/>
        </draw:connector>
        <draw:connector draw:style-name="gr239" draw:text-style-name="P3" draw:layer="layout" draw:type="curve" svg:x1="15.986cm" svg:y1="2.438cm" svg:x2="18.78cm" svg:y2="2.433cm" draw:end-shape="id134" draw:end-glue-point="3" svg:d="M15986 2438c1714 0 318-5 2794-5" svg:viewBox="0 0 2795 6">
          <text:p/>
        </draw:connector>
        <draw:connector draw:style-name="gr240" draw:text-style-name="P3" draw:layer="layout" draw:type="curve" svg:x1="20.132cm" svg:y1="2.949cm" svg:x2="20.606cm" svg:y2="4.859cm" draw:start-shape="id135" draw:start-glue-point="2" draw:end-shape="id136" draw:end-glue-point="0" svg:d="M20132 2949c0 1434 474 479 474 1910" svg:viewBox="0 0 475 1911">
          <text:p/>
        </draw:connector>
        <draw:frame draw:style-name="gr241" draw:text-style-name="P48" draw:layer="layout" svg:width="2.456cm" svg:height="0.751cm" draw:transform="rotate (0.00523598775598299) translate (15.986cm 2.791cm)">
          <draw:text-box>
            <text:p text:style-name="P8"><text:span text:style-name="T34">Phase 4</text:span><text:span text:style-name="T34"><text:line-break/></text:span><text:span text:style-name="T34">A rings, i gets A</text:span></text:p>
          </draw:text-box>
        </draw:frame>
      </draw:page>
      <draw:page draw:name="page26" draw:style-name="dp1" draw:master-page-name="Default">
        <draw:frame draw:style-name="gr24" draw:text-style-name="P13" draw:layer="layout" svg:width="3.048cm" svg:height="1.351cm" draw:transform="rotate (0.000349065850398866) translate (6.481cm 6.715cm)">
          <draw:text-box>
            <text:p text:style-name="P8"><text:span text:style-name="T9">i believes</text:span><text:span text:style-name="T9"><text:line-break/></text:span><text:span text:style-name="T9">A &gt; B</text:span></text:p>
          </draw:text-box>
        </draw:frame>
        <draw:custom-shape draw:style-name="gr25" draw:text-style-name="P15" xml:id="id137" draw:id="id137" draw:layer="layout" svg:width="0.883cm" svg:height="0.952cm" svg:x="1.762cm" svg:y="10.906cm">
          <text:p text:style-name="P14"><text:span text:style-name="T1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7" xml:id="id139" draw:id="id139" draw:layer="layout" svg:width="1.778cm" svg:height="0.952cm" draw:transform="rotate (0.000349065850398866) translate (6.079cm 8.25cm)">
          <text:p text:style-name="P16"><text:span text:style-name="T1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17" xml:id="id138" draw:id="id138" draw:layer="layout" svg:width="1.779cm" svg:height="0.952cm" draw:transform="rotate (0.000349065850398866) translate (6.079cm 4.494cm)">
          <text:p text:style-name="P16"><text:span text:style-name="T1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3" draw:layer="layout" draw:type="line" svg:x1="2.516cm" svg:y1="11.045cm" svg:x2="6.079cm" svg:y2="4.969cm" draw:start-shape="id137" draw:start-glue-point="11" draw:end-shape="id138" draw:end-glue-point="6" svg:d="M2516 11045l3563-6076" svg:viewBox="0 0 3564 6077">
          <text:p/>
        </draw:connector>
        <draw:connector draw:style-name="gr26" draw:text-style-name="P3" draw:layer="layout" draw:type="line" svg:x1="2.516cm" svg:y1="11.045cm" svg:x2="6.079cm" svg:y2="8.725cm" draw:start-shape="id137" draw:start-glue-point="11" draw:end-shape="id139" draw:end-glue-point="6" svg:d="M2516 11045l3563-2320" svg:viewBox="0 0 3564 2321">
          <text:p/>
        </draw:connector>
        <draw:frame draw:style-name="gr27" draw:text-style-name="P18" draw:layer="layout" svg:width="1.341cm" svg:height="0.725cm" svg:x="6.644cm" svg:y="1.952cm">
          <draw:text-box>
            <text:p><text:span text:style-name="T12">t</text:span><text:span text:style-name="T11"> = 1</text:span></text:p>
          </draw:text-box>
        </draw:frame>
        <draw:frame draw:style-name="gr27" draw:text-style-name="P18" draw:layer="layout" svg:width="1.341cm" svg:height="0.725cm" svg:x="1.952cm" svg:y="1.952cm">
          <draw:text-box>
            <text:p><text:span text:style-name="T12">t</text:span><text:span text:style-name="T11"> = 0</text:span></text:p>
          </draw:text-box>
        </draw:frame>
        <draw:frame draw:style-name="gr244" draw:text-style-name="P19" draw:layer="layout" svg:width="2.538cm" svg:height="0.569cm" draw:transform="rotate (1.00810217595192) translate (2.915cm 9.157cm)">
          <draw:text-box>
            <text:p><text:span text:style-name="T13">A ringing, A best</text:span></text:p>
          </draw:text-box>
        </draw:frame>
        <draw:frame draw:style-name="gr245" draw:text-style-name="P19" draw:layer="layout" svg:width="2.572cm" svg:height="0.569cm" draw:transform="rotate (0.589572221323685) translate (3.452cm 10.424cm)">
          <draw:text-box>
            <text:p><text:span text:style-name="T13">A ringing, B best</text:span></text:p>
          </draw:text-box>
        </draw:frame>
        <draw:connector draw:style-name="gr26" draw:text-style-name="P3" draw:layer="layout" draw:type="line" svg:x1="7.857cm" svg:y1="8.725cm" svg:x2="10.525cm" svg:y2="8.619cm" draw:start-shape="id139" draw:start-glue-point="10" draw:end-shape="id140" draw:end-glue-point="3" svg:d="M7857 8725l2668-106" svg:viewBox="0 0 2669 107">
          <text:p/>
        </draw:connector>
        <draw:connector draw:style-name="gr30" draw:text-style-name="P3" draw:layer="layout" draw:type="line" svg:x1="7.857cm" svg:y1="8.725cm" svg:x2="10.526cm" svg:y2="10.525cm" draw:start-shape="id139" draw:start-glue-point="10" draw:end-shape="id141" svg:d="M7857 8725l2669 1800" svg:viewBox="0 0 2670 1801">
          <text:p/>
        </draw:connector>
        <draw:connector draw:style-name="gr26" draw:text-style-name="P3" draw:layer="layout" draw:type="line" svg:x1="7.858cm" svg:y1="4.969cm" svg:x2="10.462cm" svg:y2="4.683cm" draw:start-shape="id138" draw:start-glue-point="10" draw:end-shape="id142" draw:end-glue-point="3" svg:d="M7858 4969l2604-286" svg:viewBox="0 0 2605 287">
          <text:p/>
        </draw:connector>
        <draw:connector draw:style-name="gr30" draw:text-style-name="P3" draw:layer="layout" draw:type="line" svg:x1="7.858cm" svg:y1="4.969cm" svg:x2="10.524cm" svg:y2="6.714cm" draw:start-shape="id138" draw:start-glue-point="10" draw:end-shape="id143" draw:end-glue-point="3" svg:d="M7858 4969l2666 1745" svg:viewBox="0 0 2667 1746">
          <text:p/>
        </draw:connector>
        <draw:frame draw:style-name="gr31" draw:text-style-name="P19" draw:layer="layout" svg:width="1.213cm" svg:height="0.569cm" draw:transform="rotate (0.0984365698124802) translate (7.693cm 4.244cm)">
          <draw:text-box>
            <text:p><text:span text:style-name="T13">Get A</text:span></text:p>
          </draw:text-box>
        </draw:frame>
        <draw:frame draw:style-name="gr32" draw:text-style-name="P19" draw:layer="layout" svg:width="1.563cm" svg:height="0.664cm" draw:transform="rotate (0.0153588974175501) translate (7.999cm 8.273cm)">
          <draw:text-box>
            <text:p><text:span text:style-name="T13">Get A</text:span></text:p>
          </draw:text-box>
        </draw:frame>
        <draw:frame draw:style-name="gr32" draw:text-style-name="P19" draw:layer="layout" svg:width="1.642cm" svg:height="0.664cm" draw:transform="rotate (-0.420624349730634) translate (7.937cm 5.445cm)">
          <draw:text-box>
            <text:p><text:span text:style-name="T13">Get B</text:span></text:p>
          </draw:text-box>
        </draw:frame>
        <draw:frame draw:style-name="gr33" draw:text-style-name="P19" draw:layer="layout" svg:width="1.23cm" svg:height="0.569cm" draw:transform="rotate (-0.673871624195012) translate (7.977cm 9.63cm)">
          <draw:text-box>
            <text:p><text:span text:style-name="T13">Get B</text:span></text:p>
          </draw:text-box>
        </draw:frame>
        <draw:frame draw:style-name="gr27" draw:text-style-name="P18" draw:layer="layout" svg:width="1.341cm" svg:height="0.725cm" svg:x="10.842cm" svg:y="1.862cm">
          <draw:text-box>
            <text:p><text:span text:style-name="T12">t</text:span><text:span text:style-name="T11"> = 2</text:span></text:p>
          </draw:text-box>
        </draw:frame>
        <draw:custom-shape draw:style-name="gr34" draw:text-style-name="P21" xml:id="id143" draw:id="id143" draw:layer="layout" svg:width="2.222cm" svg:height="1.27cm" draw:transform="rotate (0.000349065850398866) translate (10.524cm 6.079cm)">
          <text:p text:style-name="P20"><text:span text:style-name="T14">B obtained</text:span></text:p>
          <text:p text:style-name="P20"><text:span text:style-name="T14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3" xml:id="id142" draw:id="id142" draw:layer="layout" svg:width="2.222cm" svg:height="1.27cm" svg:x="10.462cm" svg:y="4.048cm">
          <text:p text:style-name="P22"><text:span text:style-name="T15">A obtained</text:span><text:span text:style-name="T15"><text:line-break/></text:span><text:span text:style-name="T15">A best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xml:id="id141" draw:id="id141" draw:layer="layout" svg:width="2.222cm" svg:height="1.27cm" draw:transform="rotate (0.000349065850398866) translate (10.526cm 9.89cm)">
          <text:p text:style-name="P22"><text:span text:style-name="T15">B obtained</text:span></text:p>
          <text:p text:style-name="P22"><text:span text:style-name="T15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xml:id="id140" draw:id="id140" draw:layer="layout" svg:width="2.222cm" svg:height="1.27cm" draw:transform="rotate (0.000349065850398866) translate (10.525cm 7.984cm)">
          <text:p text:style-name="P20"><text:span text:style-name="T14">A obtained</text:span></text:p>
          <text:p text:style-name="P20"><text:span text:style-name="T14">B best</text:span></text:p>
          <draw:enhanced-geometry svg:viewBox="0 0 21600 21600" draw:type="rectangle" draw:enhanced-path="M 0 0 L 21600 0 21600 21600 0 21600 0 0 Z N"/>
        </draw:custom-shape>
        <draw:connector draw:style-name="gr36" draw:text-style-name="P3" draw:layer="layout" draw:type="curve" svg:x1="6.339cm" svg:y1="5.306cm" svg:x2="6.339cm" svg:y2="8.388cm" draw:start-shape="id138" draw:start-glue-point="7" draw:end-shape="id139" draw:end-glue-point="5" svg:d="M6339 5306v3082" svg:viewBox="0 0 1 3083">
          <text:p/>
        </draw:connector>
        <draw:frame draw:style-name="gr37" draw:text-style-name="P8" draw:layer="layout" svg:width="1.999cm" svg:height="0.999cm" draw:transform="rotate (0.000349065850398866) translate (12.958cm 10.43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4" draw:text-style-name="P13" draw:layer="layout" svg:width="3.048cm" svg:height="1.351cm" draw:transform="rotate (0.000349065850398866) translate (6.334cm 15.225cm)">
          <draw:text-box>
            <text:p text:style-name="P8"><text:span text:style-name="T9">i believes</text:span><text:span text:style-name="T9"><text:line-break/></text:span><text:span text:style-name="T9">B &gt; A</text:span></text:p>
          </draw:text-box>
        </draw:frame>
        <draw:custom-shape draw:style-name="gr246" draw:text-style-name="P17" xml:id="id144" draw:id="id144" draw:layer="layout" svg:width="1.711cm" svg:height="0.952cm" draw:transform="rotate (0.000349065850398866) translate (6.147cm 16.813cm)">
          <text:p text:style-name="P16"><text:span text:style-name="T1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17" xml:id="id147" draw:id="id147" draw:layer="layout" svg:width="1.712cm" svg:height="0.952cm" draw:transform="rotate (0.000349065850398866) translate (6.146cm 13.003cm)">
          <text:p text:style-name="P16"><text:span text:style-name="T1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8" draw:text-style-name="P3" draw:layer="layout" draw:type="line" svg:x1="7.858cm" svg:y1="17.288cm" svg:x2="10.592cm" svg:y2="17.128cm" draw:start-shape="id144" draw:start-glue-point="10" draw:end-shape="id145" draw:end-glue-point="3" svg:d="M7858 17288l2734-160" svg:viewBox="0 0 2735 161">
          <text:p/>
        </draw:connector>
        <draw:connector draw:style-name="gr26" draw:text-style-name="P3" draw:layer="layout" draw:type="line" svg:x1="7.858cm" svg:y1="17.288cm" svg:x2="10.593cm" svg:y2="19.985cm" draw:start-shape="id144" draw:start-glue-point="10" draw:end-shape="id146" svg:d="M7858 17288l2735 2697" svg:viewBox="0 0 2736 2698">
          <text:p/>
        </draw:connector>
        <draw:connector draw:style-name="gr248" draw:text-style-name="P3" draw:layer="layout" draw:type="line" svg:x1="7.858cm" svg:y1="13.478cm" svg:x2="10.591cm" svg:y2="12.811cm" draw:start-shape="id147" draw:start-glue-point="10" draw:end-shape="id148" draw:end-glue-point="3" svg:d="M7858 13478l2733-667" svg:viewBox="0 0 2734 668">
          <text:p/>
        </draw:connector>
        <draw:connector draw:style-name="gr26" draw:text-style-name="P3" draw:layer="layout" draw:type="line" svg:x1="7.858cm" svg:y1="13.478cm" svg:x2="10.591cm" svg:y2="15.223cm" draw:start-shape="id147" draw:start-glue-point="10" draw:end-shape="id149" draw:end-glue-point="3" svg:d="M7858 13478l2733 1745" svg:viewBox="0 0 2734 1746">
          <text:p/>
        </draw:connector>
        <draw:frame draw:style-name="gr31" draw:text-style-name="P19" draw:layer="layout" svg:width="1.213cm" svg:height="0.569cm" draw:transform="rotate (0.36023595761163) translate (7.724cm 12.741cm)">
          <draw:text-box>
            <text:p><text:span text:style-name="T13">Get A</text:span></text:p>
          </draw:text-box>
        </draw:frame>
        <draw:frame draw:style-name="gr32" draw:text-style-name="P19" draw:layer="layout" svg:width="1.563cm" svg:height="0.664cm" draw:transform="rotate (0.0153588974175501) translate (8.066cm 16.782cm)">
          <draw:text-box>
            <text:p><text:span text:style-name="T13">Get A</text:span></text:p>
          </draw:text-box>
        </draw:frame>
        <draw:frame draw:style-name="gr32" draw:text-style-name="P19" draw:layer="layout" svg:width="1.642cm" svg:height="0.664cm" draw:transform="rotate (-0.420624349730634) translate (8.004cm 13.954cm)">
          <draw:text-box>
            <text:p><text:span text:style-name="T13">Get B</text:span></text:p>
          </draw:text-box>
        </draw:frame>
        <draw:frame draw:style-name="gr33" draw:text-style-name="P19" draw:layer="layout" svg:width="1.23cm" svg:height="0.569cm" draw:transform="rotate (-0.673871624195012) translate (8.044cm 18.139cm)">
          <draw:text-box>
            <text:p><text:span text:style-name="T13">Get B</text:span></text:p>
          </draw:text-box>
        </draw:frame>
        <draw:custom-shape draw:style-name="gr35" draw:text-style-name="P82" xml:id="id149" draw:id="id149" draw:layer="layout" svg:width="2.222cm" svg:height="1.27cm" draw:transform="rotate (0.000349065850398866) translate (10.591cm 14.588cm)">
          <text:p text:style-name="P81"><text:span text:style-name="T61">B obtained</text:span></text:p>
          <text:p text:style-name="P81"><text:span text:style-name="T61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3" xml:id="id148" draw:id="id148" draw:layer="layout" svg:width="2.222cm" svg:height="1.27cm" svg:x="10.591cm" svg:y="12.176cm">
          <text:p text:style-name="P22"><text:span text:style-name="T15">A obtained</text:span></text:p>
          <text:p text:style-name="P22"><text:span text:style-name="T15">A best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xml:id="id146" draw:id="id146" draw:layer="layout" svg:width="2.222cm" svg:height="1.27cm" draw:transform="rotate (0.000349065850398866) translate (10.593cm 19.35cm)">
          <text:p text:style-name="P22"><text:span text:style-name="T15">B obtained</text:span></text:p>
          <text:p text:style-name="P22"><text:span text:style-name="T15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1" xml:id="id145" draw:id="id145" draw:layer="layout" svg:width="2.222cm" svg:height="1.27cm" draw:transform="rotate (0.000349065850398866) translate (10.592cm 16.493cm)">
          <text:p text:style-name="P20"><text:span text:style-name="T14">A obtained</text:span></text:p>
          <text:p text:style-name="P20"><text:span text:style-name="T14">B best</text:span></text:p>
          <draw:enhanced-geometry svg:viewBox="0 0 21600 21600" draw:type="rectangle" draw:enhanced-path="M 0 0 L 21600 0 21600 21600 0 21600 0 0 Z N"/>
        </draw:custom-shape>
        <draw:connector draw:style-name="gr26" draw:text-style-name="P3" draw:layer="layout" draw:type="line" svg:x1="2.516cm" svg:y1="11.719cm" svg:x2="6.146cm" svg:y2="13.478cm" draw:start-shape="id137" draw:start-glue-point="9" draw:end-shape="id147" draw:end-glue-point="6" svg:d="M2516 11719l3630 1759" svg:viewBox="0 0 3631 1760">
          <text:p/>
        </draw:connector>
        <draw:connector draw:style-name="gr26" draw:text-style-name="P3" draw:layer="layout" draw:type="line" svg:x1="2.516cm" svg:y1="11.719cm" svg:x2="6.147cm" svg:y2="17.288cm" draw:start-shape="id137" draw:start-glue-point="9" draw:end-shape="id144" draw:end-glue-point="6" svg:d="M2516 11719l3631 5569" svg:viewBox="0 0 3632 5570">
          <text:p/>
        </draw:connector>
        <draw:frame draw:style-name="gr251" draw:text-style-name="P19" draw:layer="layout" svg:width="2.555cm" svg:height="0.569cm" draw:transform="rotate (-0.443837228782158) translate (3.604cm 11.709cm)">
          <draw:text-box>
            <text:p><text:span text:style-name="T13">B ringing, A best</text:span></text:p>
          </draw:text-box>
        </draw:frame>
        <draw:frame draw:style-name="gr252" draw:text-style-name="P19" draw:layer="layout" svg:width="2.589cm" svg:height="0.569cm" draw:transform="rotate (-0.980176907920016) translate (3.192cm 12.684cm)">
          <draw:text-box>
            <text:p><text:span text:style-name="T13">B ringing, B best</text:span></text:p>
          </draw:text-box>
        </draw:frame>
        <draw:connector draw:style-name="gr36" draw:text-style-name="P3" draw:layer="layout" draw:type="curve" svg:x1="6.396cm" svg:y1="13.815cm" svg:x2="6.397cm" svg:y2="16.951cm" draw:start-shape="id147" draw:start-glue-point="7" draw:end-shape="id144" draw:end-glue-point="5" svg:d="M6396 13815c0 2352 1 784 1 3136" svg:viewBox="0 0 2 3137">
          <text:p/>
        </draw:connector>
        <draw:frame draw:style-name="gr2" draw:text-style-name="P2" draw:layer="layout" svg:width="0.951cm" svg:height="0.494cm" svg:x="6.588cm" svg:y="4.81cm">
          <draw:image xlink:href="Pictures/10000201000000E100000075D6B02294D76FF3DD.png" xlink:type="simple" xlink:show="embed" xlink:actuate="onLoad" draw:mime-type="image/png">
            <text:p/>
          </draw:image>
        </draw:frame>
        <draw:frame draw:style-name="gr2" draw:text-style-name="P2" draw:layer="layout" svg:width="0.951cm" svg:height="0.494cm" svg:x="6.535cm" svg:y="8.534cm">
          <draw:image xlink:href="Pictures/10000201000000E1000000750D7F9D149F60C8FE.png" xlink:type="simple" xlink:show="embed" xlink:actuate="onLoad" draw:mime-type="image/png">
            <text:p/>
          </draw:image>
        </draw:frame>
        <draw:frame draw:style-name="gr2" draw:text-style-name="P2" draw:layer="layout" svg:width="0.951cm" svg:height="0.494cm" svg:x="6.588cm" svg:y="13.206cm">
          <draw:image xlink:href="Pictures/10000201000000E10000007549842C7738CE3C90.png" xlink:type="simple" xlink:show="embed" xlink:actuate="onLoad" draw:mime-type="image/png">
            <text:p/>
          </draw:image>
        </draw:frame>
        <draw:frame draw:style-name="gr2" draw:text-style-name="P2" draw:layer="layout" svg:width="0.985cm" svg:height="0.494cm" svg:x="6.602cm" svg:y="17.051cm">
          <draw:image xlink:href="Pictures/10000201000000E9000000754DAB714E79263E69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custom-shape draw:style-name="gr253" draw:text-style-name="P1" draw:layer="layout" svg:width="2.544cm" svg:height="1.778cm" svg:x="12.698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144cm" svg:height="1.032cm" svg:x="15.858cm" svg:y="2.27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" draw:text-style-name="P2" draw:layer="layout" svg:width="0.644cm" svg:height="0.713cm" svg:x="13.648cm" svg:y="2.319cm">
          <draw:image xlink:href="Pictures/100002010000004B00000053A269569229EF333C.png" xlink:type="simple" xlink:show="embed" xlink:actuate="onLoad" draw:mime-type="image/png">
            <text:p/>
          </draw:image>
        </draw:frame>
        <draw:custom-shape draw:style-name="gr254" draw:text-style-name="P1" draw:layer="layout" svg:width="10.414cm" svg:height="1.524cm" svg:x="8.763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5" draw:text-style-name="P5" draw:layer="layout" svg:width="9.477cm" svg:height="1.016cm" svg:x="9.486cm" svg:y="7.35cm">
          <draw:text-box>
            <text:p text:style-name="P83"><text:span text:style-name="T1">(A*, W) <text:s/>(A*, C) <text:s/>(B*, W) <text:s/>(B*, C)</text:span></text:p>
          </draw:text-box>
        </draw:frame>
        <draw:line draw:style-name="gr4" draw:text-style-name="P3" draw:layer="layout" svg:x1="13.954cm" svg:y1="3.032cm" svg:x2="10.906cm" svg:y2="7.35cm">
          <text:p/>
        </draw:line>
        <draw:line draw:style-name="gr4" draw:text-style-name="P3" draw:layer="layout" svg:x1="13.954cm" svg:y1="3.032cm" svg:x2="13.192cm" svg:y2="7.35cm">
          <text:p/>
        </draw:line>
        <draw:line draw:style-name="gr4" draw:text-style-name="P3" draw:layer="layout" svg:x1="13.954cm" svg:y1="3.032cm" svg:x2="15.478cm" svg:y2="7.35cm">
          <text:p/>
        </draw:line>
        <draw:line draw:style-name="gr4" draw:text-style-name="P3" draw:layer="layout" svg:x1="13.954cm" svg:y1="3.032cm" svg:x2="17.764cm" svg:y2="7.35cm">
          <text:p/>
        </draw:line>
        <draw:frame draw:style-name="gr2" draw:text-style-name="P2" draw:layer="layout" svg:width="1.188cm" svg:height="1.072cm" svg:x="19.796cm" svg:y="7.35cm">
          <draw:image xlink:href="Pictures/100002010000005C000000531EFEE57C5A0F658F.png" xlink:type="simple" xlink:show="embed" xlink:actuate="onLoad" draw:mime-type="image/png">
            <text:p/>
          </draw:image>
        </draw:frame>
        <draw:frame draw:style-name="gr7" draw:text-style-name="P7" draw:layer="layout" svg:width="6.604cm" svg:height="1.27cm" svg:x="5.572cm" svg:y="3.54cm">
          <draw:text-box>
            <text:p text:style-name="P84"><text:span text:style-name="T6">Nature’s feasible acts at t = 0 are to choose one of the four states</text:span></text:p>
          </draw:text-box>
        </draw:frame>
        <draw:custom-shape draw:style-name="gr256" draw:text-style-name="P1" draw:layer="layout" svg:width="24.638cm" svg:height="1.27cm" svg:x="1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7" draw:text-style-name="P86" draw:layer="layout" svg:width="25.438cm" svg:height="1.016cm" svg:x="1.216cm" svg:y="12.43cm">
          <draw:text-box>
            <text:p text:style-name="P85"><text:span text:style-name="T3">(A*, W, P</text:span><text:span text:style-name="T4">1</text:span><text:span text:style-name="T3">)</text:span><text:span text:style-name="T4">2.1</text:span><text:span text:style-name="T3"> <text:s/>(A*, C, P</text:span><text:span text:style-name="T4">1</text:span><text:span text:style-name="T3">)</text:span><text:span text:style-name="T4">2.1</text:span><text:span text:style-name="T3"> <text:s/>(A*, W, P</text:span><text:span text:style-name="T4">2</text:span><text:span text:style-name="T3">)</text:span><text:span text:style-name="T4">2.1</text:span><text:span text:style-name="T3"> <text:s/>(A*, C, P</text:span><text:span text:style-name="T4">2</text:span><text:span text:style-name="T3">)</text:span><text:span text:style-name="T4">2.1</text:span><text:span text:style-name="T5"> <text:s/>(A*, W, P</text:span><text:span text:style-name="T4">1</text:span><text:span text:style-name="T5">)</text:span><text:span text:style-name="T4">2.2</text:span><text:span text:style-name="T5"> <text:s/>(A*, C, P</text:span><text:span text:style-name="T4">1</text:span><text:span text:style-name="T5">)</text:span><text:span text:style-name="T4">2.2</text:span><text:span text:style-name="T5"> <text:s/>(A*, W, P</text:span><text:span text:style-name="T4">2</text:span><text:span text:style-name="T5">)</text:span><text:span text:style-name="T4">2.2</text:span><text:span text:style-name="T5"> <text:s/>(A*, C, P</text:span><text:span text:style-name="T4">2</text:span><text:span text:style-name="T5">)</text:span><text:span text:style-name="T4">2.2</text:span><text:span text:style-name="T5"> ...</text:span></text:p>
          </draw:text-box>
        </draw:frame>
        <draw:line draw:style-name="gr4" draw:text-style-name="P3" draw:layer="layout" svg:x1="10.652cm" svg:y1="8.366cm" svg:x2="2.778cm" svg:y2="12.43cm">
          <text:p/>
        </draw:line>
        <draw:line draw:style-name="gr4" draw:text-style-name="P3" draw:layer="layout" svg:x1="10.652cm" svg:y1="8.366cm" svg:x2="6.08cm" svg:y2="12.43cm">
          <text:p/>
        </draw:line>
        <draw:line draw:style-name="gr4" draw:text-style-name="P3" draw:layer="layout" svg:x1="10.652cm" svg:y1="8.366cm" svg:x2="8.874cm" svg:y2="12.43cm">
          <text:p/>
        </draw:line>
        <draw:line draw:style-name="gr4" draw:text-style-name="P3" draw:layer="layout" svg:x1="10.652cm" svg:y1="8.366cm" svg:x2="11.668cm" svg:y2="12.43cm">
          <text:p/>
        </draw:line>
        <draw:line draw:style-name="gr4" draw:text-style-name="P3" draw:layer="layout" svg:x1="13.192cm" svg:y1="8.366cm" svg:x2="14.462cm" svg:y2="12.43cm">
          <text:p/>
        </draw:line>
        <draw:line draw:style-name="gr4" draw:text-style-name="P3" draw:layer="layout" svg:x1="13.192cm" svg:y1="8.366cm" svg:x2="17.256cm" svg:y2="12.43cm">
          <text:p/>
        </draw:line>
        <draw:line draw:style-name="gr4" draw:text-style-name="P3" draw:layer="layout" svg:x1="13.192cm" svg:y1="8.366cm" svg:x2="20.558cm" svg:y2="12.43cm">
          <text:p/>
        </draw:line>
        <draw:line draw:style-name="gr4" draw:text-style-name="P3" draw:layer="layout" svg:x1="13.192cm" svg:y1="8.366cm" svg:x2="23.86cm" svg:y2="12.43cm">
          <text:p/>
        </draw:line>
        <draw:frame draw:style-name="gr2" draw:text-style-name="P2" draw:layer="layout" svg:width="1.778cm" svg:height="0.35cm" svg:x="1.762cm" svg:y="11.668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2" draw:text-style-name="P2" draw:layer="layout" svg:width="1.87cm" svg:height="0.35cm" svg:x="17.164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2" draw:text-style-name="P2" draw:layer="layout" svg:width="1.937cm" svg:height="0.35cm" svg:x="7.191cm" svg:y="11.65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2" draw:text-style-name="P2" draw:layer="layout" svg:width="1.87cm" svg:height="0.35cm" svg:x="22.752cm" svg:y="11.668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2" draw:text-style-name="P2" draw:layer="layout" svg:width="1.778cm" svg:height="0.35cm" svg:x="14.683cm" svg:y="11.734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2" draw:text-style-name="P2" draw:layer="layout" svg:width="1.87cm" svg:height="0.35cm" svg:x="4.465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2" draw:text-style-name="P2" draw:layer="layout" svg:width="1.937cm" svg:height="0.35cm" svg:x="19.796cm" svg:y="11.66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2" draw:text-style-name="P2" draw:layer="layout" svg:width="1.87cm" svg:height="0.35cm" svg:x="9.65cm" svg:y="11.722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2" draw:text-style-name="P2" draw:layer="layout" svg:width="1.126cm" svg:height="1.016cm" svg:x="25.782cm" svg:y="12.43cm">
          <draw:image xlink:href="Pictures/100002010000005C000000538A40FD54097DABC0.png" xlink:type="simple" xlink:show="embed" xlink:actuate="onLoad" draw:mime-type="image/png">
            <text:p/>
          </draw:image>
        </draw:frame>
        <draw:frame draw:style-name="gr7" draw:text-style-name="P7" draw:layer="layout" svg:width="5.588cm" svg:height="1.27cm" svg:x="1.254cm" svg:y="8.366cm">
          <draw:text-box>
            <text:p text:style-name="P84"><text:span text:style-name="T6">Nature chooses W or C and the child chooses P</text:span><text:span text:style-name="T7">1</text:span><text:span text:style-name="T6"> or P</text:span><text:span text:style-name="T7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Sans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1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1131 754" svg:d="M566 0l-566 754 114-85 136-68 148-46 161-17 161 13 153 46 140 68 118 89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54cm" draw:marker-start-width="0.584cm" draw:marker-end-width="0.58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1" draw:fill-hatch-name="Red_20_90_20_Degrees_20_Crossed_20_1" draw:fill-image-name="Bitmap_20_1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61</meta:editing-cycles>
    <meta:editing-duration>PT14H34M44S</meta:editing-duration>
    <dc:date>2021-11-18T16:22:14.086950049</dc:date>
    <meta:generator>LibreOffice/7.1.7.2$Linux_X86_64 LibreOffice_project/10$Build-2</meta:generator>
    <meta:print-date>2021-11-08T14:51:05.329673866</meta:print-date>
    <meta:document-statistic meta:object-count="1216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